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2.0445in"/>
    </style:style>
    <style:style style:name="co3" style:family="table-column">
      <style:table-column-properties fo:break-before="auto" style:column-width="2.18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ag</text:p>
          </table:table-cell>
          <table:table-cell table:style-name="ce1" office:value-type="string">
            <text:p>Unweighted node curvature</text:p>
          </table:table-cell>
          <table:table-cell table:style-name="ce1" office:value-type="string">
            <text:p>Weighted (min) node curvature</text:p>
          </table:table-cell>
        </table:table-row>
        <table:table-row table:style-name="ro1">
          <table:table-cell office:value-type="string">
            <text:p>online</text:p>
          </table:table-cell>
          <table:table-cell office:value-type="float" office:value="0.213737">
            <text:p>0.213737</text:p>
          </table:table-cell>
          <table:table-cell office:value-type="float" office:value="0.0322901">
            <text:p>0.0322901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float" office:value="0.216768">
            <text:p>0.216768</text:p>
          </table:table-cell>
          <table:table-cell office:value-type="float" office:value="0.0336166">
            <text:p>0.0336166</text:p>
          </table:table-cell>
        </table:table-row>
        <table:table-row table:style-name="ro1">
          <table:table-cell office:value-type="string">
            <text:p>useful</text:p>
          </table:table-cell>
          <table:table-cell office:value-type="float" office:value="0.20101">
            <text:p>0.20101</text:p>
          </table:table-cell>
          <table:table-cell office:value-type="float" office:value="0.0339731">
            <text:p>0.0339731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238586">
            <text:p>0.238586</text:p>
          </table:table-cell>
          <table:table-cell office:value-type="float" office:value="0.0395351">
            <text:p>0.0395351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float" office:value="0.268081">
            <text:p>0.268081</text:p>
          </table:table-cell>
          <table:table-cell office:value-type="float" office:value="0.040746">
            <text:p>0.040746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float" office:value="0.254949">
            <text:p>0.254949</text:p>
          </table:table-cell>
          <table:table-cell office:value-type="float" office:value="0.0414235">
            <text:p>0.0414235</text:p>
          </table:table-cell>
        </table:table-row>
        <table:table-row table:style-name="ro1">
          <table:table-cell office:value-type="string">
            <text:p>viatwitter</text:p>
          </table:table-cell>
          <table:table-cell office:value-type="float" office:value="0.252929">
            <text:p>0.252929</text:p>
          </table:table-cell>
          <table:table-cell office:value-type="float" office:value="0.0426512">
            <text:p>0.0426512</text:p>
          </table:table-cell>
        </table:table-row>
        <table:table-row table:style-name="ro1">
          <table:table-cell office:value-type="string">
            <text:p>howto</text:p>
          </table:table-cell>
          <table:table-cell office:value-type="float" office:value="0.262424">
            <text:p>0.262424</text:p>
          </table:table-cell>
          <table:table-cell office:value-type="float" office:value="0.0431538">
            <text:p>0.0431538</text:p>
          </table:table-cell>
        </table:table-row>
        <table:table-row table:style-name="ro1">
          <table:table-cell office:value-type="string">
            <text:p>webdevelopment</text:p>
          </table:table-cell>
          <table:table-cell office:value-type="float" office:value="0.263636">
            <text:p>0.263636</text:p>
          </table:table-cell>
          <table:table-cell office:value-type="float" office:value="0.0432433">
            <text:p>0.0432433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float" office:value="0.267071">
            <text:p>0.267071</text:p>
          </table:table-cell>
          <table:table-cell office:value-type="float" office:value="0.0445957">
            <text:p>0.0445957</text:p>
          </table:table-cell>
        </table:table-row>
        <table:table-row table:style-name="ro1">
          <table:table-cell office:value-type="string">
            <text:p>tips</text:p>
          </table:table-cell>
          <table:table-cell office:value-type="float" office:value="0.279596">
            <text:p>0.279596</text:p>
          </table:table-cell>
          <table:table-cell office:value-type="float" office:value="0.0446343">
            <text:p>0.0446343</text:p>
          </table:table-cell>
        </table:table-row>
        <table:table-row table:style-name="ro1">
          <table:table-cell office:value-type="string">
            <text:p>html</text:p>
          </table:table-cell>
          <table:table-cell office:value-type="float" office:value="0.287071">
            <text:p>0.287071</text:p>
          </table:table-cell>
          <table:table-cell office:value-type="float" office:value="0.0451682">
            <text:p>0.0451682</text:p>
          </table:table-cell>
        </table:table-row>
        <table:table-row table:style-name="ro1">
          <table:table-cell office:value-type="string">
            <text:p>custom</text:p>
          </table:table-cell>
          <table:table-cell office:value-type="float" office:value="0.267071">
            <text:p>0.267071</text:p>
          </table:table-cell>
          <table:table-cell office:value-type="float" office:value="0.0453677">
            <text:p>0.0453677</text:p>
          </table:table-cell>
        </table:table-row>
        <table:table-row table:style-name="ro1">
          <table:table-cell office:value-type="string">
            <text:p>cheatsheet</text:p>
          </table:table-cell>
          <table:table-cell office:value-type="float" office:value="0.277778">
            <text:p>0.277778</text:p>
          </table:table-cell>
          <table:table-cell office:value-type="float" office:value="0.0454751">
            <text:p>0.0454751</text:p>
          </table:table-cell>
        </table:table-row>
        <table:table-row table:style-name="ro1">
          <table:table-cell office:value-type="string">
            <text:p>viazite</text:p>
          </table:table-cell>
          <table:table-cell office:value-type="float" office:value="0.250909">
            <text:p>0.250909</text:p>
          </table:table-cell>
          <table:table-cell office:value-type="float" office:value="0.0456369">
            <text:p>0.0456369</text:p>
          </table:table-cell>
        </table:table-row>
        <table:table-row table:style-name="ro1">
          <table:table-cell office:value-type="string">
            <text:p>tutorial</text:p>
          </table:table-cell>
          <table:table-cell office:value-type="float" office:value="0.296162">
            <text:p>0.296162</text:p>
          </table:table-cell>
          <table:table-cell office:value-type="float" office:value="0.0457056">
            <text:p>0.0457056</text:p>
          </table:table-cell>
        </table:table-row>
        <table:table-row table:style-name="ro1">
          <table:table-cell office:value-type="string">
            <text:p>google</text:p>
          </table:table-cell>
          <table:table-cell office:value-type="float" office:value="0.263636">
            <text:p>0.263636</text:p>
          </table:table-cell>
          <table:table-cell office:value-type="float" office:value="0.0457989">
            <text:p>0.0457989</text:p>
          </table:table-cell>
        </table:table-row>
        <table:table-row table:style-name="ro1">
          <table:table-cell office:value-type="string">
            <text:p>yahoo</text:p>
          </table:table-cell>
          <table:table-cell office:value-type="float" office:value="0.276162">
            <text:p>0.276162</text:p>
          </table:table-cell>
          <table:table-cell office:value-type="float" office:value="0.0467482">
            <text:p>0.0467482</text:p>
          </table:table-cell>
        </table:table-row>
        <table:table-row table:style-name="ro1">
          <table:table-cell office:value-type="string">
            <text:p>opensource</text:p>
          </table:table-cell>
          <table:table-cell office:value-type="float" office:value="0.275354">
            <text:p>0.275354</text:p>
          </table:table-cell>
          <table:table-cell office:value-type="float" office:value="0.0483787">
            <text:p>0.0483787</text:p>
          </table:table-cell>
        </table:table-row>
        <table:table-row table:style-name="ro1">
          <table:table-cell office:value-type="string">
            <text:p>canvas</text:p>
          </table:table-cell>
          <table:table-cell office:value-type="float" office:value="0.274343">
            <text:p>0.274343</text:p>
          </table:table-cell>
          <table:table-cell office:value-type="float" office:value="0.0490955">
            <text:p>0.0490955</text:p>
          </table:table-cell>
        </table:table-row>
        <table:table-row table:style-name="ro1">
          <table:table-cell office:value-type="string">
            <text:p>tools</text:p>
          </table:table-cell>
          <table:table-cell office:value-type="float" office:value="0.314747">
            <text:p>0.314747</text:p>
          </table:table-cell>
          <table:table-cell office:value-type="float" office:value="0.049185">
            <text:p>0.049185</text:p>
          </table:table-cell>
        </table:table-row>
        <table:table-row table:style-name="ro1">
          <table:table-cell office:value-type="string">
            <text:p>software</text:p>
          </table:table-cell>
          <table:table-cell office:value-type="float" office:value="0.310505">
            <text:p>0.310505</text:p>
          </table:table-cell>
          <table:table-cell office:value-type="float" office:value="0.0506797">
            <text:p>0.0506797</text:p>
          </table:table-cell>
        </table:table-row>
        <table:table-row table:style-name="ro1">
          <table:table-cell office:value-type="string">
            <text:p>lifehacker</text:p>
          </table:table-cell>
          <table:table-cell office:value-type="float" office:value="0.289899">
            <text:p>0.289899</text:p>
          </table:table-cell>
          <table:table-cell office:value-type="float" office:value="0.0518959">
            <text:p>0.0518959</text:p>
          </table:table-cell>
        </table:table-row>
        <table:table-row table:style-name="ro1">
          <table:table-cell office:value-type="string">
            <text:p>reference</text:p>
          </table:table-cell>
          <table:table-cell office:value-type="float" office:value="0.308485">
            <text:p>0.308485</text:p>
          </table:table-cell>
          <table:table-cell office:value-type="float" office:value="0.0522544">
            <text:p>0.0522544</text:p>
          </table:table-cell>
        </table:table-row>
        <table:table-row table:style-name="ro1">
          <table:table-cell office:value-type="string">
            <text:p>comparison</text:p>
          </table:table-cell>
          <table:table-cell office:value-type="float" office:value="0.291313">
            <text:p>0.291313</text:p>
          </table:table-cell>
          <table:table-cell office:value-type="float" office:value="0.0531837">
            <text:p>0.0531837</text:p>
          </table:table-cell>
        </table:table-row>
        <table:table-row table:style-name="ro1">
          <table:table-cell office:value-type="string">
            <text:p>blog</text:p>
          </table:table-cell>
          <table:table-cell office:value-type="float" office:value="0.327273">
            <text:p>0.327273</text:p>
          </table:table-cell>
          <table:table-cell office:value-type="float" office:value="0.0534755">
            <text:p>0.0534755</text:p>
          </table:table-cell>
        </table:table-row>
        <table:table-row table:style-name="ro1">
          <table:table-cell office:value-type="string">
            <text:p>flickr</text:p>
          </table:table-cell>
          <table:table-cell office:value-type="float" office:value="0.293535">
            <text:p>0.293535</text:p>
          </table:table-cell>
          <table:table-cell office:value-type="float" office:value="0.054108">
            <text:p>0.054108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float" office:value="0.311919">
            <text:p>0.311919</text:p>
          </table:table-cell>
          <table:table-cell office:value-type="float" office:value="0.0541106">
            <text:p>0.0541106</text:p>
          </table:table-cell>
        </table:table-row>
        <table:table-row table:style-name="ro1">
          <table:table-cell office:value-type="string">
            <text:p>example</text:p>
          </table:table-cell>
          <table:table-cell office:value-type="float" office:value="0.31798">
            <text:p>0.31798</text:p>
          </table:table-cell>
          <table:table-cell office:value-type="float" office:value="0.0541275">
            <text:p>0.0541275</text:p>
          </table:table-cell>
        </table:table-row>
        <table:table-row table:style-name="ro1">
          <table:table-cell office:value-type="string">
            <text:p>examples</text:p>
          </table:table-cell>
          <table:table-cell office:value-type="float" office:value="0.334949">
            <text:p>0.334949</text:p>
          </table:table-cell>
          <table:table-cell office:value-type="float" office:value="0.0554908">
            <text:p>0.0554908</text:p>
          </table:table-cell>
        </table:table-row>
        <table:table-row table:style-name="ro1">
          <table:table-cell office:value-type="string">
            <text:p>plugin</text:p>
          </table:table-cell>
          <table:table-cell office:value-type="float" office:value="0.310101">
            <text:p>0.310101</text:p>
          </table:table-cell>
          <table:table-cell office:value-type="float" office:value="0.0556998">
            <text:p>0.0556998</text:p>
          </table:table-cell>
        </table:table-row>
        <table:table-row table:style-name="ro1">
          <table:table-cell office:value-type="string">
            <text:p>pingfm</text:p>
          </table:table-cell>
          <table:table-cell office:value-type="float" office:value="0.293939">
            <text:p>0.293939</text:p>
          </table:table-cell>
          <table:table-cell office:value-type="float" office:value="0.0557753">
            <text:p>0.0557753</text:p>
          </table:table-cell>
        </table:table-row>
        <table:table-row table:style-name="ro1">
          <table:table-cell office:value-type="string">
            <text:p>services</text:p>
          </table:table-cell>
          <table:table-cell office:value-type="float" office:value="0.307677">
            <text:p>0.307677</text:p>
          </table:table-cell>
          <table:table-cell office:value-type="float" office:value="0.0562312">
            <text:p>0.0562312</text:p>
          </table:table-cell>
        </table:table-row>
        <table:table-row table:style-name="ro1">
          <table:table-cell office:value-type="string">
            <text:p>bbc</text:p>
          </table:table-cell>
          <table:table-cell office:value-type="float" office:value="0.299394">
            <text:p>0.299394</text:p>
          </table:table-cell>
          <table:table-cell office:value-type="float" office:value="0.0563521">
            <text:p>0.0563521</text:p>
          </table:table-cell>
        </table:table-row>
        <table:table-row table:style-name="ro1">
          <table:table-cell office:value-type="string">
            <text:p>bestpractices</text:p>
          </table:table-cell>
          <table:table-cell office:value-type="float" office:value="0.318182">
            <text:p>0.318182</text:p>
          </table:table-cell>
          <table:table-cell office:value-type="float" office:value="0.0573424">
            <text:p>0.0573424</text:p>
          </table:table-cell>
        </table:table-row>
        <table:table-row table:style-name="ro1">
          <table:table-cell office:value-type="string">
            <text:p>programming</text:p>
          </table:table-cell>
          <table:table-cell office:value-type="float" office:value="0.353131">
            <text:p>0.353131</text:p>
          </table:table-cell>
          <table:table-cell office:value-type="float" office:value="0.0585188">
            <text:p>0.0585188</text:p>
          </table:table-cell>
        </table:table-row>
        <table:table-row table:style-name="ro1">
          <table:table-cell office:value-type="string">
            <text:p>ict</text:p>
          </table:table-cell>
          <table:table-cell office:value-type="float" office:value="0.338384">
            <text:p>0.338384</text:p>
          </table:table-cell>
          <table:table-cell office:value-type="float" office:value="0.0616425">
            <text:p>0.0616425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float" office:value="0.36303">
            <text:p>0.36303</text:p>
          </table:table-cell>
          <table:table-cell office:value-type="float" office:value="0.0633027">
            <text:p>0.0633027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329697">
            <text:p>0.329697</text:p>
          </table:table-cell>
          <table:table-cell office:value-type="float" office:value="0.063872">
            <text:p>0.063872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float" office:value="0.353535">
            <text:p>0.353535</text:p>
          </table:table-cell>
          <table:table-cell office:value-type="float" office:value="0.0642262">
            <text:p>0.0642262</text:p>
          </table:table-cell>
        </table:table-row>
        <table:table-row table:style-name="ro1">
          <table:table-cell office:value-type="string">
            <text:p>linkedin</text:p>
          </table:table-cell>
          <table:table-cell office:value-type="float" office:value="0.354747">
            <text:p>0.354747</text:p>
          </table:table-cell>
          <table:table-cell office:value-type="float" office:value="0.0645019">
            <text:p>0.0645019</text:p>
          </table:table-cell>
        </table:table-row>
        <table:table-row table:style-name="ro1">
          <table:table-cell office:value-type="string">
            <text:p>blogs</text:p>
          </table:table-cell>
          <table:table-cell office:value-type="float" office:value="0.382828">
            <text:p>0.382828</text:p>
          </table:table-cell>
          <table:table-cell office:value-type="float" office:value="0.0649318">
            <text:p>0.0649318</text:p>
          </table:table-cell>
        </table:table-row>
        <table:table-row table:style-name="ro1">
          <table:table-cell office:value-type="string">
            <text:p>webdev</text:p>
          </table:table-cell>
          <table:table-cell office:value-type="float" office:value="0.374141">
            <text:p>0.374141</text:p>
          </table:table-cell>
          <table:table-cell office:value-type="float" office:value="0.0650532">
            <text:p>0.0650532</text:p>
          </table:table-cell>
        </table:table-row>
        <table:table-row table:style-name="ro1">
          <table:table-cell office:value-type="string">
            <text:p>people</text:p>
          </table:table-cell>
          <table:table-cell office:value-type="float" office:value="0.35798">
            <text:p>0.35798</text:p>
          </table:table-cell>
          <table:table-cell office:value-type="float" office:value="0.0651606">
            <text:p>0.0651606</text:p>
          </table:table-cell>
        </table:table-row>
        <table:table-row table:style-name="ro1">
          <table:table-cell office:value-type="string">
            <text:p>competition</text:p>
          </table:table-cell>
          <table:table-cell office:value-type="float" office:value="0.345859">
            <text:p>0.345859</text:p>
          </table:table-cell>
          <table:table-cell office:value-type="float" office:value="0.0655535">
            <text:p>0.0655535</text:p>
          </table:table-cell>
        </table:table-row>
        <table:table-row table:style-name="ro1">
          <table:table-cell office:value-type="string">
            <text:p>admin</text:p>
          </table:table-cell>
          <table:table-cell office:value-type="float" office:value="0.339394">
            <text:p>0.339394</text:p>
          </table:table-cell>
          <table:table-cell office:value-type="float" office:value="0.0659944">
            <text:p>0.0659944</text:p>
          </table:table-cell>
        </table:table-row>
        <table:table-row table:style-name="ro1">
          <table:table-cell office:value-type="string">
            <text:p>plugins</text:p>
          </table:table-cell>
          <table:table-cell office:value-type="float" office:value="0.38101">
            <text:p>0.38101</text:p>
          </table:table-cell>
          <table:table-cell office:value-type="float" office:value="0.0659975">
            <text:p>0.0659975</text:p>
          </table:table-cell>
        </table:table-row>
        <table:table-row table:style-name="ro1">
          <table:table-cell office:value-type="string">
            <text:p>support</text:p>
          </table:table-cell>
          <table:table-cell office:value-type="float" office:value="0.366869">
            <text:p>0.366869</text:p>
          </table:table-cell>
          <table:table-cell office:value-type="float" office:value="0.0662651">
            <text:p>0.0662651</text:p>
          </table:table-cell>
        </table:table-row>
        <table:table-row table:style-name="ro1">
          <table:table-cell office:value-type="string">
            <text:p>tumblr</text:p>
          </table:table-cell>
          <table:table-cell office:value-type="float" office:value="0.352323">
            <text:p>0.352323</text:p>
          </table:table-cell>
          <table:table-cell office:value-type="float" office:value="0.066465">
            <text:p>0.066465</text:p>
          </table:table-cell>
        </table:table-row>
        <table:table-row table:style-name="ro1">
          <table:table-cell office:value-type="string">
            <text:p>viapackratius</text:p>
          </table:table-cell>
          <table:table-cell office:value-type="float" office:value="0.378788">
            <text:p>0.378788</text:p>
          </table:table-cell>
          <table:table-cell office:value-type="float" office:value="0.0666268">
            <text:p>0.0666268</text:p>
          </table:table-cell>
        </table:table-row>
        <table:table-row table:style-name="ro1">
          <table:table-cell office:value-type="string">
            <text:p>scripts</text:p>
          </table:table-cell>
          <table:table-cell office:value-type="float" office:value="0.351919">
            <text:p>0.351919</text:p>
          </table:table-cell>
          <table:table-cell office:value-type="float" office:value="0.0666559">
            <text:p>0.0666559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0.331111">
            <text:p>0.331111</text:p>
          </table:table-cell>
          <table:table-cell office:value-type="float" office:value="0.0673604">
            <text:p>0.0673604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float" office:value="0.359192">
            <text:p>0.359192</text:p>
          </table:table-cell>
          <table:table-cell office:value-type="float" office:value="0.0684441">
            <text:p>0.0684441</text:p>
          </table:table-cell>
        </table:table-row>
        <table:table-row table:style-name="ro1">
          <table:table-cell office:value-type="string">
            <text:p>visual</text:p>
          </table:table-cell>
          <table:table-cell office:value-type="float" office:value="0.364848">
            <text:p>0.364848</text:p>
          </table:table-cell>
          <table:table-cell office:value-type="float" office:value="0.0687836">
            <text:p>0.0687836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343636">
            <text:p>0.343636</text:p>
          </table:table-cell>
          <table:table-cell office:value-type="float" office:value="0.0689815">
            <text:p>0.0689815</text:p>
          </table:table-cell>
        </table:table-row>
        <table:table-row table:style-name="ro1">
          <table:table-cell office:value-type="string">
            <text:p>guidelines</text:p>
          </table:table-cell>
          <table:table-cell office:value-type="float" office:value="0.355152">
            <text:p>0.355152</text:p>
          </table:table-cell>
          <table:table-cell office:value-type="float" office:value="0.069184">
            <text:p>0.069184</text:p>
          </table:table-cell>
        </table:table-row>
        <table:table-row table:style-name="ro1">
          <table:table-cell office:value-type="string">
            <text:p>resources</text:p>
          </table:table-cell>
          <table:table-cell office:value-type="float" office:value="0.386869">
            <text:p>0.386869</text:p>
          </table:table-cell>
          <table:table-cell office:value-type="float" office:value="0.0695418">
            <text:p>0.0695418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float" office:value="0.365455">
            <text:p>0.365455</text:p>
          </table:table-cell>
          <table:table-cell office:value-type="float" office:value="0.0698584">
            <text:p>0.0698584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float" office:value="0.397576">
            <text:p>0.397576</text:p>
          </table:table-cell>
          <table:table-cell office:value-type="float" office:value="0.07018">
            <text:p>0.07018</text:p>
          </table:table-cell>
        </table:table-row>
        <table:table-row table:style-name="ro1">
          <table:table-cell office:value-type="string">
            <text:p>directory</text:p>
          </table:table-cell>
          <table:table-cell office:value-type="float" office:value="0.346869">
            <text:p>0.346869</text:p>
          </table:table-cell>
          <table:table-cell office:value-type="float" office:value="0.0702263">
            <text:p>0.0702263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361212">
            <text:p>0.361212</text:p>
          </table:table-cell>
          <table:table-cell office:value-type="float" office:value="0.0702764">
            <text:p>0.0702764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float" office:value="0.38404">
            <text:p>0.38404</text:p>
          </table:table-cell>
          <table:table-cell office:value-type="float" office:value="0.0705217">
            <text:p>0.0705217</text:p>
          </table:table-cell>
        </table:table-row>
        <table:table-row table:style-name="ro1">
          <table:table-cell office:value-type="string">
            <text:p>integration</text:p>
          </table:table-cell>
          <table:table-cell office:value-type="float" office:value="0.354545">
            <text:p>0.354545</text:p>
          </table:table-cell>
          <table:table-cell office:value-type="float" office:value="0.0708862">
            <text:p>0.0708862</text:p>
          </table:table-cell>
        </table:table-row>
        <table:table-row table:style-name="ro1">
          <table:table-cell office:value-type="string">
            <text:p>application</text:p>
          </table:table-cell>
          <table:table-cell office:value-type="float" office:value="0.386061">
            <text:p>0.386061</text:p>
          </table:table-cell>
          <table:table-cell office:value-type="float" office:value="0.0711286">
            <text:p>0.0711286</text:p>
          </table:table-cell>
        </table:table-row>
        <table:table-row table:style-name="ro1">
          <table:table-cell office:value-type="string">
            <text:p>joomla</text:p>
          </table:table-cell>
          <table:table-cell office:value-type="float" office:value="0.389697">
            <text:p>0.389697</text:p>
          </table:table-cell>
          <table:table-cell office:value-type="float" office:value="0.0712943">
            <text:p>0.0712943</text:p>
          </table:table-cell>
        </table:table-row>
        <table:table-row table:style-name="ro1">
          <table:table-cell office:value-type="string">
            <text:p>dev</text:p>
          </table:table-cell>
          <table:table-cell office:value-type="float" office:value="0.400808">
            <text:p>0.400808</text:p>
          </table:table-cell>
          <table:table-cell office:value-type="float" office:value="0.0718373">
            <text:p>0.0718373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float" office:value="0.392929">
            <text:p>0.392929</text:p>
          </table:table-cell>
          <table:table-cell office:value-type="float" office:value="0.0720469">
            <text:p>0.0720469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float" office:value="0.390505">
            <text:p>0.390505</text:p>
          </table:table-cell>
          <table:table-cell office:value-type="float" office:value="0.0722571">
            <text:p>0.0722571</text:p>
          </table:table-cell>
        </table:table-row>
        <table:table-row table:style-name="ro1">
          <table:table-cell office:value-type="string">
            <text:p>model</text:p>
          </table:table-cell>
          <table:table-cell office:value-type="float" office:value="0.35899">
            <text:p>0.35899</text:p>
          </table:table-cell>
          <table:table-cell office:value-type="float" office:value="0.0732126">
            <text:p>0.0732126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float" office:value="0.370707">
            <text:p>0.370707</text:p>
          </table:table-cell>
          <table:table-cell office:value-type="float" office:value="0.0732701">
            <text:p>0.0732701</text:p>
          </table:table-cell>
        </table:table-row>
        <table:table-row table:style-name="ro1">
          <table:table-cell office:value-type="string">
            <text:p>mashup</text:p>
          </table:table-cell>
          <table:table-cell office:value-type="float" office:value="0.390909">
            <text:p>0.390909</text:p>
          </table:table-cell>
          <table:table-cell office:value-type="float" office:value="0.0741136">
            <text:p>0.0741136</text:p>
          </table:table-cell>
        </table:table-row>
        <table:table-row table:style-name="ro1">
          <table:table-cell office:value-type="string">
            <text:p>communication</text:p>
          </table:table-cell>
          <table:table-cell office:value-type="float" office:value="0.384848">
            <text:p>0.384848</text:p>
          </table:table-cell>
          <table:table-cell office:value-type="float" office:value="0.0742339">
            <text:p>0.0742339</text:p>
          </table:table-cell>
        </table:table-row>
        <table:table-row table:style-name="ro1">
          <table:table-cell office:value-type="string">
            <text:p>itunes</text:p>
          </table:table-cell>
          <table:table-cell office:value-type="float" office:value="0.401616">
            <text:p>0.401616</text:p>
          </table:table-cell>
          <table:table-cell office:value-type="float" office:value="0.0743658">
            <text:p>0.0743658</text:p>
          </table:table-cell>
        </table:table-row>
        <table:table-row table:style-name="ro1">
          <table:table-cell office:value-type="string">
            <text:p>extensions</text:p>
          </table:table-cell>
          <table:table-cell office:value-type="float" office:value="0.373333">
            <text:p>0.373333</text:p>
          </table:table-cell>
          <table:table-cell office:value-type="float" office:value="0.0749281">
            <text:p>0.0749281</text:p>
          </table:table-cell>
        </table:table-row>
        <table:table-row table:style-name="ro1">
          <table:table-cell office:value-type="string">
            <text:p>json</text:p>
          </table:table-cell>
          <table:table-cell office:value-type="float" office:value="0.378586">
            <text:p>0.378586</text:p>
          </table:table-cell>
          <table:table-cell office:value-type="float" office:value="0.07512">
            <text:p>0.07512</text:p>
          </table:table-cell>
        </table:table-row>
        <table:table-row table:style-name="ro1">
          <table:table-cell office:value-type="string">
            <text:p>poster</text:p>
          </table:table-cell>
          <table:table-cell office:value-type="float" office:value="0.395152">
            <text:p>0.395152</text:p>
          </table:table-cell>
          <table:table-cell office:value-type="float" office:value="0.0755451">
            <text:p>0.0755451</text:p>
          </table:table-cell>
        </table:table-row>
        <table:table-row table:style-name="ro1">
          <table:table-cell office:value-type="string">
            <text:p>configuration</text:p>
          </table:table-cell>
          <table:table-cell office:value-type="float" office:value="0.380808">
            <text:p>0.380808</text:p>
          </table:table-cell>
          <table:table-cell office:value-type="float" office:value="0.0757724">
            <text:p>0.0757724</text:p>
          </table:table-cell>
        </table:table-row>
        <table:table-row table:style-name="ro1">
          <table:table-cell office:value-type="string">
            <text:p>analysis</text:p>
          </table:table-cell>
          <table:table-cell office:value-type="float" office:value="0.376364">
            <text:p>0.376364</text:p>
          </table:table-cell>
          <table:table-cell office:value-type="float" office:value="0.0761455">
            <text:p>0.0761455</text:p>
          </table:table-cell>
        </table:table-row>
        <table:table-row table:style-name="ro1">
          <table:table-cell office:value-type="string">
            <text:p>packaging</text:p>
          </table:table-cell>
          <table:table-cell office:value-type="float" office:value="0.354747">
            <text:p>0.354747</text:p>
          </table:table-cell>
          <table:table-cell office:value-type="float" office:value="0.076546">
            <text:p>0.076546</text:p>
          </table:table-cell>
        </table:table-row>
        <table:table-row table:style-name="ro1">
          <table:table-cell office:value-type="string">
            <text:p>tool</text:p>
          </table:table-cell>
          <table:table-cell office:value-type="float" office:value="0.413535">
            <text:p>0.413535</text:p>
          </table:table-cell>
          <table:table-cell office:value-type="float" office:value="0.0765942">
            <text:p>0.0765942</text:p>
          </table:table-cell>
        </table:table-row>
        <table:table-row table:style-name="ro1">
          <table:table-cell office:value-type="string">
            <text:p>ipod</text:p>
          </table:table-cell>
          <table:table-cell office:value-type="float" office:value="0.391313">
            <text:p>0.391313</text:p>
          </table:table-cell>
          <table:table-cell office:value-type="float" office:value="0.0768425">
            <text:p>0.0768425</text:p>
          </table:table-cell>
        </table:table-row>
        <table:table-row table:style-name="ro1">
          <table:table-cell office:value-type="string">
            <text:p>crm</text:p>
          </table:table-cell>
          <table:table-cell office:value-type="float" office:value="0.412929">
            <text:p>0.412929</text:p>
          </table:table-cell>
          <table:table-cell office:value-type="float" office:value="0.0772702">
            <text:p>0.0772702</text:p>
          </table:table-cell>
        </table:table-row>
        <table:table-row table:style-name="ro1">
          <table:table-cell office:value-type="string">
            <text:p>js</text:p>
          </table:table-cell>
          <table:table-cell office:value-type="float" office:value="0.414949">
            <text:p>0.414949</text:p>
          </table:table-cell>
          <table:table-cell office:value-type="float" office:value="0.0776497">
            <text:p>0.0776497</text:p>
          </table:table-cell>
        </table:table-row>
        <table:table-row table:style-name="ro1">
          <table:table-cell office:value-type="string">
            <text:p>emacs</text:p>
          </table:table-cell>
          <table:table-cell office:value-type="float" office:value="0.413737">
            <text:p>0.413737</text:p>
          </table:table-cell>
          <table:table-cell office:value-type="float" office:value="0.0777532">
            <text:p>0.0777532</text:p>
          </table:table-cell>
        </table:table-row>
        <table:table-row table:style-name="ro1">
          <table:table-cell office:value-type="string">
            <text:p>javascript</text:p>
          </table:table-cell>
          <table:table-cell office:value-type="float" office:value="0.422222">
            <text:p>0.422222</text:p>
          </table:table-cell>
          <table:table-cell office:value-type="float" office:value="0.0779436">
            <text:p>0.0779436</text:p>
          </table:table-cell>
        </table:table-row>
        <table:table-row table:style-name="ro1">
          <table:table-cell office:value-type="string">
            <text:p>awesome</text:p>
          </table:table-cell>
          <table:table-cell office:value-type="float" office:value="0.402626">
            <text:p>0.402626</text:p>
          </table:table-cell>
          <table:table-cell office:value-type="float" office:value="0.0780391">
            <text:p>0.0780391</text:p>
          </table:table-cell>
        </table:table-row>
        <table:table-row table:style-name="ro1">
          <table:table-cell office:value-type="string">
            <text:p>chrome</text:p>
          </table:table-cell>
          <table:table-cell office:value-type="float" office:value="0.412121">
            <text:p>0.412121</text:p>
          </table:table-cell>
          <table:table-cell office:value-type="float" office:value="0.0785905">
            <text:p>0.0785905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float" office:value="0.440606">
            <text:p>0.440606</text:p>
          </table:table-cell>
          <table:table-cell office:value-type="float" office:value="0.0787282">
            <text:p>0.0787282</text:p>
          </table:table-cell>
        </table:table-row>
        <table:table-row table:style-name="ro1">
          <table:table-cell office:value-type="string">
            <text:p>django</text:p>
          </table:table-cell>
          <table:table-cell office:value-type="float" office:value="0.432525">
            <text:p>0.432525</text:p>
          </table:table-cell>
          <table:table-cell office:value-type="float" office:value="0.078814">
            <text:p>0.078814</text:p>
          </table:table-cell>
        </table:table-row>
        <table:table-row table:style-name="ro1">
          <table:table-cell office:value-type="string">
            <text:p>wp</text:p>
          </table:table-cell>
          <table:table-cell office:value-type="float" office:value="0.364444">
            <text:p>0.364444</text:p>
          </table:table-cell>
          <table:table-cell office:value-type="float" office:value="0.0790383">
            <text:p>0.0790383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407475">
            <text:p>0.407475</text:p>
          </table:table-cell>
          <table:table-cell office:value-type="float" office:value="0.0790479">
            <text:p>0.0790479</text:p>
          </table:table-cell>
        </table:table-row>
        <table:table-row table:style-name="ro1">
          <table:table-cell office:value-type="string">
            <text:p>qrcode</text:p>
          </table:table-cell>
          <table:table-cell office:value-type="float" office:value="0.407273">
            <text:p>0.407273</text:p>
          </table:table-cell>
          <table:table-cell office:value-type="float" office:value="0.0794445">
            <text:p>0.0794445</text:p>
          </table:table-cell>
        </table:table-row>
        <table:table-row table:style-name="ro1">
          <table:table-cell office:value-type="string">
            <text:p>ted</text:p>
          </table:table-cell>
          <table:table-cell office:value-type="float" office:value="0.413333">
            <text:p>0.413333</text:p>
          </table:table-cell>
          <table:table-cell office:value-type="float" office:value="0.079492">
            <text:p>0.079492</text:p>
          </table:table-cell>
        </table:table-row>
        <table:table-row table:style-name="ro1">
          <table:table-cell office:value-type="string">
            <text:p>adobe</text:p>
          </table:table-cell>
          <table:table-cell office:value-type="float" office:value="0.411919">
            <text:p>0.411919</text:p>
          </table:table-cell>
          <table:table-cell office:value-type="float" office:value="0.0798338">
            <text:p>0.0798338</text:p>
          </table:table-cell>
        </table:table-row>
        <table:table-row table:style-name="ro1">
          <table:table-cell office:value-type="string">
            <text:p>app</text:p>
          </table:table-cell>
          <table:table-cell office:value-type="float" office:value="0.425859">
            <text:p>0.425859</text:p>
          </table:table-cell>
          <table:table-cell office:value-type="float" office:value="0.0801634">
            <text:p>0.0801634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float" office:value="0.395354">
            <text:p>0.395354</text:p>
          </table:table-cell>
          <table:table-cell office:value-type="float" office:value="0.0807997">
            <text:p>0.0807997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float" office:value="0.428687">
            <text:p>0.428687</text:p>
          </table:table-cell>
          <table:table-cell office:value-type="float" office:value="0.0810028">
            <text:p>0.0810028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float" office:value="0.405455">
            <text:p>0.405455</text:p>
          </table:table-cell>
          <table:table-cell office:value-type="float" office:value="0.0810521">
            <text:p>0.0810521</text:p>
          </table:table-cell>
        </table:table-row>
        <table:table-row table:style-name="ro1">
          <table:table-cell office:value-type="string">
            <text:p>daily</text:p>
          </table:table-cell>
          <table:table-cell office:value-type="float" office:value="0.398384">
            <text:p>0.398384</text:p>
          </table:table-cell>
          <table:table-cell office:value-type="float" office:value="0.0813289">
            <text:p>0.0813289</text:p>
          </table:table-cell>
        </table:table-row>
        <table:table-row table:style-name="ro1">
          <table:table-cell office:value-type="string">
            <text:p>podcast</text:p>
          </table:table-cell>
          <table:table-cell office:value-type="float" office:value="0.450909">
            <text:p>0.450909</text:p>
          </table:table-cell>
          <table:table-cell office:value-type="float" office:value="0.0813423">
            <text:p>0.0813423</text:p>
          </table:table-cell>
        </table:table-row>
        <table:table-row table:style-name="ro1">
          <table:table-cell office:value-type="string">
            <text:p>podcasts</text:p>
          </table:table-cell>
          <table:table-cell office:value-type="float" office:value="0.454747">
            <text:p>0.454747</text:p>
          </table:table-cell>
          <table:table-cell office:value-type="float" office:value="0.081883">
            <text:p>0.081883</text:p>
          </table:table-cell>
        </table:table-row>
        <table:table-row table:style-name="ro1">
          <table:table-cell office:value-type="string">
            <text:p>stories</text:p>
          </table:table-cell>
          <table:table-cell office:value-type="float" office:value="0.410909">
            <text:p>0.410909</text:p>
          </table:table-cell>
          <table:table-cell office:value-type="float" office:value="0.0820404">
            <text:p>0.0820404</text:p>
          </table:table-cell>
        </table:table-row>
        <table:table-row table:style-name="ro1">
          <table:table-cell office:value-type="string">
            <text:p>tutorials</text:p>
          </table:table-cell>
          <table:table-cell office:value-type="float" office:value="0.43798">
            <text:p>0.43798</text:p>
          </table:table-cell>
          <table:table-cell office:value-type="float" office:value="0.0827437">
            <text:p>0.0827437</text:p>
          </table:table-cell>
        </table:table-row>
        <table:table-row table:style-name="ro1">
          <table:table-cell office:value-type="string">
            <text:p>tracking</text:p>
          </table:table-cell>
          <table:table-cell office:value-type="float" office:value="0.37596">
            <text:p>0.37596</text:p>
          </table:table-cell>
          <table:table-cell office:value-type="float" office:value="0.0830952">
            <text:p>0.0830952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float" office:value="0.465859">
            <text:p>0.465859</text:p>
          </table:table-cell>
          <table:table-cell office:value-type="float" office:value="0.083187">
            <text:p>0.083187</text:p>
          </table:table-cell>
        </table:table-row>
        <table:table-row table:style-name="ro1">
          <table:table-cell office:value-type="string">
            <text:p>mit</text:p>
          </table:table-cell>
          <table:table-cell office:value-type="float" office:value="0.39697">
            <text:p>0.39697</text:p>
          </table:table-cell>
          <table:table-cell office:value-type="float" office:value="0.083711">
            <text:p>0.083711</text:p>
          </table:table-cell>
        </table:table-row>
        <table:table-row table:style-name="ro1">
          <table:table-cell office:value-type="string">
            <text:p>thesis</text:p>
          </table:table-cell>
          <table:table-cell office:value-type="float" office:value="0.434545">
            <text:p>0.434545</text:p>
          </table:table-cell>
          <table:table-cell office:value-type="float" office:value="0.083933">
            <text:p>0.083933</text:p>
          </table:table-cell>
        </table:table-row>
        <table:table-row table:style-name="ro1">
          <table:table-cell office:value-type="string">
            <text:p>sharing</text:p>
          </table:table-cell>
          <table:table-cell office:value-type="float" office:value="0.438788">
            <text:p>0.438788</text:p>
          </table:table-cell>
          <table:table-cell office:value-type="float" office:value="0.0841166">
            <text:p>0.0841166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0.477576">
            <text:p>0.477576</text:p>
          </table:table-cell>
          <table:table-cell office:value-type="float" office:value="0.0848251">
            <text:p>0.0848251</text:p>
          </table:table-cell>
        </table:table-row>
        <table:table-row table:style-name="ro1">
          <table:table-cell office:value-type="string">
            <text:p>extension</text:p>
          </table:table-cell>
          <table:table-cell office:value-type="float" office:value="0.418788">
            <text:p>0.418788</text:p>
          </table:table-cell>
          <table:table-cell office:value-type="float" office:value="0.0849716">
            <text:p>0.0849716</text:p>
          </table:table-cell>
        </table:table-row>
        <table:table-row table:style-name="ro1">
          <table:table-cell office:value-type="string">
            <text:p>theme</text:p>
          </table:table-cell>
          <table:table-cell office:value-type="float" office:value="0.426465">
            <text:p>0.426465</text:p>
          </table:table-cell>
          <table:table-cell office:value-type="float" office:value="0.0852113">
            <text:p>0.0852113</text:p>
          </table:table-cell>
        </table:table-row>
        <table:table-row table:style-name="ro1">
          <table:table-cell office:value-type="string">
            <text:p>bookmarksbar</text:p>
          </table:table-cell>
          <table:table-cell office:value-type="float" office:value="0.393333">
            <text:p>0.393333</text:p>
          </table:table-cell>
          <table:table-cell office:value-type="float" office:value="0.0854337">
            <text:p>0.0854337</text:p>
          </table:table-cell>
        </table:table-row>
        <table:table-row table:style-name="ro1">
          <table:table-cell office:value-type="string">
            <text:p>webservice</text:p>
          </table:table-cell>
          <table:table-cell office:value-type="float" office:value="0.414747">
            <text:p>0.414747</text:p>
          </table:table-cell>
          <table:table-cell office:value-type="float" office:value="0.0856892">
            <text:p>0.0856892</text:p>
          </table:table-cell>
        </table:table-row>
        <table:table-row table:style-name="ro1">
          <table:table-cell office:value-type="string">
            <text:p>idea</text:p>
          </table:table-cell>
          <table:table-cell office:value-type="float" office:value="0.395354">
            <text:p>0.395354</text:p>
          </table:table-cell>
          <table:table-cell office:value-type="float" office:value="0.0860917">
            <text:p>0.0860917</text:p>
          </table:table-cell>
        </table:table-row>
        <table:table-row table:style-name="ro1">
          <table:table-cell office:value-type="string">
            <text:p>gui</text:p>
          </table:table-cell>
          <table:table-cell office:value-type="float" office:value="0.452929">
            <text:p>0.452929</text:p>
          </table:table-cell>
          <table:table-cell office:value-type="float" office:value="0.0863094">
            <text:p>0.0863094</text:p>
          </table:table-cell>
        </table:table-row>
        <table:table-row table:style-name="ro1">
          <table:table-cell office:value-type="string">
            <text:p>ide</text:p>
          </table:table-cell>
          <table:table-cell office:value-type="float" office:value="0.425657">
            <text:p>0.425657</text:p>
          </table:table-cell>
          <table:table-cell office:value-type="float" office:value="0.086577">
            <text:p>0.086577</text:p>
          </table:table-cell>
        </table:table-row>
        <table:table-row table:style-name="ro1">
          <table:table-cell office:value-type="string">
            <text:p>icon</text:p>
          </table:table-cell>
          <table:table-cell office:value-type="float" office:value="0.444848">
            <text:p>0.444848</text:p>
          </table:table-cell>
          <table:table-cell office:value-type="float" office:value="0.0866116">
            <text:p>0.0866116</text:p>
          </table:table-cell>
        </table:table-row>
        <table:table-row table:style-name="ro1">
          <table:table-cell office:value-type="string">
            <text:p>icons</text:p>
          </table:table-cell>
          <table:table-cell office:value-type="float" office:value="0.442424">
            <text:p>0.442424</text:p>
          </table:table-cell>
          <table:table-cell office:value-type="float" office:value="0.0867375">
            <text:p>0.0867375</text:p>
          </table:table-cell>
        </table:table-row>
        <table:table-row table:style-name="ro1">
          <table:table-cell office:value-type="string">
            <text:p>grid</text:p>
          </table:table-cell>
          <table:table-cell office:value-type="float" office:value="0.430505">
            <text:p>0.430505</text:p>
          </table:table-cell>
          <table:table-cell office:value-type="float" office:value="0.0867861">
            <text:p>0.0867861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float" office:value="0.393737">
            <text:p>0.393737</text:p>
          </table:table-cell>
          <table:table-cell office:value-type="float" office:value="0.0871722">
            <text:p>0.0871722</text:p>
          </table:table-cell>
        </table:table-row>
        <table:table-row table:style-name="ro1">
          <table:table-cell office:value-type="string">
            <text:p>proxy</text:p>
          </table:table-cell>
          <table:table-cell office:value-type="float" office:value="0.441616">
            <text:p>0.441616</text:p>
          </table:table-cell>
          <table:table-cell office:value-type="float" office:value="0.0875038">
            <text:p>0.0875038</text:p>
          </table:table-cell>
        </table:table-row>
        <table:table-row table:style-name="ro1">
          <table:table-cell office:value-type="string">
            <text:p>knowledge</text:p>
          </table:table-cell>
          <table:table-cell office:value-type="float" office:value="0.450101">
            <text:p>0.450101</text:p>
          </table:table-cell>
          <table:table-cell office:value-type="float" office:value="0.0876765">
            <text:p>0.0876765</text:p>
          </table:table-cell>
        </table:table-row>
        <table:table-row table:style-name="ro1">
          <table:table-cell office:value-type="string">
            <text:p>regex</text:p>
          </table:table-cell>
          <table:table-cell office:value-type="float" office:value="0.45596">
            <text:p>0.45596</text:p>
          </table:table-cell>
          <table:table-cell office:value-type="float" office:value="0.0878014">
            <text:p>0.0878014</text:p>
          </table:table-cell>
        </table:table-row>
        <table:table-row table:style-name="ro1">
          <table:table-cell office:value-type="string">
            <text:p>virtual</text:p>
          </table:table-cell>
          <table:table-cell office:value-type="float" office:value="0.384848">
            <text:p>0.384848</text:p>
          </table:table-cell>
          <table:table-cell office:value-type="float" office:value="0.0878695">
            <text:p>0.0878695</text:p>
          </table:table-cell>
        </table:table-row>
        <table:table-row table:style-name="ro1">
          <table:table-cell office:value-type="string">
            <text:p>sites</text:p>
          </table:table-cell>
          <table:table-cell office:value-type="float" office:value="0.419192">
            <text:p>0.419192</text:p>
          </table:table-cell>
          <table:table-cell office:value-type="float" office:value="0.0882679">
            <text:p>0.0882679</text:p>
          </table:table-cell>
        </table:table-row>
        <table:table-row table:style-name="ro1">
          <table:table-cell office:value-type="string">
            <text:p>keyboard</text:p>
          </table:table-cell>
          <table:table-cell office:value-type="float" office:value="0.443838">
            <text:p>0.443838</text:p>
          </table:table-cell>
          <table:table-cell office:value-type="float" office:value="0.0883334">
            <text:p>0.0883334</text:p>
          </table:table-cell>
        </table:table-row>
        <table:table-row table:style-name="ro1">
          <table:table-cell office:value-type="string">
            <text:p>textures</text:p>
          </table:table-cell>
          <table:table-cell office:value-type="float" office:value="0.426667">
            <text:p>0.426667</text:p>
          </table:table-cell>
          <table:table-cell office:value-type="float" office:value="0.0883884">
            <text:p>0.0883884</text:p>
          </table:table-cell>
        </table:table-row>
        <table:table-row table:style-name="ro1">
          <table:table-cell office:value-type="string">
            <text:p>augmentedreality</text:p>
          </table:table-cell>
          <table:table-cell office:value-type="float" office:value="0.449697">
            <text:p>0.449697</text:p>
          </table:table-cell>
          <table:table-cell office:value-type="float" office:value="0.0883981">
            <text:p>0.0883981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float" office:value="0.465253">
            <text:p>0.465253</text:p>
          </table:table-cell>
          <table:table-cell office:value-type="float" office:value="0.0884269">
            <text:p>0.0884269</text:p>
          </table:table-cell>
        </table:table-row>
        <table:table-row table:style-name="ro1">
          <table:table-cell office:value-type="string">
            <text:p>timeline</text:p>
          </table:table-cell>
          <table:table-cell office:value-type="float" office:value="0.387273">
            <text:p>0.387273</text:p>
          </table:table-cell>
          <table:table-cell office:value-type="float" office:value="0.0886408">
            <text:p>0.0886408</text:p>
          </table:table-cell>
        </table:table-row>
        <table:table-row table:style-name="ro1">
          <table:table-cell office:value-type="string">
            <text:p>websites</text:p>
          </table:table-cell>
          <table:table-cell office:value-type="float" office:value="0.467677">
            <text:p>0.467677</text:p>
          </table:table-cell>
          <table:table-cell office:value-type="float" office:value="0.0886474">
            <text:p>0.0886474</text:p>
          </table:table-cell>
        </table:table-row>
        <table:table-row table:style-name="ro1">
          <table:table-cell office:value-type="string">
            <text:p>linux</text:p>
          </table:table-cell>
          <table:table-cell office:value-type="float" office:value="0.454343">
            <text:p>0.454343</text:p>
          </table:table-cell>
          <table:table-cell office:value-type="float" office:value="0.0887979">
            <text:p>0.0887979</text:p>
          </table:table-cell>
        </table:table-row>
        <table:table-row table:style-name="ro1">
          <table:table-cell office:value-type="string">
            <text:p>interface</text:p>
          </table:table-cell>
          <table:table-cell office:value-type="float" office:value="0.443838">
            <text:p>0.443838</text:p>
          </table:table-cell>
          <table:table-cell office:value-type="float" office:value="0.0888163">
            <text:p>0.0888163</text:p>
          </table:table-cell>
        </table:table-row>
        <table:table-row table:style-name="ro1">
          <table:table-cell office:value-type="string">
            <text:p>vector</text:p>
          </table:table-cell>
          <table:table-cell office:value-type="float" office:value="0.450707">
            <text:p>0.450707</text:p>
          </table:table-cell>
          <table:table-cell office:value-type="float" office:value="0.089073">
            <text:p>0.089073</text:p>
          </table:table-cell>
        </table:table-row>
        <table:table-row table:style-name="ro1">
          <table:table-cell office:value-type="string">
            <text:p>vim</text:p>
          </table:table-cell>
          <table:table-cell office:value-type="float" office:value="0.475556">
            <text:p>0.475556</text:p>
          </table:table-cell>
          <table:table-cell office:value-type="float" office:value="0.0891986">
            <text:p>0.0891986</text:p>
          </table:table-cell>
        </table:table-row>
        <table:table-row table:style-name="ro1">
          <table:table-cell office:value-type="string">
            <text:p>content</text:p>
          </table:table-cell>
          <table:table-cell office:value-type="float" office:value="0.42404">
            <text:p>0.42404</text:p>
          </table:table-cell>
          <table:table-cell office:value-type="float" office:value="0.0896749">
            <text:p>0.0896749</text:p>
          </table:table-cell>
        </table:table-row>
        <table:table-row table:style-name="ro1">
          <table:table-cell office:value-type="string">
            <text:p>links</text:p>
          </table:table-cell>
          <table:table-cell office:value-type="float" office:value="0.448081">
            <text:p>0.448081</text:p>
          </table:table-cell>
          <table:table-cell office:value-type="float" office:value="0.0897566">
            <text:p>0.0897566</text:p>
          </table:table-cell>
        </table:table-row>
        <table:table-row table:style-name="ro1">
          <table:table-cell office:value-type="string">
            <text:p>inspiration</text:p>
          </table:table-cell>
          <table:table-cell office:value-type="float" office:value="0.449697">
            <text:p>0.449697</text:p>
          </table:table-cell>
          <table:table-cell office:value-type="float" office:value="0.0898824">
            <text:p>0.0898824</text:p>
          </table:table-cell>
        </table:table-row>
        <table:table-row table:style-name="ro1">
          <table:table-cell office:value-type="string">
            <text:p>lifestyle</text:p>
          </table:table-cell>
          <table:table-cell office:value-type="float" office:value="0.414747">
            <text:p>0.414747</text:p>
          </table:table-cell>
          <table:table-cell office:value-type="float" office:value="0.0900307">
            <text:p>0.0900307</text:p>
          </table:table-cell>
        </table:table-row>
        <table:table-row table:style-name="ro1">
          <table:table-cell office:value-type="string">
            <text:p>make</text:p>
          </table:table-cell>
          <table:table-cell office:value-type="float" office:value="0.406061">
            <text:p>0.406061</text:p>
          </table:table-cell>
          <table:table-cell office:value-type="float" office:value="0.0901343">
            <text:p>0.0901343</text:p>
          </table:table-cell>
        </table:table-row>
        <table:table-row table:style-name="ro1">
          <table:table-cell office:value-type="string">
            <text:p>posters</text:p>
          </table:table-cell>
          <table:table-cell office:value-type="float" office:value="0.428687">
            <text:p>0.428687</text:p>
          </table:table-cell>
          <table:table-cell office:value-type="float" office:value="0.0901578">
            <text:p>0.0901578</text:p>
          </table:table-cell>
        </table:table-row>
        <table:table-row table:style-name="ro1">
          <table:table-cell office:value-type="string">
            <text:p>buy</text:p>
          </table:table-cell>
          <table:table-cell office:value-type="float" office:value="0.425455">
            <text:p>0.425455</text:p>
          </table:table-cell>
          <table:table-cell office:value-type="float" office:value="0.0901747">
            <text:p>0.0901747</text:p>
          </table:table-cell>
        </table:table-row>
        <table:table-row table:style-name="ro1">
          <table:table-cell office:value-type="string">
            <text:p>light</text:p>
          </table:table-cell>
          <table:table-cell office:value-type="float" office:value="0.439192">
            <text:p>0.439192</text:p>
          </table:table-cell>
          <table:table-cell office:value-type="float" office:value="0.0903247">
            <text:p>0.0903247</text:p>
          </table:table-cell>
        </table:table-row>
        <table:table-row table:style-name="ro1">
          <table:table-cell office:value-type="string">
            <text:p>themes</text:p>
          </table:table-cell>
          <table:table-cell office:value-type="float" office:value="0.449495">
            <text:p>0.449495</text:p>
          </table:table-cell>
          <table:table-cell office:value-type="float" office:value="0.0908173">
            <text:p>0.0908173</text:p>
          </table:table-cell>
        </table:table-row>
        <table:table-row table:style-name="ro1">
          <table:table-cell office:value-type="string">
            <text:p>shopping</text:p>
          </table:table-cell>
          <table:table-cell office:value-type="float" office:value="0.44303">
            <text:p>0.44303</text:p>
          </table:table-cell>
          <table:table-cell office:value-type="float" office:value="0.0908411">
            <text:p>0.0908411</text:p>
          </table:table-cell>
        </table:table-row>
        <table:table-row table:style-name="ro1">
          <table:table-cell office:value-type="string">
            <text:p>mongodb</text:p>
          </table:table-cell>
          <table:table-cell office:value-type="float" office:value="0.441818">
            <text:p>0.441818</text:p>
          </table:table-cell>
          <table:table-cell office:value-type="float" office:value="0.0910141">
            <text:p>0.0910141</text:p>
          </table:table-cell>
        </table:table-row>
        <table:table-row table:style-name="ro1">
          <table:table-cell office:value-type="string">
            <text:p>engine</text:p>
          </table:table-cell>
          <table:table-cell office:value-type="float" office:value="0.405051">
            <text:p>0.405051</text:p>
          </table:table-cell>
          <table:table-cell office:value-type="float" office:value="0.0912335">
            <text:p>0.0912335</text:p>
          </table:table-cell>
        </table:table-row>
        <table:table-row table:style-name="ro1">
          <table:table-cell office:value-type="string">
            <text:p>calculator</text:p>
          </table:table-cell>
          <table:table-cell office:value-type="float" office:value="0.456566">
            <text:p>0.456566</text:p>
          </table:table-cell>
          <table:table-cell office:value-type="float" office:value="0.0912361">
            <text:p>0.0912361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float" office:value="0.440202">
            <text:p>0.440202</text:p>
          </table:table-cell>
          <table:table-cell office:value-type="float" office:value="0.0913104">
            <text:p>0.0913104</text:p>
          </table:table-cell>
        </table:table-row>
        <table:table-row table:style-name="ro1">
          <table:table-cell office:value-type="string">
            <text:p>nodejs</text:p>
          </table:table-cell>
          <table:table-cell office:value-type="float" office:value="0.48">
            <text:p>0.48</text:p>
          </table:table-cell>
          <table:table-cell office:value-type="float" office:value="0.0920044">
            <text:p>0.0920044</text:p>
          </table:table-cell>
        </table:table-row>
        <table:table-row table:style-name="ro1">
          <table:table-cell office:value-type="string">
            <text:p>course</text:p>
          </table:table-cell>
          <table:table-cell office:value-type="float" office:value="0.472929">
            <text:p>0.472929</text:p>
          </table:table-cell>
          <table:table-cell office:value-type="float" office:value="0.0921329">
            <text:p>0.0921329</text:p>
          </table:table-cell>
        </table:table-row>
        <table:table-row table:style-name="ro1">
          <table:table-cell office:value-type="string">
            <text:p>dropbox</text:p>
          </table:table-cell>
          <table:table-cell office:value-type="float" office:value="0.464848">
            <text:p>0.464848</text:p>
          </table:table-cell>
          <table:table-cell office:value-type="float" office:value="0.09256">
            <text:p>0.09256</text:p>
          </table:table-cell>
        </table:table-row>
        <table:table-row table:style-name="ro1">
          <table:table-cell office:value-type="string">
            <text:p>clojure</text:p>
          </table:table-cell>
          <table:table-cell office:value-type="float" office:value="0.453131">
            <text:p>0.453131</text:p>
          </table:table-cell>
          <table:table-cell office:value-type="float" office:value="0.0926268">
            <text:p>0.0926268</text:p>
          </table:table-cell>
        </table:table-row>
        <table:table-row table:style-name="ro1">
          <table:table-cell office:value-type="string">
            <text:p>computing</text:p>
          </table:table-cell>
          <table:table-cell office:value-type="float" office:value="0.474141">
            <text:p>0.474141</text:p>
          </table:table-cell>
          <table:table-cell office:value-type="float" office:value="0.0928116">
            <text:p>0.0928116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float" office:value="0.471717">
            <text:p>0.471717</text:p>
          </table:table-cell>
          <table:table-cell office:value-type="float" office:value="0.0931351">
            <text:p>0.0931351</text:p>
          </table:table-cell>
        </table:table-row>
        <table:table-row table:style-name="ro1">
          <table:table-cell office:value-type="string">
            <text:p>geek</text:p>
          </table:table-cell>
          <table:table-cell office:value-type="float" office:value="0.463232">
            <text:p>0.463232</text:p>
          </table:table-cell>
          <table:table-cell office:value-type="float" office:value="0.0931429">
            <text:p>0.0931429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0.454949">
            <text:p>0.454949</text:p>
          </table:table-cell>
          <table:table-cell office:value-type="float" office:value="0.0936906">
            <text:p>0.0936906</text:p>
          </table:table-cell>
        </table:table-row>
        <table:table-row table:style-name="ro1">
          <table:table-cell office:value-type="string">
            <text:p>supplies</text:p>
          </table:table-cell>
          <table:table-cell office:value-type="float" office:value="0.456566">
            <text:p>0.456566</text:p>
          </table:table-cell>
          <table:table-cell office:value-type="float" office:value="0.0943024">
            <text:p>0.0943024</text:p>
          </table:table-cell>
        </table:table-row>
        <table:table-row table:style-name="ro1">
          <table:table-cell office:value-type="string">
            <text:p>chart</text:p>
          </table:table-cell>
          <table:table-cell office:value-type="float" office:value="0.467475">
            <text:p>0.467475</text:p>
          </table:table-cell>
          <table:table-cell office:value-type="float" office:value="0.0955764">
            <text:p>0.0955764</text:p>
          </table:table-cell>
        </table:table-row>
        <table:table-row table:style-name="ro1">
          <table:table-cell office:value-type="string">
            <text:p>brand</text:p>
          </table:table-cell>
          <table:table-cell office:value-type="float" office:value="0.436162">
            <text:p>0.436162</text:p>
          </table:table-cell>
          <table:table-cell office:value-type="float" office:value="0.0958977">
            <text:p>0.0958977</text:p>
          </table:table-cell>
        </table:table-row>
        <table:table-row table:style-name="ro1">
          <table:table-cell office:value-type="string">
            <text:p>effects</text:p>
          </table:table-cell>
          <table:table-cell office:value-type="float" office:value="0.396364">
            <text:p>0.396364</text:p>
          </table:table-cell>
          <table:table-cell office:value-type="float" office:value="0.0959082">
            <text:p>0.0959082</text:p>
          </table:table-cell>
        </table:table-row>
        <table:table-row table:style-name="ro1">
          <table:table-cell office:value-type="string">
            <text:p>manual</text:p>
          </table:table-cell>
          <table:table-cell office:value-type="float" office:value="0.500404">
            <text:p>0.500404</text:p>
          </table:table-cell>
          <table:table-cell office:value-type="float" office:value="0.0960238">
            <text:p>0.0960238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float" office:value="0.460404">
            <text:p>0.460404</text:p>
          </table:table-cell>
          <table:table-cell office:value-type="float" office:value="0.0962538">
            <text:p>0.0962538</text:p>
          </table:table-cell>
        </table:table-row>
        <table:table-row table:style-name="ro1">
          <table:table-cell office:value-type="string">
            <text:p>remote</text:p>
          </table:table-cell>
          <table:table-cell office:value-type="float" office:value="0.438182">
            <text:p>0.438182</text:p>
          </table:table-cell>
          <table:table-cell office:value-type="float" office:value="0.0963012">
            <text:p>0.0963012</text:p>
          </table:table-cell>
        </table:table-row>
        <table:table-row table:style-name="ro1">
          <table:table-cell office:value-type="string">
            <text:p>os</text:p>
          </table:table-cell>
          <table:table-cell office:value-type="float" office:value="0.48101">
            <text:p>0.48101</text:p>
          </table:table-cell>
          <table:table-cell office:value-type="float" office:value="0.0963946">
            <text:p>0.0963946</text:p>
          </table:table-cell>
        </table:table-row>
        <table:table-row table:style-name="ro1">
          <table:table-cell office:value-type="string">
            <text:p>products</text:p>
          </table:table-cell>
          <table:table-cell office:value-type="float" office:value="0.487273">
            <text:p>0.487273</text:p>
          </table:table-cell>
          <table:table-cell office:value-type="float" office:value="0.0963999">
            <text:p>0.0963999</text:p>
          </table:table-cell>
        </table:table-row>
        <table:table-row table:style-name="ro1">
          <table:table-cell office:value-type="string">
            <text:p>quotes</text:p>
          </table:table-cell>
          <table:table-cell office:value-type="float" office:value="0.48202">
            <text:p>0.48202</text:p>
          </table:table-cell>
          <table:table-cell office:value-type="float" office:value="0.0966835">
            <text:p>0.0966835</text:p>
          </table:table-cell>
        </table:table-row>
        <table:table-row table:style-name="ro1">
          <table:table-cell office:value-type="string">
            <text:p>word</text:p>
          </table:table-cell>
          <table:table-cell office:value-type="float" office:value="0.444242">
            <text:p>0.444242</text:p>
          </table:table-cell>
          <table:table-cell office:value-type="float" office:value="0.0968235">
            <text:p>0.0968235</text:p>
          </table:table-cell>
        </table:table-row>
        <table:table-row table:style-name="ro1">
          <table:table-cell office:value-type="string">
            <text:p>wordpress</text:p>
          </table:table-cell>
          <table:table-cell office:value-type="float" office:value="0.478586">
            <text:p>0.478586</text:p>
          </table:table-cell>
          <table:table-cell office:value-type="float" office:value="0.0969483">
            <text:p>0.0969483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float" office:value="0.476162">
            <text:p>0.476162</text:p>
          </table:table-cell>
          <table:table-cell office:value-type="float" office:value="0.0971901">
            <text:p>0.0971901</text:p>
          </table:table-cell>
        </table:table-row>
        <table:table-row table:style-name="ro1">
          <table:table-cell office:value-type="string">
            <text:p>menu</text:p>
          </table:table-cell>
          <table:table-cell office:value-type="float" office:value="0.473939">
            <text:p>0.473939</text:p>
          </table:table-cell>
          <table:table-cell office:value-type="float" office:value="0.0974169">
            <text:p>0.0974169</text:p>
          </table:table-cell>
        </table:table-row>
        <table:table-row table:style-name="ro1">
          <table:table-cell office:value-type="string">
            <text:p>interesting</text:p>
          </table:table-cell>
          <table:table-cell office:value-type="float" office:value="0.483434">
            <text:p>0.483434</text:p>
          </table:table-cell>
          <table:table-cell office:value-type="float" office:value="0.0975804">
            <text:p>0.0975804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float" office:value="0.512929">
            <text:p>0.512929</text:p>
          </table:table-cell>
          <table:table-cell office:value-type="float" office:value="0.0976393">
            <text:p>0.0976393</text:p>
          </table:table-cell>
        </table:table-row>
        <table:table-row table:style-name="ro1">
          <table:table-cell office:value-type="string">
            <text:p>engineering</text:p>
          </table:table-cell>
          <table:table-cell office:value-type="float" office:value="0.47798">
            <text:p>0.47798</text:p>
          </table:table-cell>
          <table:table-cell office:value-type="float" office:value="0.0981709">
            <text:p>0.0981709</text:p>
          </table:table-cell>
        </table:table-row>
        <table:table-row table:style-name="ro1">
          <table:table-cell office:value-type="string">
            <text:p>cocoa</text:p>
          </table:table-cell>
          <table:table-cell office:value-type="float" office:value="0.444444">
            <text:p>0.444444</text:p>
          </table:table-cell>
          <table:table-cell office:value-type="float" office:value="0.0982339">
            <text:p>0.0982339</text:p>
          </table:table-cell>
        </table:table-row>
        <table:table-row table:style-name="ro1">
          <table:table-cell office:value-type="string">
            <text:p>personal</text:p>
          </table:table-cell>
          <table:table-cell office:value-type="float" office:value="0.432727">
            <text:p>0.432727</text:p>
          </table:table-cell>
          <table:table-cell office:value-type="float" office:value="0.0984405">
            <text:p>0.0984405</text:p>
          </table:table-cell>
        </table:table-row>
        <table:table-row table:style-name="ro1">
          <table:table-cell office:value-type="string">
            <text:p>amazon</text:p>
          </table:table-cell>
          <table:table-cell office:value-type="float" office:value="0.452525">
            <text:p>0.452525</text:p>
          </table:table-cell>
          <table:table-cell office:value-type="float" office:value="0.0984498">
            <text:p>0.0984498</text:p>
          </table:table-cell>
        </table:table-row>
        <table:table-row table:style-name="ro1">
          <table:table-cell office:value-type="string">
            <text:p>rest</text:p>
          </table:table-cell>
          <table:table-cell office:value-type="float" office:value="0.473939">
            <text:p>0.473939</text:p>
          </table:table-cell>
          <table:table-cell office:value-type="float" office:value="0.0984592">
            <text:p>0.0984592</text:p>
          </table:table-cell>
        </table:table-row>
        <table:table-row table:style-name="ro1">
          <table:table-cell office:value-type="string">
            <text:p>advice</text:p>
          </table:table-cell>
          <table:table-cell office:value-type="float" office:value="0.46101">
            <text:p>0.46101</text:p>
          </table:table-cell>
          <table:table-cell office:value-type="float" office:value="0.0984887">
            <text:p>0.0984887</text:p>
          </table:table-cell>
        </table:table-row>
        <table:table-row table:style-name="ro1">
          <table:table-cell office:value-type="string">
            <text:p>showcase</text:p>
          </table:table-cell>
          <table:table-cell office:value-type="float" office:value="0.509697">
            <text:p>0.509697</text:p>
          </table:table-cell>
          <table:table-cell office:value-type="float" office:value="0.0985223">
            <text:p>0.0985223</text:p>
          </table:table-cell>
        </table:table-row>
        <table:table-row table:style-name="ro1">
          <table:table-cell office:value-type="string">
            <text:p>hacks</text:p>
          </table:table-cell>
          <table:table-cell office:value-type="float" office:value="0.456768">
            <text:p>0.456768</text:p>
          </table:table-cell>
          <table:table-cell office:value-type="float" office:value="0.0986726">
            <text:p>0.0986726</text:p>
          </table:table-cell>
        </table:table-row>
        <table:table-row table:style-name="ro1">
          <table:table-cell office:value-type="string">
            <text:p>upload</text:p>
          </table:table-cell>
          <table:table-cell office:value-type="float" office:value="0.45899">
            <text:p>0.45899</text:p>
          </table:table-cell>
          <table:table-cell office:value-type="float" office:value="0.0986764">
            <text:p>0.0986764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0.5">
            <text:p>0.5</text:p>
          </table:table-cell>
          <table:table-cell office:value-type="float" office:value="0.0988628">
            <text:p>0.0988628</text:p>
          </table:table-cell>
        </table:table-row>
        <table:table-row table:style-name="ro1">
          <table:table-cell office:value-type="string">
            <text:p>validation</text:p>
          </table:table-cell>
          <table:table-cell office:value-type="float" office:value="0.465859">
            <text:p>0.465859</text:p>
          </table:table-cell>
          <table:table-cell office:value-type="float" office:value="0.0992044">
            <text:p>0.0992044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512525">
            <text:p>0.512525</text:p>
          </table:table-cell>
          <table:table-cell office:value-type="float" office:value="0.0993867">
            <text:p>0.0993867</text:p>
          </table:table-cell>
        </table:table-row>
        <table:table-row table:style-name="ro1">
          <table:table-cell office:value-type="string">
            <text:p>interview</text:p>
          </table:table-cell>
          <table:table-cell office:value-type="float" office:value="0.464242">
            <text:p>0.464242</text:p>
          </table:table-cell>
          <table:table-cell office:value-type="float" office:value="0.0994941">
            <text:p>0.0994941</text:p>
          </table:table-cell>
        </table:table-row>
        <table:table-row table:style-name="ro1">
          <table:table-cell office:value-type="string">
            <text:p>identity</text:p>
          </table:table-cell>
          <table:table-cell office:value-type="float" office:value="0.429293">
            <text:p>0.429293</text:p>
          </table:table-cell>
          <table:table-cell office:value-type="float" office:value="0.0997171">
            <text:p>0.0997171</text:p>
          </table:table-cell>
        </table:table-row>
        <table:table-row table:style-name="ro1">
          <table:table-cell office:value-type="string">
            <text:p>wishlist</text:p>
          </table:table-cell>
          <table:table-cell office:value-type="float" office:value="0.527677">
            <text:p>0.527677</text:p>
          </table:table-cell>
          <table:table-cell office:value-type="float" office:value="0.0997697">
            <text:p>0.0997697</text:p>
          </table:table-cell>
        </table:table-row>
        <table:table-row table:style-name="ro1">
          <table:table-cell office:value-type="string">
            <text:p>jquery</text:p>
          </table:table-cell>
          <table:table-cell office:value-type="float" office:value="0.487071">
            <text:p>0.487071</text:p>
          </table:table-cell>
          <table:table-cell office:value-type="float" office:value="0.100125">
            <text:p>0.100125</text:p>
          </table:table-cell>
        </table:table-row>
        <table:table-row table:style-name="ro1">
          <table:table-cell office:value-type="string">
            <text:p>script</text:p>
          </table:table-cell>
          <table:table-cell office:value-type="float" office:value="0.471515">
            <text:p>0.471515</text:p>
          </table:table-cell>
          <table:table-cell office:value-type="float" office:value="0.100151">
            <text:p>0.100151</text:p>
          </table:table-cell>
        </table:table-row>
        <table:table-row table:style-name="ro1">
          <table:table-cell office:value-type="string">
            <text:p>ui</text:p>
          </table:table-cell>
          <table:table-cell office:value-type="float" office:value="0.48303">
            <text:p>0.48303</text:p>
          </table:table-cell>
          <table:table-cell office:value-type="float" office:value="0.100187">
            <text:p>0.100187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422828">
            <text:p>0.422828</text:p>
          </table:table-cell>
          <table:table-cell office:value-type="float" office:value="0.100238">
            <text:p>0.100238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46404">
            <text:p>0.46404</text:p>
          </table:table-cell>
          <table:table-cell office:value-type="float" office:value="0.100281">
            <text:p>0.100281</text:p>
          </table:table-cell>
        </table:table-row>
        <table:table-row table:style-name="ro1">
          <table:table-cell office:value-type="string">
            <text:p>wikipedia</text:p>
          </table:table-cell>
          <table:table-cell office:value-type="float" office:value="0.495758">
            <text:p>0.495758</text:p>
          </table:table-cell>
          <table:table-cell office:value-type="float" office:value="0.100322">
            <text:p>0.100322</text:p>
          </table:table-cell>
        </table:table-row>
        <table:table-row table:style-name="ro1">
          <table:table-cell office:value-type="string">
            <text:p>utility</text:p>
          </table:table-cell>
          <table:table-cell office:value-type="float" office:value="0.517172">
            <text:p>0.517172</text:p>
          </table:table-cell>
          <table:table-cell office:value-type="float" office:value="0.100453">
            <text:p>0.100453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float" office:value="0.493333">
            <text:p>0.493333</text:p>
          </table:table-cell>
          <table:table-cell office:value-type="float" office:value="0.10063">
            <text:p>0.10063</text:p>
          </table:table-cell>
        </table:table-row>
        <table:table-row table:style-name="ro1">
          <table:table-cell office:value-type="string">
            <text:p>consulting</text:p>
          </table:table-cell>
          <table:table-cell office:value-type="float" office:value="0.483232">
            <text:p>0.483232</text:p>
          </table:table-cell>
          <table:table-cell office:value-type="float" office:value="0.100744">
            <text:p>0.100744</text:p>
          </table:table-cell>
        </table:table-row>
        <table:table-row table:style-name="ro1">
          <table:table-cell office:value-type="string">
            <text:p>freeware</text:p>
          </table:table-cell>
          <table:table-cell office:value-type="float" office:value="0.512525">
            <text:p>0.512525</text:p>
          </table:table-cell>
          <table:table-cell office:value-type="float" office:value="0.100932">
            <text:p>0.100932</text:p>
          </table:table-cell>
        </table:table-row>
        <table:table-row table:style-name="ro1">
          <table:table-cell office:value-type="string">
            <text:p>slideshow</text:p>
          </table:table-cell>
          <table:table-cell office:value-type="float" office:value="0.438384">
            <text:p>0.438384</text:p>
          </table:table-cell>
          <table:table-cell office:value-type="float" office:value="0.100964">
            <text:p>0.100964</text:p>
          </table:table-cell>
        </table:table-row>
        <table:table-row table:style-name="ro1">
          <table:table-cell office:value-type="string">
            <text:p>entertainment</text:p>
          </table:table-cell>
          <table:table-cell office:value-type="float" office:value="0.476162">
            <text:p>0.476162</text:p>
          </table:table-cell>
          <table:table-cell office:value-type="float" office:value="0.101092">
            <text:p>0.101092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0.463636">
            <text:p>0.463636</text:p>
          </table:table-cell>
          <table:table-cell office:value-type="float" office:value="0.101599">
            <text:p>0.101599</text:p>
          </table:table-cell>
        </table:table-row>
        <table:table-row table:style-name="ro1">
          <table:table-cell office:value-type="string">
            <text:p>branding</text:p>
          </table:table-cell>
          <table:table-cell office:value-type="float" office:value="0.455758">
            <text:p>0.455758</text:p>
          </table:table-cell>
          <table:table-cell office:value-type="float" office:value="0.102282">
            <text:p>0.102282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float" office:value="0.516162">
            <text:p>0.516162</text:p>
          </table:table-cell>
          <table:table-cell office:value-type="float" office:value="0.102358">
            <text:p>0.102358</text:p>
          </table:table-cell>
        </table:table-row>
        <table:table-row table:style-name="ro1">
          <table:table-cell office:value-type="string">
            <text:p>silverlight</text:p>
          </table:table-cell>
          <table:table-cell office:value-type="float" office:value="0.486869">
            <text:p>0.486869</text:p>
          </table:table-cell>
          <table:table-cell office:value-type="float" office:value="0.102436">
            <text:p>0.102436</text:p>
          </table:table-cell>
        </table:table-row>
        <table:table-row table:style-name="ro1">
          <table:table-cell office:value-type="string">
            <text:p>template</text:p>
          </table:table-cell>
          <table:table-cell office:value-type="float" office:value="0.515354">
            <text:p>0.515354</text:p>
          </table:table-cell>
          <table:table-cell office:value-type="float" office:value="0.102494">
            <text:p>0.102494</text:p>
          </table:table-cell>
        </table:table-row>
        <table:table-row table:style-name="ro1">
          <table:table-cell office:value-type="string">
            <text:p>cool</text:p>
          </table:table-cell>
          <table:table-cell office:value-type="float" office:value="0.526869">
            <text:p>0.526869</text:p>
          </table:table-cell>
          <table:table-cell office:value-type="float" office:value="0.102558">
            <text:p>0.102558</text:p>
          </table:table-cell>
        </table:table-row>
        <table:table-row table:style-name="ro1">
          <table:table-cell office:value-type="string">
            <text:p>http</text:p>
          </table:table-cell>
          <table:table-cell office:value-type="float" office:value="0.491515">
            <text:p>0.491515</text:p>
          </table:table-cell>
          <table:table-cell office:value-type="float" office:value="0.10268">
            <text:p>0.10268</text:p>
          </table:table-cell>
        </table:table-row>
        <table:table-row table:style-name="ro1">
          <table:table-cell office:value-type="string">
            <text:p>documentary</text:p>
          </table:table-cell>
          <table:table-cell office:value-type="float" office:value="0.496768">
            <text:p>0.496768</text:p>
          </table:table-cell>
          <table:table-cell office:value-type="float" office:value="0.102765">
            <text:p>0.102765</text:p>
          </table:table-cell>
        </table:table-row>
        <table:table-row table:style-name="ro1">
          <table:table-cell office:value-type="string">
            <text:p>wallpaper</text:p>
          </table:table-cell>
          <table:table-cell office:value-type="float" office:value="0.48">
            <text:p>0.48</text:p>
          </table:table-cell>
          <table:table-cell office:value-type="float" office:value="0.102778">
            <text:p>0.102778</text:p>
          </table:table-cell>
        </table:table-row>
        <table:table-row table:style-name="ro1">
          <table:table-cell office:value-type="string">
            <text:p>aggregator</text:p>
          </table:table-cell>
          <table:table-cell office:value-type="float" office:value="0.516768">
            <text:p>0.516768</text:p>
          </table:table-cell>
          <table:table-cell office:value-type="float" office:value="0.103235">
            <text:p>0.103235</text:p>
          </table:table-cell>
        </table:table-row>
        <table:table-row table:style-name="ro1">
          <table:table-cell office:value-type="string">
            <text:p>reviews</text:p>
          </table:table-cell>
          <table:table-cell office:value-type="float" office:value="0.491313">
            <text:p>0.491313</text:p>
          </table:table-cell>
          <table:table-cell office:value-type="float" office:value="0.10347">
            <text:p>0.10347</text:p>
          </table:table-cell>
        </table:table-row>
        <table:table-row table:style-name="ro1">
          <table:table-cell office:value-type="string">
            <text:p>cache</text:p>
          </table:table-cell>
          <table:table-cell office:value-type="float" office:value="0.485657">
            <text:p>0.485657</text:p>
          </table:table-cell>
          <table:table-cell office:value-type="float" office:value="0.103536">
            <text:p>0.103536</text:p>
          </table:table-cell>
        </table:table-row>
        <table:table-row table:style-name="ro1">
          <table:table-cell office:value-type="string">
            <text:p>cinema</text:p>
          </table:table-cell>
          <table:table-cell office:value-type="float" office:value="0.438182">
            <text:p>0.438182</text:p>
          </table:table-cell>
          <table:table-cell office:value-type="float" office:value="0.103624">
            <text:p>0.103624</text:p>
          </table:table-cell>
        </table:table-row>
        <table:table-row table:style-name="ro1">
          <table:table-cell office:value-type="string">
            <text:p>templates</text:p>
          </table:table-cell>
          <table:table-cell office:value-type="float" office:value="0.51899">
            <text:p>0.51899</text:p>
          </table:table-cell>
          <table:table-cell office:value-type="float" office:value="0.103631">
            <text:p>0.103631</text:p>
          </table:table-cell>
        </table:table-row>
        <table:table-row table:style-name="ro1">
          <table:table-cell office:value-type="string">
            <text:p>graffiti</text:p>
          </table:table-cell>
          <table:table-cell office:value-type="float" office:value="0.504242">
            <text:p>0.504242</text:p>
          </table:table-cell>
          <table:table-cell office:value-type="float" office:value="0.104338">
            <text:p>0.104338</text:p>
          </table:table-cell>
        </table:table-row>
        <table:table-row table:style-name="ro1">
          <table:table-cell office:value-type="string">
            <text:p>latex</text:p>
          </table:table-cell>
          <table:table-cell office:value-type="float" office:value="0.534949">
            <text:p>0.534949</text:p>
          </table:table-cell>
          <table:table-cell office:value-type="float" office:value="0.104607">
            <text:p>0.104607</text:p>
          </table:table-cell>
        </table:table-row>
        <table:table-row table:style-name="ro1">
          <table:table-cell office:value-type="string">
            <text:p>maven</text:p>
          </table:table-cell>
          <table:table-cell office:value-type="float" office:value="0.507879">
            <text:p>0.507879</text:p>
          </table:table-cell>
          <table:table-cell office:value-type="float" office:value="0.104624">
            <text:p>0.104624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float" office:value="0.524444">
            <text:p>0.524444</text:p>
          </table:table-cell>
          <table:table-cell office:value-type="float" office:value="0.104866">
            <text:p>0.104866</text:p>
          </table:table-cell>
        </table:table-row>
        <table:table-row table:style-name="ro1">
          <table:table-cell office:value-type="string">
            <text:p>socialnetworking</text:p>
          </table:table-cell>
          <table:table-cell office:value-type="float" office:value="0.528081">
            <text:p>0.528081</text:p>
          </table:table-cell>
          <table:table-cell office:value-type="float" office:value="0.104933">
            <text:p>0.104933</text:p>
          </table:table-cell>
        </table:table-row>
        <table:table-row table:style-name="ro1">
          <table:table-cell office:value-type="string">
            <text:p>dance</text:p>
          </table:table-cell>
          <table:table-cell office:value-type="float" office:value="0.474949">
            <text:p>0.474949</text:p>
          </table:table-cell>
          <table:table-cell office:value-type="float" office:value="0.10502">
            <text:p>0.10502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float" office:value="0.511717">
            <text:p>0.511717</text:p>
          </table:table-cell>
          <table:table-cell office:value-type="float" office:value="0.105091">
            <text:p>0.105091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472121">
            <text:p>0.472121</text:p>
          </table:table-cell>
          <table:table-cell office:value-type="float" office:value="0.105315">
            <text:p>0.105315</text:p>
          </table:table-cell>
        </table:table-row>
        <table:table-row table:style-name="ro1">
          <table:table-cell office:value-type="string">
            <text:p>crowdsourcing</text:p>
          </table:table-cell>
          <table:table-cell office:value-type="float" office:value="0.467071">
            <text:p>0.467071</text:p>
          </table:table-cell>
          <table:table-cell office:value-type="float" office:value="0.105367">
            <text:p>0.105367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float" office:value="0.503636">
            <text:p>0.503636</text:p>
          </table:table-cell>
          <table:table-cell office:value-type="float" office:value="0.105378">
            <text:p>0.105378</text:p>
          </table:table-cell>
        </table:table-row>
        <table:table-row table:style-name="ro1">
          <table:table-cell office:value-type="string">
            <text:p>office</text:p>
          </table:table-cell>
          <table:table-cell office:value-type="float" office:value="0.468283">
            <text:p>0.468283</text:p>
          </table:table-cell>
          <table:table-cell office:value-type="float" office:value="0.105397">
            <text:p>0.105397</text:p>
          </table:table-cell>
        </table:table-row>
        <table:table-row table:style-name="ro1">
          <table:table-cell office:value-type="string">
            <text:p>lisp</text:p>
          </table:table-cell>
          <table:table-cell office:value-type="float" office:value="0.495556">
            <text:p>0.495556</text:p>
          </table:table-cell>
          <table:table-cell office:value-type="float" office:value="0.105495">
            <text:p>0.105495</text:p>
          </table:table-cell>
        </table:table-row>
        <table:table-row table:style-name="ro1">
          <table:table-cell office:value-type="string">
            <text:p>flex</text:p>
          </table:table-cell>
          <table:table-cell office:value-type="float" office:value="0.532929">
            <text:p>0.532929</text:p>
          </table:table-cell>
          <table:table-cell office:value-type="float" office:value="0.105622">
            <text:p>0.105622</text:p>
          </table:table-cell>
        </table:table-row>
        <table:table-row table:style-name="ro1">
          <table:table-cell office:value-type="string">
            <text:p>ipad</text:p>
          </table:table-cell>
          <table:table-cell office:value-type="float" office:value="0.506263">
            <text:p>0.506263</text:p>
          </table:table-cell>
          <table:table-cell office:value-type="float" office:value="0.105867">
            <text:p>0.105867</text:p>
          </table:table-cell>
        </table:table-row>
        <table:table-row table:style-name="ro1">
          <table:table-cell office:value-type="string">
            <text:p>society</text:p>
          </table:table-cell>
          <table:table-cell office:value-type="float" office:value="0.523232">
            <text:p>0.523232</text:p>
          </table:table-cell>
          <table:table-cell office:value-type="float" office:value="0.106267">
            <text:p>0.106267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float" office:value="0.533535">
            <text:p>0.533535</text:p>
          </table:table-cell>
          <table:table-cell office:value-type="float" office:value="0.1065">
            <text:p>0.1065</text:p>
          </table:table-cell>
        </table:table-row>
        <table:table-row table:style-name="ro1">
          <table:table-cell office:value-type="string">
            <text:p>diy</text:p>
          </table:table-cell>
          <table:table-cell office:value-type="float" office:value="0.490505">
            <text:p>0.490505</text:p>
          </table:table-cell>
          <table:table-cell office:value-type="float" office:value="0.10651">
            <text:p>0.10651</text:p>
          </table:table-cell>
        </table:table-row>
        <table:table-row table:style-name="ro1">
          <table:table-cell office:value-type="string">
            <text:p>coding</text:p>
          </table:table-cell>
          <table:table-cell office:value-type="float" office:value="0.518384">
            <text:p>0.518384</text:p>
          </table:table-cell>
          <table:table-cell office:value-type="float" office:value="0.10654">
            <text:p>0.10654</text:p>
          </table:table-cell>
        </table:table-row>
        <table:table-row table:style-name="ro1">
          <table:table-cell office:value-type="string">
            <text:p>api</text:p>
          </table:table-cell>
          <table:table-cell office:value-type="float" office:value="0.548081">
            <text:p>0.548081</text:p>
          </table:table-cell>
          <table:table-cell office:value-type="float" office:value="0.106562">
            <text:p>0.106562</text:p>
          </table:table-cell>
        </table:table-row>
        <table:table-row table:style-name="ro1">
          <table:table-cell office:value-type="string">
            <text:p>automation</text:p>
          </table:table-cell>
          <table:table-cell office:value-type="float" office:value="0.47899">
            <text:p>0.47899</text:p>
          </table:table-cell>
          <table:table-cell office:value-type="float" office:value="0.106726">
            <text:p>0.106726</text:p>
          </table:table-cell>
        </table:table-row>
        <table:table-row table:style-name="ro1">
          <table:table-cell office:value-type="string">
            <text:p>uml</text:p>
          </table:table-cell>
          <table:table-cell office:value-type="float" office:value="0.506869">
            <text:p>0.506869</text:p>
          </table:table-cell>
          <table:table-cell office:value-type="float" office:value="0.10718">
            <text:p>0.10718</text:p>
          </table:table-cell>
        </table:table-row>
        <table:table-row table:style-name="ro1">
          <table:table-cell office:value-type="string">
            <text:p>research</text:p>
          </table:table-cell>
          <table:table-cell office:value-type="float" office:value="0.514343">
            <text:p>0.514343</text:p>
          </table:table-cell>
          <table:table-cell office:value-type="float" office:value="0.107198">
            <text:p>0.107198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0.503434">
            <text:p>0.503434</text:p>
          </table:table-cell>
          <table:table-cell office:value-type="float" office:value="0.107224">
            <text:p>0.107224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float" office:value="0.509091">
            <text:p>0.509091</text:p>
          </table:table-cell>
          <table:table-cell office:value-type="float" office:value="0.107397">
            <text:p>0.107397</text:p>
          </table:table-cell>
        </table:table-row>
        <table:table-row table:style-name="ro1">
          <table:table-cell office:value-type="string">
            <text:p>webservices</text:p>
          </table:table-cell>
          <table:table-cell office:value-type="float" office:value="0.514949">
            <text:p>0.514949</text:p>
          </table:table-cell>
          <table:table-cell office:value-type="float" office:value="0.107405">
            <text:p>0.107405</text:p>
          </table:table-cell>
        </table:table-row>
        <table:table-row table:style-name="ro1">
          <table:table-cell office:value-type="string">
            <text:p>installation</text:p>
          </table:table-cell>
          <table:table-cell office:value-type="float" office:value="0.480404">
            <text:p>0.480404</text:p>
          </table:table-cell>
          <table:table-cell office:value-type="float" office:value="0.107544">
            <text:p>0.107544</text:p>
          </table:table-cell>
        </table:table-row>
        <table:table-row table:style-name="ro1">
          <table:table-cell office:value-type="string">
            <text:p>debug</text:p>
          </table:table-cell>
          <table:table-cell office:value-type="float" office:value="0.513737">
            <text:p>0.513737</text:p>
          </table:table-cell>
          <table:table-cell office:value-type="float" office:value="0.108205">
            <text:p>0.108205</text:p>
          </table:table-cell>
        </table:table-row>
        <table:table-row table:style-name="ro1">
          <table:table-cell office:value-type="string">
            <text:p>projects</text:p>
          </table:table-cell>
          <table:table-cell office:value-type="float" office:value="0.480202">
            <text:p>0.480202</text:p>
          </table:table-cell>
          <table:table-cell office:value-type="float" office:value="0.10867">
            <text:p>0.10867</text:p>
          </table:table-cell>
        </table:table-row>
        <table:table-row table:style-name="ro1">
          <table:table-cell office:value-type="string">
            <text:p>charts</text:p>
          </table:table-cell>
          <table:table-cell office:value-type="float" office:value="0.487677">
            <text:p>0.487677</text:p>
          </table:table-cell>
          <table:table-cell office:value-type="float" office:value="0.108701">
            <text:p>0.108701</text:p>
          </table:table-cell>
        </table:table-row>
        <table:table-row table:style-name="ro1">
          <table:table-cell office:value-type="string">
            <text:p>lighting</text:p>
          </table:table-cell>
          <table:table-cell office:value-type="float" office:value="0.48404">
            <text:p>0.48404</text:p>
          </table:table-cell>
          <table:table-cell office:value-type="float" office:value="0.108724">
            <text:p>0.10872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float" office:value="0.493535">
            <text:p>0.493535</text:p>
          </table:table-cell>
          <table:table-cell office:value-type="float" office:value="0.108806">
            <text:p>0.108806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float" office:value="0.495354">
            <text:p>0.495354</text:p>
          </table:table-cell>
          <table:table-cell office:value-type="float" office:value="0.108999">
            <text:p>0.108999</text:p>
          </table:table-cell>
        </table:table-row>
        <table:table-row table:style-name="ro1">
          <table:table-cell office:value-type="string">
            <text:p>photography</text:p>
          </table:table-cell>
          <table:table-cell office:value-type="float" office:value="0.52101">
            <text:p>0.52101</text:p>
          </table:table-cell>
          <table:table-cell office:value-type="float" office:value="0.109453">
            <text:p>0.109453</text:p>
          </table:table-cell>
        </table:table-row>
        <table:table-row table:style-name="ro1">
          <table:table-cell office:value-type="string">
            <text:p>ideas</text:p>
          </table:table-cell>
          <table:table-cell office:value-type="float" office:value="0.523434">
            <text:p>0.523434</text:p>
          </table:table-cell>
          <table:table-cell office:value-type="float" office:value="0.109639">
            <text:p>0.109639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float" office:value="0.529899">
            <text:p>0.529899</text:p>
          </table:table-cell>
          <table:table-cell office:value-type="float" office:value="0.109787">
            <text:p>0.109787</text:p>
          </table:table-cell>
        </table:table-row>
        <table:table-row table:style-name="ro1">
          <table:table-cell office:value-type="string">
            <text:p>utilities</text:p>
          </table:table-cell>
          <table:table-cell office:value-type="float" office:value="0.52202">
            <text:p>0.52202</text:p>
          </table:table-cell>
          <table:table-cell office:value-type="float" office:value="0.109816">
            <text:p>0.109816</text:p>
          </table:table-cell>
        </table:table-row>
        <table:table-row table:style-name="ro1">
          <table:table-cell office:value-type="string">
            <text:p>logo</text:p>
          </table:table-cell>
          <table:table-cell office:value-type="float" office:value="0.534949">
            <text:p>0.534949</text:p>
          </table:table-cell>
          <table:table-cell office:value-type="float" office:value="0.109861">
            <text:p>0.109861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float" office:value="0.516364">
            <text:p>0.516364</text:p>
          </table:table-cell>
          <table:table-cell office:value-type="float" office:value="0.110505">
            <text:p>0.110505</text:p>
          </table:table-cell>
        </table:table-row>
        <table:table-row table:style-name="ro1">
          <table:table-cell office:value-type="string">
            <text:p>aws</text:p>
          </table:table-cell>
          <table:table-cell office:value-type="float" office:value="0.512727">
            <text:p>0.512727</text:p>
          </table:table-cell>
          <table:table-cell office:value-type="float" office:value="0.110613">
            <text:p>0.110613</text:p>
          </table:table-cell>
        </table:table-row>
        <table:table-row table:style-name="ro1">
          <table:table-cell office:value-type="string">
            <text:p>navigation</text:p>
          </table:table-cell>
          <table:table-cell office:value-type="float" office:value="0.485051">
            <text:p>0.485051</text:p>
          </table:table-cell>
          <table:table-cell office:value-type="float" office:value="0.110931">
            <text:p>0.110931</text:p>
          </table:table-cell>
        </table:table-row>
        <table:table-row table:style-name="ro1">
          <table:table-cell office:value-type="string">
            <text:p>logos</text:p>
          </table:table-cell>
          <table:table-cell office:value-type="float" office:value="0.539192">
            <text:p>0.539192</text:p>
          </table:table-cell>
          <table:table-cell office:value-type="float" office:value="0.11135">
            <text:p>0.11135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float" office:value="0.492929">
            <text:p>0.492929</text:p>
          </table:table-cell>
          <table:table-cell office:value-type="float" office:value="0.111582">
            <text:p>0.111582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0.511919">
            <text:p>0.511919</text:p>
          </table:table-cell>
          <table:table-cell office:value-type="float" office:value="0.111601">
            <text:p>0.111601</text:p>
          </table:table-cell>
        </table:table-row>
        <table:table-row table:style-name="ro1">
          <table:table-cell office:value-type="string">
            <text:p>infographic</text:p>
          </table:table-cell>
          <table:table-cell office:value-type="float" office:value="0.496162">
            <text:p>0.496162</text:p>
          </table:table-cell>
          <table:table-cell office:value-type="float" office:value="0.111674">
            <text:p>0.111674</text:p>
          </table:table-cell>
        </table:table-row>
        <table:table-row table:style-name="ro1">
          <table:table-cell office:value-type="string">
            <text:p>css</text:p>
          </table:table-cell>
          <table:table-cell office:value-type="float" office:value="0.541414">
            <text:p>0.541414</text:p>
          </table:table-cell>
          <table:table-cell office:value-type="float" office:value="0.111818">
            <text:p>0.111818</text:p>
          </table:table-cell>
        </table:table-row>
        <table:table-row table:style-name="ro1">
          <table:table-cell office:value-type="string">
            <text:p>wcf</text:p>
          </table:table-cell>
          <table:table-cell office:value-type="float" office:value="0.507071">
            <text:p>0.507071</text:p>
          </table:table-cell>
          <table:table-cell office:value-type="float" office:value="0.111843">
            <text:p>0.111843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float" office:value="0.525455">
            <text:p>0.525455</text:p>
          </table:table-cell>
          <table:table-cell office:value-type="float" office:value="0.111945">
            <text:p>0.111945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float" office:value="0.425859">
            <text:p>0.425859</text:p>
          </table:table-cell>
          <table:table-cell office:value-type="float" office:value="0.112056">
            <text:p>0.112056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float" office:value="0.506263">
            <text:p>0.506263</text:p>
          </table:table-cell>
          <table:table-cell office:value-type="float" office:value="0.112126">
            <text:p>0.112126</text:p>
          </table:table-cell>
        </table:table-row>
        <table:table-row table:style-name="ro1">
          <table:table-cell office:value-type="string">
            <text:p>processing</text:p>
          </table:table-cell>
          <table:table-cell office:value-type="float" office:value="0.513333">
            <text:p>0.513333</text:p>
          </table:table-cell>
          <table:table-cell office:value-type="float" office:value="0.112131">
            <text:p>0.112131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float" office:value="0.521818">
            <text:p>0.521818</text:p>
          </table:table-cell>
          <table:table-cell office:value-type="float" office:value="0.11219">
            <text:p>0.11219</text:p>
          </table:table-cell>
        </table:table-row>
        <table:table-row table:style-name="ro1">
          <table:table-cell office:value-type="string">
            <text:p>humour</text:p>
          </table:table-cell>
          <table:table-cell office:value-type="float" office:value="0.498384">
            <text:p>0.498384</text:p>
          </table:table-cell>
          <table:table-cell office:value-type="float" office:value="0.112294">
            <text:p>0.112294</text:p>
          </table:table-cell>
        </table:table-row>
        <table:table-row table:style-name="ro1">
          <table:table-cell office:value-type="string">
            <text:p>macosx</text:p>
          </table:table-cell>
          <table:table-cell office:value-type="float" office:value="0.546465">
            <text:p>0.546465</text:p>
          </table:table-cell>
          <table:table-cell office:value-type="float" office:value="0.112554">
            <text:p>0.112554</text:p>
          </table:table-cell>
        </table:table-row>
        <table:table-row table:style-name="ro1">
          <table:table-cell office:value-type="string">
            <text:p>scifi</text:p>
          </table:table-cell>
          <table:table-cell office:value-type="float" office:value="0.538788">
            <text:p>0.538788</text:p>
          </table:table-cell>
          <table:table-cell office:value-type="float" office:value="0.112691">
            <text:p>0.11269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0.502424">
            <text:p>0.502424</text:p>
          </table:table-cell>
          <table:table-cell office:value-type="float" office:value="0.112702">
            <text:p>0.112702</text:p>
          </table:table-cell>
        </table:table-row>
        <table:table-row table:style-name="ro1">
          <table:table-cell office:value-type="string">
            <text:p>subversion</text:p>
          </table:table-cell>
          <table:table-cell office:value-type="float" office:value="0.533535">
            <text:p>0.533535</text:p>
          </table:table-cell>
          <table:table-cell office:value-type="float" office:value="0.112761">
            <text:p>0.112761</text:p>
          </table:table-cell>
        </table:table-row>
        <table:table-row table:style-name="ro1">
          <table:table-cell office:value-type="string">
            <text:p>share</text:p>
          </table:table-cell>
          <table:table-cell office:value-type="float" office:value="0.487071">
            <text:p>0.487071</text:p>
          </table:table-cell>
          <table:table-cell office:value-type="float" office:value="0.112948">
            <text:p>0.112948</text:p>
          </table:table-cell>
        </table:table-row>
        <table:table-row table:style-name="ro1">
          <table:table-cell office:value-type="string">
            <text:p>webdesign</text:p>
          </table:table-cell>
          <table:table-cell office:value-type="float" office:value="0.471111">
            <text:p>0.471111</text:p>
          </table:table-cell>
          <table:table-cell office:value-type="float" office:value="0.113035">
            <text:p>0.113035</text:p>
          </table:table-cell>
        </table:table-row>
        <table:table-row table:style-name="ro1">
          <table:table-cell office:value-type="string">
            <text:p>gmail</text:p>
          </table:table-cell>
          <table:table-cell office:value-type="float" office:value="0.498788">
            <text:p>0.498788</text:p>
          </table:table-cell>
          <table:table-cell office:value-type="float" office:value="0.113351">
            <text:p>0.113351</text:p>
          </table:table-cell>
        </table:table-row>
        <table:table-row table:style-name="ro1">
          <table:table-cell office:value-type="string">
            <text:p>policy</text:p>
          </table:table-cell>
          <table:table-cell office:value-type="float" office:value="0.521212">
            <text:p>0.521212</text:p>
          </table:table-cell>
          <table:table-cell office:value-type="float" office:value="0.113596">
            <text:p>0.113596</text:p>
          </table:table-cell>
        </table:table-row>
        <table:table-row table:style-name="ro1">
          <table:table-cell office:value-type="string">
            <text:p>pictures</text:p>
          </table:table-cell>
          <table:table-cell office:value-type="float" office:value="0.527475">
            <text:p>0.527475</text:p>
          </table:table-cell>
          <table:table-cell office:value-type="float" office:value="0.113617">
            <text:p>0.113617</text:p>
          </table:table-cell>
        </table:table-row>
        <table:table-row table:style-name="ro1">
          <table:table-cell office:value-type="string">
            <text:p>lesson</text:p>
          </table:table-cell>
          <table:table-cell office:value-type="float" office:value="0.513535">
            <text:p>0.513535</text:p>
          </table:table-cell>
          <table:table-cell office:value-type="float" office:value="0.11453">
            <text:p>0.11453</text:p>
          </table:table-cell>
        </table:table-row>
        <table:table-row table:style-name="ro1">
          <table:table-cell office:value-type="string">
            <text:p>youtube</text:p>
          </table:table-cell>
          <table:table-cell office:value-type="float" office:value="0.630505">
            <text:p>0.630505</text:p>
          </table:table-cell>
          <table:table-cell office:value-type="float" office:value="0.11478">
            <text:p>0.11478</text:p>
          </table:table-cell>
        </table:table-row>
        <table:table-row table:style-name="ro1">
          <table:table-cell office:value-type="string">
            <text:p>kernel</text:p>
          </table:table-cell>
          <table:table-cell office:value-type="float" office:value="0.536364">
            <text:p>0.536364</text:p>
          </table:table-cell>
          <table:table-cell office:value-type="float" office:value="0.114798">
            <text:p>0.114798</text:p>
          </table:table-cell>
        </table:table-row>
        <table:table-row table:style-name="ro1">
          <table:table-cell office:value-type="string">
            <text:p>aftereffects</text:p>
          </table:table-cell>
          <table:table-cell office:value-type="float" office:value="0.531111">
            <text:p>0.531111</text:p>
          </table:table-cell>
          <table:table-cell office:value-type="float" office:value="0.114852">
            <text:p>0.114852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float" office:value="0.523636">
            <text:p>0.523636</text:p>
          </table:table-cell>
          <table:table-cell office:value-type="float" office:value="0.11496">
            <text:p>0.11496</text:p>
          </table:table-cell>
        </table:table-row>
        <table:table-row table:style-name="ro1">
          <table:table-cell office:value-type="string">
            <text:p>interaction</text:p>
          </table:table-cell>
          <table:table-cell office:value-type="float" office:value="0.528889">
            <text:p>0.528889</text:p>
          </table:table-cell>
          <table:table-cell office:value-type="float" office:value="0.11535">
            <text:p>0.11535</text:p>
          </table:table-cell>
        </table:table-row>
        <table:table-row table:style-name="ro1">
          <table:table-cell office:value-type="string">
            <text:p>dvd</text:p>
          </table:table-cell>
          <table:table-cell office:value-type="float" office:value="0.523232">
            <text:p>0.523232</text:p>
          </table:table-cell>
          <table:table-cell office:value-type="float" office:value="0.115465">
            <text:p>0.115465</text:p>
          </table:table-cell>
        </table:table-row>
        <table:table-row table:style-name="ro1">
          <table:table-cell office:value-type="string">
            <text:p>sync</text:p>
          </table:table-cell>
          <table:table-cell office:value-type="float" office:value="0.488485">
            <text:p>0.488485</text:p>
          </table:table-cell>
          <table:table-cell office:value-type="float" office:value="0.115603">
            <text:p>0.115603</text:p>
          </table:table-cell>
        </table:table-row>
        <table:table-row table:style-name="ro1">
          <table:table-cell office:value-type="string">
            <text:p>information</text:p>
          </table:table-cell>
          <table:table-cell office:value-type="float" office:value="0.534545">
            <text:p>0.534545</text:p>
          </table:table-cell>
          <table:table-cell office:value-type="float" office:value="0.115863">
            <text:p>0.115863</text:p>
          </table:table-cell>
        </table:table-row>
        <table:table-row table:style-name="ro1">
          <table:table-cell office:value-type="string">
            <text:p>review</text:p>
          </table:table-cell>
          <table:table-cell office:value-type="float" office:value="0.529697">
            <text:p>0.529697</text:p>
          </table:table-cell>
          <table:table-cell office:value-type="float" office:value="0.115901">
            <text:p>0.115901</text:p>
          </table:table-cell>
        </table:table-row>
        <table:table-row table:style-name="ro1">
          <table:table-cell office:value-type="string">
            <text:p>fandom</text:p>
          </table:table-cell>
          <table:table-cell office:value-type="float" office:value="0.507677">
            <text:p>0.507677</text:p>
          </table:table-cell>
          <table:table-cell office:value-type="float" office:value="0.115918">
            <text:p>0.115918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518586">
            <text:p>0.518586</text:p>
          </table:table-cell>
          <table:table-cell office:value-type="float" office:value="0.115976">
            <text:p>0.115976</text:p>
          </table:table-cell>
        </table:table-row>
        <table:table-row table:style-name="ro1">
          <table:table-cell office:value-type="string">
            <text:p>osx</text:p>
          </table:table-cell>
          <table:table-cell office:value-type="float" office:value="0.557778">
            <text:p>0.557778</text:p>
          </table:table-cell>
          <table:table-cell office:value-type="float" office:value="0.116235">
            <text:p>0.116235</text:p>
          </table:table-cell>
        </table:table-row>
        <table:table-row table:style-name="ro1">
          <table:table-cell office:value-type="string">
            <text:p>vpn</text:p>
          </table:table-cell>
          <table:table-cell office:value-type="float" office:value="0.508889">
            <text:p>0.508889</text:p>
          </table:table-cell>
          <table:table-cell office:value-type="float" office:value="0.116238">
            <text:p>0.116238</text:p>
          </table:table-cell>
        </table:table-row>
        <table:table-row table:style-name="ro1">
          <table:table-cell office:value-type="string">
            <text:p>delicious</text:p>
          </table:table-cell>
          <table:table-cell office:value-type="float" office:value="0.575354">
            <text:p>0.575354</text:p>
          </table:table-cell>
          <table:table-cell office:value-type="float" office:value="0.116548">
            <text:p>0.116548</text:p>
          </table:table-cell>
        </table:table-row>
        <table:table-row table:style-name="ro1">
          <table:table-cell office:value-type="string">
            <text:p>module</text:p>
          </table:table-cell>
          <table:table-cell office:value-type="float" office:value="0.531717">
            <text:p>0.531717</text:p>
          </table:table-cell>
          <table:table-cell office:value-type="float" office:value="0.116585">
            <text:p>0.116585</text:p>
          </table:table-cell>
        </table:table-row>
        <table:table-row table:style-name="ro1">
          <table:table-cell office:value-type="string">
            <text:p>homeschool</text:p>
          </table:table-cell>
          <table:table-cell office:value-type="float" office:value="0.537374">
            <text:p>0.537374</text:p>
          </table:table-cell>
          <table:table-cell office:value-type="float" office:value="0.116735">
            <text:p>0.116735</text:p>
          </table:table-cell>
        </table:table-row>
        <table:table-row table:style-name="ro1">
          <table:table-cell office:value-type="string">
            <text:p>oracle</text:p>
          </table:table-cell>
          <table:table-cell office:value-type="float" office:value="0.565455">
            <text:p>0.565455</text:p>
          </table:table-cell>
          <table:table-cell office:value-type="float" office:value="0.116963">
            <text:p>0.116963</text:p>
          </table:table-cell>
        </table:table-row>
        <table:table-row table:style-name="ro1">
          <table:table-cell office:value-type="string">
            <text:p>fiction</text:p>
          </table:table-cell>
          <table:table-cell office:value-type="float" office:value="0.527071">
            <text:p>0.527071</text:p>
          </table:table-cell>
          <table:table-cell office:value-type="float" office:value="0.116978">
            <text:p>0.116978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float" office:value="0.566465">
            <text:p>0.566465</text:p>
          </table:table-cell>
          <table:table-cell office:value-type="float" office:value="0.117009">
            <text:p>0.117009</text:p>
          </table:table-cell>
        </table:table-row>
        <table:table-row table:style-name="ro1">
          <table:table-cell office:value-type="string">
            <text:p>objectivec</text:p>
          </table:table-cell>
          <table:table-cell office:value-type="float" office:value="0.537172">
            <text:p>0.537172</text:p>
          </table:table-cell>
          <table:table-cell office:value-type="float" office:value="0.117025">
            <text:p>0.117025</text:p>
          </table:table-cell>
        </table:table-row>
        <table:table-row table:style-name="ro1">
          <table:table-cell office:value-type="string">
            <text:p>read</text:p>
          </table:table-cell>
          <table:table-cell office:value-type="float" office:value="0.554747">
            <text:p>0.554747</text:p>
          </table:table-cell>
          <table:table-cell office:value-type="float" office:value="0.117099">
            <text:p>0.117099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float" office:value="0.533535">
            <text:p>0.533535</text:p>
          </table:table-cell>
          <table:table-cell office:value-type="float" office:value="0.117129">
            <text:p>0.117129</text:p>
          </table:table-cell>
        </table:table-row>
        <table:table-row table:style-name="ro1">
          <table:table-cell office:value-type="string">
            <text:p>powerpoint</text:p>
          </table:table-cell>
          <table:table-cell office:value-type="float" office:value="0.530707">
            <text:p>0.530707</text:p>
          </table:table-cell>
          <table:table-cell office:value-type="float" office:value="0.117205">
            <text:p>0.117205</text:p>
          </table:table-cell>
        </table:table-row>
        <table:table-row table:style-name="ro1">
          <table:table-cell office:value-type="string">
            <text:p>graph</text:p>
          </table:table-cell>
          <table:table-cell office:value-type="float" office:value="0.544646">
            <text:p>0.544646</text:p>
          </table:table-cell>
          <table:table-cell office:value-type="float" office:value="0.117294">
            <text:p>0.117294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float" office:value="0.540404">
            <text:p>0.540404</text:p>
          </table:table-cell>
          <table:table-cell office:value-type="float" office:value="0.117688">
            <text:p>0.117688</text:p>
          </table:table-cell>
        </table:table-row>
        <table:table-row table:style-name="ro1">
          <table:table-cell office:value-type="string">
            <text:p>wpf</text:p>
          </table:table-cell>
          <table:table-cell office:value-type="float" office:value="0.53596">
            <text:p>0.53596</text:p>
          </table:table-cell>
          <table:table-cell office:value-type="float" office:value="0.117823">
            <text:p>0.117823</text:p>
          </table:table-cell>
        </table:table-row>
        <table:table-row table:style-name="ro1">
          <table:table-cell office:value-type="string">
            <text:p>toys</text:p>
          </table:table-cell>
          <table:table-cell office:value-type="float" office:value="0.546667">
            <text:p>0.546667</text:p>
          </table:table-cell>
          <table:table-cell office:value-type="float" office:value="0.117967">
            <text:p>0.117967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0.540202">
            <text:p>0.540202</text:p>
          </table:table-cell>
          <table:table-cell office:value-type="float" office:value="0.118007">
            <text:p>0.118007</text:p>
          </table:table-cell>
        </table:table-row>
        <table:table-row table:style-name="ro1">
          <table:table-cell office:value-type="string">
            <text:p>cloudcomputing</text:p>
          </table:table-cell>
          <table:table-cell office:value-type="float" office:value="0.551313">
            <text:p>0.551313</text:p>
          </table:table-cell>
          <table:table-cell office:value-type="float" office:value="0.118094">
            <text:p>0.118094</text:p>
          </table:table-cell>
        </table:table-row>
        <table:table-row table:style-name="ro1">
          <table:table-cell office:value-type="string">
            <text:p>rss</text:p>
          </table:table-cell>
          <table:table-cell office:value-type="float" office:value="0.55798">
            <text:p>0.55798</text:p>
          </table:table-cell>
          <table:table-cell office:value-type="float" office:value="0.118149">
            <text:p>0.118149</text:p>
          </table:table-cell>
        </table:table-row>
        <table:table-row table:style-name="ro1">
          <table:table-cell office:value-type="string">
            <text:p>ios</text:p>
          </table:table-cell>
          <table:table-cell office:value-type="float" office:value="0.531717">
            <text:p>0.531717</text:p>
          </table:table-cell>
          <table:table-cell office:value-type="float" office:value="0.118171">
            <text:p>0.118171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float" office:value="0.515758">
            <text:p>0.515758</text:p>
          </table:table-cell>
          <table:table-cell office:value-type="float" office:value="0.118481">
            <text:p>0.118481</text:p>
          </table:table-cell>
        </table:table-row>
        <table:table-row table:style-name="ro1">
          <table:table-cell office:value-type="string">
            <text:p>todo</text:p>
          </table:table-cell>
          <table:table-cell office:value-type="float" office:value="0.503838">
            <text:p>0.503838</text:p>
          </table:table-cell>
          <table:table-cell office:value-type="float" office:value="0.118662">
            <text:p>0.118662</text:p>
          </table:table-cell>
        </table:table-row>
        <table:table-row table:style-name="ro1">
          <table:table-cell office:value-type="string">
            <text:p>russian</text:p>
          </table:table-cell>
          <table:table-cell office:value-type="float" office:value="0.564646">
            <text:p>0.564646</text:p>
          </table:table-cell>
          <table:table-cell office:value-type="float" office:value="0.119094">
            <text:p>0.119094</text:p>
          </table:table-cell>
        </table:table-row>
        <table:table-row table:style-name="ro1">
          <table:table-cell office:value-type="string">
            <text:p>storytelling</text:p>
          </table:table-cell>
          <table:table-cell office:value-type="float" office:value="0.550101">
            <text:p>0.550101</text:p>
          </table:table-cell>
          <table:table-cell office:value-type="float" office:value="0.11919">
            <text:p>0.11919</text:p>
          </table:table-cell>
        </table:table-row>
        <table:table-row table:style-name="ro1">
          <table:table-cell office:value-type="string">
            <text:p>debugging</text:p>
          </table:table-cell>
          <table:table-cell office:value-type="float" office:value="0.553333">
            <text:p>0.553333</text:p>
          </table:table-cell>
          <table:table-cell office:value-type="float" office:value="0.119241">
            <text:p>0.119241</text:p>
          </table:table-cell>
        </table:table-row>
        <table:table-row table:style-name="ro1">
          <table:table-cell office:value-type="string">
            <text:p>generator</text:p>
          </table:table-cell>
          <table:table-cell office:value-type="float" office:value="0.615354">
            <text:p>0.615354</text:p>
          </table:table-cell>
          <table:table-cell office:value-type="float" office:value="0.119719">
            <text:p>0.119719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float" office:value="0.516364">
            <text:p>0.516364</text:p>
          </table:table-cell>
          <table:table-cell office:value-type="float" office:value="0.119911">
            <text:p>0.119911</text:p>
          </table:table-cell>
        </table:table-row>
        <table:table-row table:style-name="ro1">
          <table:table-cell office:value-type="string">
            <text:p>kindle</text:p>
          </table:table-cell>
          <table:table-cell office:value-type="float" office:value="0.531515">
            <text:p>0.531515</text:p>
          </table:table-cell>
          <table:table-cell office:value-type="float" office:value="0.120154">
            <text:p>0.120154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0.561818">
            <text:p>0.561818</text:p>
          </table:table-cell>
          <table:table-cell office:value-type="float" office:value="0.120313">
            <text:p>0.120313</text:p>
          </table:table-cell>
        </table:table-row>
        <table:table-row table:style-name="ro1">
          <table:table-cell office:value-type="string">
            <text:p>imported</text:p>
          </table:table-cell>
          <table:table-cell office:value-type="float" office:value="0.595152">
            <text:p>0.595152</text:p>
          </table:table-cell>
          <table:table-cell office:value-type="float" office:value="0.120765">
            <text:p>0.120765</text:p>
          </table:table-cell>
        </table:table-row>
        <table:table-row table:style-name="ro1">
          <table:table-cell office:value-type="string">
            <text:p>worksheets</text:p>
          </table:table-cell>
          <table:table-cell office:value-type="float" office:value="0.534949">
            <text:p>0.534949</text:p>
          </table:table-cell>
          <table:table-cell office:value-type="float" office:value="0.120947">
            <text:p>0.120947</text:p>
          </table:table-cell>
        </table:table-row>
        <table:table-row table:style-name="ro1">
          <table:table-cell office:value-type="string">
            <text:p>publishing</text:p>
          </table:table-cell>
          <table:table-cell office:value-type="float" office:value="0.499192">
            <text:p>0.499192</text:p>
          </table:table-cell>
          <table:table-cell office:value-type="float" office:value="0.121378">
            <text:p>0.121378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0.569293">
            <text:p>0.569293</text:p>
          </table:table-cell>
          <table:table-cell office:value-type="float" office:value="0.121722">
            <text:p>0.121722</text:p>
          </table:table-cell>
        </table:table-row>
        <table:table-row table:style-name="ro1">
          <table:table-cell office:value-type="string">
            <text:p>modules</text:p>
          </table:table-cell>
          <table:table-cell office:value-type="float" office:value="0.557576">
            <text:p>0.557576</text:p>
          </table:table-cell>
          <table:table-cell office:value-type="float" office:value="0.121893">
            <text:p>0.121893</text:p>
          </table:table-cell>
        </table:table-row>
        <table:table-row table:style-name="ro1">
          <table:table-cell office:value-type="string">
            <text:p>ia</text:p>
          </table:table-cell>
          <table:table-cell office:value-type="float" office:value="0.53798">
            <text:p>0.53798</text:p>
          </table:table-cell>
          <table:table-cell office:value-type="float" office:value="0.122645">
            <text:p>0.122645</text:p>
          </table:table-cell>
        </table:table-row>
        <table:table-row table:style-name="ro1">
          <table:table-cell office:value-type="string">
            <text:p>flash</text:p>
          </table:table-cell>
          <table:table-cell office:value-type="float" office:value="0.56">
            <text:p>0.56</text:p>
          </table:table-cell>
          <table:table-cell office:value-type="float" office:value="0.1229">
            <text:p>0.1229</text:p>
          </table:table-cell>
        </table:table-row>
        <table:table-row table:style-name="ro1">
          <table:table-cell office:value-type="string">
            <text:p>conversion</text:p>
          </table:table-cell>
          <table:table-cell office:value-type="float" office:value="0.553535">
            <text:p>0.553535</text:p>
          </table:table-cell>
          <table:table-cell office:value-type="float" office:value="0.123194">
            <text:p>0.123194</text:p>
          </table:table-cell>
        </table:table-row>
        <table:table-row table:style-name="ro1">
          <table:table-cell office:value-type="string">
            <text:p>server</text:p>
          </table:table-cell>
          <table:table-cell office:value-type="float" office:value="0.570707">
            <text:p>0.570707</text:p>
          </table:table-cell>
          <table:table-cell office:value-type="float" office:value="0.123524">
            <text:p>0.123524</text:p>
          </table:table-cell>
        </table:table-row>
        <table:table-row table:style-name="ro1">
          <table:table-cell office:value-type="string">
            <text:p>live</text:p>
          </table:table-cell>
          <table:table-cell office:value-type="float" office:value="0.528687">
            <text:p>0.528687</text:p>
          </table:table-cell>
          <table:table-cell office:value-type="float" office:value="0.124006">
            <text:p>0.124006</text:p>
          </table:table-cell>
        </table:table-row>
        <table:table-row table:style-name="ro1">
          <table:table-cell office:value-type="string">
            <text:p>firefox</text:p>
          </table:table-cell>
          <table:table-cell office:value-type="float" office:value="0.554141">
            <text:p>0.554141</text:p>
          </table:table-cell>
          <table:table-cell office:value-type="float" office:value="0.124048">
            <text:p>0.124048</text:p>
          </table:table-cell>
        </table:table-row>
        <table:table-row table:style-name="ro1">
          <table:table-cell office:value-type="string">
            <text:p>indie</text:p>
          </table:table-cell>
          <table:table-cell office:value-type="float" office:value="0.488081">
            <text:p>0.488081</text:p>
          </table:table-cell>
          <table:table-cell office:value-type="float" office:value="0.124246">
            <text:p>0.124246</text:p>
          </table:table-cell>
        </table:table-row>
        <table:table-row table:style-name="ro1">
          <table:table-cell office:value-type="string">
            <text:p>actionscript</text:p>
          </table:table-cell>
          <table:table-cell office:value-type="float" office:value="0.588283">
            <text:p>0.588283</text:p>
          </table:table-cell>
          <table:table-cell office:value-type="float" office:value="0.124806">
            <text:p>0.124806</text:p>
          </table:table-cell>
        </table:table-row>
        <table:table-row table:style-name="ro1">
          <table:table-cell office:value-type="string">
            <text:p>brushes</text:p>
          </table:table-cell>
          <table:table-cell office:value-type="float" office:value="0.571111">
            <text:p>0.571111</text:p>
          </table:table-cell>
          <table:table-cell office:value-type="float" office:value="0.125047">
            <text:p>0.125047</text:p>
          </table:table-cell>
        </table:table-row>
        <table:table-row table:style-name="ro1">
          <table:table-cell office:value-type="string">
            <text:p>gadgets</text:p>
          </table:table-cell>
          <table:table-cell office:value-type="float" office:value="0.56303">
            <text:p>0.56303</text:p>
          </table:table-cell>
          <table:table-cell office:value-type="float" office:value="0.125091">
            <text:p>0.125091</text:p>
          </table:table-cell>
        </table:table-row>
        <table:table-row table:style-name="ro1">
          <table:table-cell office:value-type="string">
            <text:p>nyc</text:p>
          </table:table-cell>
          <table:table-cell office:value-type="float" office:value="0.589091">
            <text:p>0.589091</text:p>
          </table:table-cell>
          <table:table-cell office:value-type="float" office:value="0.125376">
            <text:p>0.125376</text:p>
          </table:table-cell>
        </table:table-row>
        <table:table-row table:style-name="ro1">
          <table:table-cell office:value-type="string">
            <text:p>usb</text:p>
          </table:table-cell>
          <table:table-cell office:value-type="float" office:value="0.555556">
            <text:p>0.555556</text:p>
          </table:table-cell>
          <table:table-cell office:value-type="float" office:value="0.125486">
            <text:p>0.125486</text:p>
          </table:table-cell>
        </table:table-row>
        <table:table-row table:style-name="ro1">
          <table:table-cell office:value-type="string">
            <text:p>marketing</text:p>
          </table:table-cell>
          <table:table-cell office:value-type="float" office:value="0.534545">
            <text:p>0.534545</text:p>
          </table:table-cell>
          <table:table-cell office:value-type="float" office:value="0.125597">
            <text:p>0.125597</text:p>
          </table:table-cell>
        </table:table-row>
        <table:table-row table:style-name="ro1">
          <table:table-cell office:value-type="string">
            <text:p>courses</text:p>
          </table:table-cell>
          <table:table-cell office:value-type="float" office:value="0.590707">
            <text:p>0.590707</text:p>
          </table:table-cell>
          <table:table-cell office:value-type="float" office:value="0.126142">
            <text:p>0.126142</text:p>
          </table:table-cell>
        </table:table-row>
        <table:table-row table:style-name="ro1">
          <table:table-cell office:value-type="string">
            <text:p>cms</text:p>
          </table:table-cell>
          <table:table-cell office:value-type="float" office:value="0.577172">
            <text:p>0.577172</text:p>
          </table:table-cell>
          <table:table-cell office:value-type="float" office:value="0.126192">
            <text:p>0.126192</text:p>
          </table:table-cell>
        </table:table-row>
        <table:table-row table:style-name="ro1">
          <table:table-cell office:value-type="string">
            <text:p>patterns</text:p>
          </table:table-cell>
          <table:table-cell office:value-type="float" office:value="0.516768">
            <text:p>0.516768</text:p>
          </table:table-cell>
          <table:table-cell office:value-type="float" office:value="0.126203">
            <text:p>0.126203</text:p>
          </table:table-cell>
        </table:table-row>
        <table:table-row table:style-name="ro1">
          <table:table-cell office:value-type="string">
            <text:p>deployment</text:p>
          </table:table-cell>
          <table:table-cell office:value-type="float" office:value="0.541414">
            <text:p>0.541414</text:p>
          </table:table-cell>
          <table:table-cell office:value-type="float" office:value="0.126243">
            <text:p>0.126243</text:p>
          </table:table-cell>
        </table:table-row>
        <table:table-row table:style-name="ro1">
          <table:table-cell office:value-type="string">
            <text:p>embedded</text:p>
          </table:table-cell>
          <table:table-cell office:value-type="float" office:value="0.544848">
            <text:p>0.544848</text:p>
          </table:table-cell>
          <table:table-cell office:value-type="float" office:value="0.126296">
            <text:p>0.126296</text:p>
          </table:table-cell>
        </table:table-row>
        <table:table-row table:style-name="ro1">
          <table:table-cell office:value-type="string">
            <text:p>curriculum</text:p>
          </table:table-cell>
          <table:table-cell office:value-type="float" office:value="0.588889">
            <text:p>0.588889</text:p>
          </table:table-cell>
          <table:table-cell office:value-type="float" office:value="0.126374">
            <text:p>0.126374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0.556364">
            <text:p>0.556364</text:p>
          </table:table-cell>
          <table:table-cell office:value-type="float" office:value="0.126517">
            <text:p>0.126517</text:p>
          </table:table-cell>
        </table:table-row>
        <table:table-row table:style-name="ro1">
          <table:table-cell office:value-type="string">
            <text:p>internetsafety</text:p>
          </table:table-cell>
          <table:table-cell office:value-type="float" office:value="0.6">
            <text:p>0.6</text:p>
          </table:table-cell>
          <table:table-cell office:value-type="float" office:value="0.126546">
            <text:p>0.126546</text:p>
          </table:table-cell>
        </table:table-row>
        <table:table-row table:style-name="ro1">
          <table:table-cell office:value-type="string">
            <text:p>multimedia</text:p>
          </table:table-cell>
          <table:table-cell office:value-type="float" office:value="0.52101">
            <text:p>0.52101</text:p>
          </table:table-cell>
          <table:table-cell office:value-type="float" office:value="0.126559">
            <text:p>0.126559</text:p>
          </table:table-cell>
        </table:table-row>
        <table:table-row table:style-name="ro1">
          <table:table-cell office:value-type="string">
            <text:p>install</text:p>
          </table:table-cell>
          <table:table-cell office:value-type="float" office:value="0.563636">
            <text:p>0.563636</text:p>
          </table:table-cell>
          <table:table-cell office:value-type="float" office:value="0.126812">
            <text:p>0.126812</text:p>
          </table:table-cell>
        </table:table-row>
        <table:table-row table:style-name="ro1">
          <table:table-cell office:value-type="string">
            <text:p>hack</text:p>
          </table:table-cell>
          <table:table-cell office:value-type="float" office:value="0.578384">
            <text:p>0.578384</text:p>
          </table:table-cell>
          <table:table-cell office:value-type="float" office:value="0.127185">
            <text:p>0.127185</text:p>
          </table:table-cell>
        </table:table-row>
        <table:table-row table:style-name="ro1">
          <table:table-cell office:value-type="string">
            <text:p>toread</text:p>
          </table:table-cell>
          <table:table-cell office:value-type="float" office:value="0.58101">
            <text:p>0.58101</text:p>
          </table:table-cell>
          <table:table-cell office:value-type="float" office:value="0.127284">
            <text:p>0.127284</text:p>
          </table:table-cell>
        </table:table-row>
        <table:table-row table:style-name="ro1">
          <table:table-cell office:value-type="string">
            <text:p>creative</text:p>
          </table:table-cell>
          <table:table-cell office:value-type="float" office:value="0.51798">
            <text:p>0.51798</text:p>
          </table:table-cell>
          <table:table-cell office:value-type="float" office:value="0.127488">
            <text:p>0.127488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float" office:value="0.622222">
            <text:p>0.622222</text:p>
          </table:table-cell>
          <table:table-cell office:value-type="float" office:value="0.127566">
            <text:p>0.127566</text:p>
          </table:table-cell>
        </table:table-row>
        <table:table-row table:style-name="ro1">
          <table:table-cell office:value-type="string">
            <text:p>scripting</text:p>
          </table:table-cell>
          <table:table-cell office:value-type="float" office:value="0.572323">
            <text:p>0.572323</text:p>
          </table:table-cell>
          <table:table-cell office:value-type="float" office:value="0.127688">
            <text:p>0.127688</text:p>
          </table:table-cell>
        </table:table-row>
        <table:table-row table:style-name="ro1">
          <table:table-cell office:value-type="string">
            <text:p>digitalstorytelling</text:p>
          </table:table-cell>
          <table:table-cell office:value-type="float" office:value="0.58202">
            <text:p>0.58202</text:p>
          </table:table-cell>
          <table:table-cell office:value-type="float" office:value="0.128423">
            <text:p>0.128423</text:p>
          </table:table-cell>
        </table:table-row>
        <table:table-row table:style-name="ro1">
          <table:table-cell office:value-type="string">
            <text:p>humor</text:p>
          </table:table-cell>
          <table:table-cell office:value-type="float" office:value="0.556364">
            <text:p>0.556364</text:p>
          </table:table-cell>
          <table:table-cell office:value-type="float" office:value="0.128432">
            <text:p>0.128432</text:p>
          </table:table-cell>
        </table:table-row>
        <table:table-row table:style-name="ro1">
          <table:table-cell office:value-type="string">
            <text:p>anime</text:p>
          </table:table-cell>
          <table:table-cell office:value-type="float" office:value="0.558788">
            <text:p>0.558788</text:p>
          </table:table-cell>
          <table:table-cell office:value-type="float" office:value="0.128675">
            <text:p>0.128675</text:p>
          </table:table-cell>
        </table:table-row>
        <table:table-row table:style-name="ro1">
          <table:table-cell office:value-type="string">
            <text:p>newyork</text:p>
          </table:table-cell>
          <table:table-cell office:value-type="float" office:value="0.60202">
            <text:p>0.60202</text:p>
          </table:table-cell>
          <table:table-cell office:value-type="float" office:value="0.128719">
            <text:p>0.128719</text:p>
          </table:table-cell>
        </table:table-row>
        <table:table-row table:style-name="ro1">
          <table:table-cell office:value-type="string">
            <text:p>printables</text:p>
          </table:table-cell>
          <table:table-cell office:value-type="float" office:value="0.56404">
            <text:p>0.56404</text:p>
          </table:table-cell>
          <table:table-cell office:value-type="float" office:value="0.128738">
            <text:p>0.128738</text:p>
          </table:table-cell>
        </table:table-row>
        <table:table-row table:style-name="ro1">
          <table:table-cell office:value-type="string">
            <text:p>build</text:p>
          </table:table-cell>
          <table:table-cell office:value-type="float" office:value="0.560404">
            <text:p>0.560404</text:p>
          </table:table-cell>
          <table:table-cell office:value-type="float" office:value="0.129013">
            <text:p>0.129013</text:p>
          </table:table-cell>
        </table:table-row>
        <table:table-row table:style-name="ro1">
          <table:table-cell office:value-type="string">
            <text:p>slider</text:p>
          </table:table-cell>
          <table:table-cell office:value-type="float" office:value="0.532525">
            <text:p>0.532525</text:p>
          </table:table-cell>
          <table:table-cell office:value-type="float" office:value="0.129024">
            <text:p>0.129024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0.604242">
            <text:p>0.604242</text:p>
          </table:table-cell>
          <table:table-cell office:value-type="float" office:value="0.129129">
            <text:p>0.129129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0.570303">
            <text:p>0.570303</text:p>
          </table:table-cell>
          <table:table-cell office:value-type="float" office:value="0.129267">
            <text:p>0.129267</text:p>
          </table:table-cell>
        </table:table-row>
        <table:table-row table:style-name="ro1">
          <table:table-cell office:value-type="string">
            <text:p>presentation</text:p>
          </table:table-cell>
          <table:table-cell office:value-type="float" office:value="0.584646">
            <text:p>0.584646</text:p>
          </table:table-cell>
          <table:table-cell office:value-type="float" office:value="0.129431">
            <text:p>0.129431</text:p>
          </table:table-cell>
        </table:table-row>
        <table:table-row table:style-name="ro1">
          <table:table-cell office:value-type="string">
            <text:p>cheap</text:p>
          </table:table-cell>
          <table:table-cell office:value-type="float" office:value="0.551313">
            <text:p>0.551313</text:p>
          </table:table-cell>
          <table:table-cell office:value-type="float" office:value="0.129431">
            <text:p>0.129431</text:p>
          </table:table-cell>
        </table:table-row>
        <table:table-row table:style-name="ro1">
          <table:table-cell office:value-type="string">
            <text:p>forms</text:p>
          </table:table-cell>
          <table:table-cell office:value-type="float" office:value="0.605455">
            <text:p>0.605455</text:p>
          </table:table-cell>
          <table:table-cell office:value-type="float" office:value="0.12954">
            <text:p>0.12954</text:p>
          </table:table-cell>
        </table:table-row>
        <table:table-row table:style-name="ro1">
          <table:table-cell office:value-type="string">
            <text:p>lessons</text:p>
          </table:table-cell>
          <table:table-cell office:value-type="float" office:value="0.5">
            <text:p>0.5</text:p>
          </table:table-cell>
          <table:table-cell office:value-type="float" office:value="0.129738">
            <text:p>0.129738</text:p>
          </table:table-cell>
        </table:table-row>
        <table:table-row table:style-name="ro1">
          <table:table-cell office:value-type="string">
            <text:p>metrics</text:p>
          </table:table-cell>
          <table:table-cell office:value-type="float" office:value="0.550101">
            <text:p>0.550101</text:p>
          </table:table-cell>
          <table:table-cell office:value-type="float" office:value="0.12984">
            <text:p>0.12984</text:p>
          </table:table-cell>
        </table:table-row>
        <table:table-row table:style-name="ro1">
          <table:table-cell office:value-type="string">
            <text:p>foto</text:p>
          </table:table-cell>
          <table:table-cell office:value-type="float" office:value="0.546263">
            <text:p>0.546263</text:p>
          </table:table-cell>
          <table:table-cell office:value-type="float" office:value="0.13007">
            <text:p>0.13007</text:p>
          </table:table-cell>
        </table:table-row>
        <table:table-row table:style-name="ro1">
          <table:table-cell office:value-type="string">
            <text:p>form</text:p>
          </table:table-cell>
          <table:table-cell office:value-type="float" office:value="0.603838">
            <text:p>0.603838</text:p>
          </table:table-cell>
          <table:table-cell office:value-type="float" office:value="0.130142">
            <text:p>0.130142</text:p>
          </table:table-cell>
        </table:table-row>
        <table:table-row table:style-name="ro1">
          <table:table-cell office:value-type="string">
            <text:p>photo</text:p>
          </table:table-cell>
          <table:table-cell office:value-type="float" office:value="0.567677">
            <text:p>0.567677</text:p>
          </table:table-cell>
          <table:table-cell office:value-type="float" office:value="0.130217">
            <text:p>0.130217</text:p>
          </table:table-cell>
        </table:table-row>
        <table:table-row table:style-name="ro1">
          <table:table-cell office:value-type="string">
            <text:p>words</text:p>
          </table:table-cell>
          <table:table-cell office:value-type="float" office:value="0.513131">
            <text:p>0.513131</text:p>
          </table:table-cell>
          <table:table-cell office:value-type="float" office:value="0.130341">
            <text:p>0.130341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0.553939">
            <text:p>0.553939</text:p>
          </table:table-cell>
          <table:table-cell office:value-type="float" office:value="0.130955">
            <text:p>0.130955</text:p>
          </table:table-cell>
        </table:table-row>
        <table:table-row table:style-name="ro1">
          <table:table-cell office:value-type="string">
            <text:p>tax</text:p>
          </table:table-cell>
          <table:table-cell office:value-type="float" office:value="0.567475">
            <text:p>0.567475</text:p>
          </table:table-cell>
          <table:table-cell office:value-type="float" office:value="0.131227">
            <text:p>0.131227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float" office:value="0.586465">
            <text:p>0.586465</text:p>
          </table:table-cell>
          <table:table-cell office:value-type="float" office:value="0.131369">
            <text:p>0.131369</text:p>
          </table:table-cell>
        </table:table-row>
        <table:table-row table:style-name="ro1">
          <table:table-cell office:value-type="string">
            <text:p>presentations</text:p>
          </table:table-cell>
          <table:table-cell office:value-type="float" office:value="0.589697">
            <text:p>0.589697</text:p>
          </table:table-cell>
          <table:table-cell office:value-type="float" office:value="0.131754">
            <text:p>0.131754</text:p>
          </table:table-cell>
        </table:table-row>
        <table:table-row table:style-name="ro1">
          <table:table-cell office:value-type="string">
            <text:p>videos</text:p>
          </table:table-cell>
          <table:table-cell office:value-type="float" office:value="0.63899">
            <text:p>0.63899</text:p>
          </table:table-cell>
          <table:table-cell office:value-type="float" office:value="0.132294">
            <text:p>0.132294</text:p>
          </table:table-cell>
        </table:table-row>
        <table:table-row table:style-name="ro1">
          <table:table-cell office:value-type="string">
            <text:p>nytimes</text:p>
          </table:table-cell>
          <table:table-cell office:value-type="float" office:value="0.589697">
            <text:p>0.589697</text:p>
          </table:table-cell>
          <table:table-cell office:value-type="float" office:value="0.132423">
            <text:p>0.132423</text:p>
          </table:table-cell>
        </table:table-row>
        <table:table-row table:style-name="ro1">
          <table:table-cell office:value-type="string">
            <text:p>ssl</text:p>
          </table:table-cell>
          <table:table-cell office:value-type="float" office:value="0.561212">
            <text:p>0.561212</text:p>
          </table:table-cell>
          <table:table-cell office:value-type="float" office:value="0.132514">
            <text:p>0.132514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float" office:value="0.560808">
            <text:p>0.560808</text:p>
          </table:table-cell>
          <table:table-cell office:value-type="float" office:value="0.132726">
            <text:p>0.132726</text:p>
          </table:table-cell>
        </table:table-row>
        <table:table-row table:style-name="ro1">
          <table:table-cell office:value-type="string">
            <text:p>infographics</text:p>
          </table:table-cell>
          <table:table-cell office:value-type="float" office:value="0.565253">
            <text:p>0.565253</text:p>
          </table:table-cell>
          <table:table-cell office:value-type="float" office:value="0.132777">
            <text:p>0.132777</text:p>
          </table:table-cell>
        </table:table-row>
        <table:table-row table:style-name="ro1">
          <table:table-cell office:value-type="string">
            <text:p>portfolio</text:p>
          </table:table-cell>
          <table:table-cell office:value-type="float" office:value="0.541212">
            <text:p>0.541212</text:p>
          </table:table-cell>
          <table:table-cell office:value-type="float" office:value="0.132853">
            <text:p>0.132853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0.566667">
            <text:p>0.566667</text:p>
          </table:table-cell>
          <table:table-cell office:value-type="float" office:value="0.133651">
            <text:p>0.133651</text:p>
          </table:table-cell>
        </table:table-row>
        <table:table-row table:style-name="ro1">
          <table:table-cell office:value-type="string">
            <text:p>mac</text:p>
          </table:table-cell>
          <table:table-cell office:value-type="float" office:value="0.614747">
            <text:p>0.614747</text:p>
          </table:table-cell>
          <table:table-cell office:value-type="float" office:value="0.133692">
            <text:p>0.133692</text:p>
          </table:table-cell>
        </table:table-row>
        <table:table-row table:style-name="ro1">
          <table:table-cell office:value-type="string">
            <text:p>pdf</text:p>
          </table:table-cell>
          <table:table-cell office:value-type="float" office:value="0.626061">
            <text:p>0.626061</text:p>
          </table:table-cell>
          <table:table-cell office:value-type="float" office:value="0.133723">
            <text:p>0.133723</text:p>
          </table:table-cell>
        </table:table-row>
        <table:table-row table:style-name="ro1">
          <table:table-cell office:value-type="string">
            <text:p>work</text:p>
          </table:table-cell>
          <table:table-cell office:value-type="float" office:value="0.602626">
            <text:p>0.602626</text:p>
          </table:table-cell>
          <table:table-cell office:value-type="float" office:value="0.134078">
            <text:p>0.134078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float" office:value="0.595556">
            <text:p>0.595556</text:p>
          </table:table-cell>
          <table:table-cell office:value-type="float" office:value="0.134134">
            <text:p>0.134134</text:p>
          </table:table-cell>
        </table:table-row>
        <table:table-row table:style-name="ro1">
          <table:table-cell office:value-type="string">
            <text:p>magazines</text:p>
          </table:table-cell>
          <table:table-cell office:value-type="float" office:value="0.616768">
            <text:p>0.616768</text:p>
          </table:table-cell>
          <table:table-cell office:value-type="float" office:value="0.134795">
            <text:p>0.134795</text:p>
          </table:table-cell>
        </table:table-row>
        <table:table-row table:style-name="ro1">
          <table:table-cell office:value-type="string">
            <text:p>excel</text:p>
          </table:table-cell>
          <table:table-cell office:value-type="float" office:value="0.608283">
            <text:p>0.608283</text:p>
          </table:table-cell>
          <table:table-cell office:value-type="float" office:value="0.134799">
            <text:p>0.134799</text:p>
          </table:table-cell>
        </table:table-row>
        <table:table-row table:style-name="ro1">
          <table:table-cell office:value-type="string">
            <text:p>blackberry</text:p>
          </table:table-cell>
          <table:table-cell office:value-type="float" office:value="0.606061">
            <text:p>0.606061</text:p>
          </table:table-cell>
          <table:table-cell office:value-type="float" office:value="0.134991">
            <text:p>0.134991</text:p>
          </table:table-cell>
        </table:table-row>
        <table:table-row table:style-name="ro1">
          <table:table-cell office:value-type="string">
            <text:p>taxes</text:p>
          </table:table-cell>
          <table:table-cell office:value-type="float" office:value="0.554949">
            <text:p>0.554949</text:p>
          </table:table-cell>
          <table:table-cell office:value-type="float" office:value="0.135068">
            <text:p>0.135068</text:p>
          </table:table-cell>
        </table:table-row>
        <table:table-row table:style-name="ro1">
          <table:table-cell office:value-type="string">
            <text:p>arts</text:p>
          </table:table-cell>
          <table:table-cell office:value-type="float" office:value="0.609899">
            <text:p>0.609899</text:p>
          </table:table-cell>
          <table:table-cell office:value-type="float" office:value="0.135109">
            <text:p>0.135109</text:p>
          </table:table-cell>
        </table:table-row>
        <table:table-row table:style-name="ro1">
          <table:table-cell office:value-type="string">
            <text:p>wine</text:p>
          </table:table-cell>
          <table:table-cell office:value-type="float" office:value="0.532121">
            <text:p>0.532121</text:p>
          </table:table-cell>
          <table:table-cell office:value-type="float" office:value="0.135173">
            <text:p>0.135173</text:p>
          </table:table-cell>
        </table:table-row>
        <table:table-row table:style-name="ro1">
          <table:table-cell office:value-type="string">
            <text:p>manga</text:p>
          </table:table-cell>
          <table:table-cell office:value-type="float" office:value="0.562626">
            <text:p>0.562626</text:p>
          </table:table-cell>
          <table:table-cell office:value-type="float" office:value="0.135187">
            <text:p>0.135187</text:p>
          </table:table-cell>
        </table:table-row>
        <table:table-row table:style-name="ro1">
          <table:table-cell office:value-type="string">
            <text:p>alternative</text:p>
          </table:table-cell>
          <table:table-cell office:value-type="float" office:value="0.493333">
            <text:p>0.493333</text:p>
          </table:table-cell>
          <table:table-cell office:value-type="float" office:value="0.135214">
            <text:p>0.135214</text:p>
          </table:table-cell>
        </table:table-row>
        <table:table-row table:style-name="ro1">
          <table:table-cell office:value-type="string">
            <text:p>xp</text:p>
          </table:table-cell>
          <table:table-cell office:value-type="float" office:value="0.496364">
            <text:p>0.496364</text:p>
          </table:table-cell>
          <table:table-cell office:value-type="float" office:value="0.13558">
            <text:p>0.13558</text:p>
          </table:table-cell>
        </table:table-row>
        <table:table-row table:style-name="ro1">
          <table:table-cell office:value-type="string">
            <text:p>optimization</text:p>
          </table:table-cell>
          <table:table-cell office:value-type="float" office:value="0.599798">
            <text:p>0.599798</text:p>
          </table:table-cell>
          <table:table-cell office:value-type="float" office:value="0.135648">
            <text:p>0.135648</text:p>
          </table:table-cell>
        </table:table-row>
        <table:table-row table:style-name="ro1">
          <table:table-cell office:value-type="string">
            <text:p>attorney</text:p>
          </table:table-cell>
          <table:table-cell office:value-type="float" office:value="0.572323">
            <text:p>0.572323</text:p>
          </table:table-cell>
          <table:table-cell office:value-type="float" office:value="0.135757">
            <text:p>0.135757</text:p>
          </table:table-cell>
        </table:table-row>
        <table:table-row table:style-name="ro1">
          <table:table-cell office:value-type="string">
            <text:p>chinese</text:p>
          </table:table-cell>
          <table:table-cell office:value-type="float" office:value="0.58202">
            <text:p>0.58202</text:p>
          </table:table-cell>
          <table:table-cell office:value-type="float" office:value="0.135908">
            <text:p>0.135908</text:p>
          </table:table-cell>
        </table:table-row>
        <table:table-row table:style-name="ro1">
          <table:table-cell office:value-type="string">
            <text:p>conference</text:p>
          </table:table-cell>
          <table:table-cell office:value-type="float" office:value="0.620606">
            <text:p>0.620606</text:p>
          </table:table-cell>
          <table:table-cell office:value-type="float" office:value="0.136173">
            <text:p>0.136173</text:p>
          </table:table-cell>
        </table:table-row>
        <table:table-row table:style-name="ro1">
          <table:table-cell office:value-type="string">
            <text:p>magento</text:p>
          </table:table-cell>
          <table:table-cell office:value-type="float" office:value="0.609091">
            <text:p>0.609091</text:p>
          </table:table-cell>
          <table:table-cell office:value-type="float" office:value="0.136459">
            <text:p>0.136459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float" office:value="0.575758">
            <text:p>0.575758</text:p>
          </table:table-cell>
          <table:table-cell office:value-type="float" office:value="0.136691">
            <text:p>0.136691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float" office:value="0.587677">
            <text:p>0.587677</text:p>
          </table:table-cell>
          <table:table-cell office:value-type="float" office:value="0.136776">
            <text:p>0.136776</text:p>
          </table:table-cell>
        </table:table-row>
        <table:table-row table:style-name="ro1">
          <table:table-cell office:value-type="string">
            <text:p>drupal</text:p>
          </table:table-cell>
          <table:table-cell office:value-type="float" office:value="0.626263">
            <text:p>0.626263</text:p>
          </table:table-cell>
          <table:table-cell office:value-type="float" office:value="0.136932">
            <text:p>0.136932</text:p>
          </table:table-cell>
        </table:table-row>
        <table:table-row table:style-name="ro1">
          <table:table-cell office:value-type="string">
            <text:p>mysql</text:p>
          </table:table-cell>
          <table:table-cell office:value-type="float" office:value="0.618586">
            <text:p>0.618586</text:p>
          </table:table-cell>
          <table:table-cell office:value-type="float" office:value="0.137026">
            <text:p>0.137026</text:p>
          </table:table-cell>
        </table:table-row>
        <table:table-row table:style-name="ro1">
          <table:table-cell office:value-type="string">
            <text:p>gamedev</text:p>
          </table:table-cell>
          <table:table-cell office:value-type="float" office:value="0.581212">
            <text:p>0.581212</text:p>
          </table:table-cell>
          <table:table-cell office:value-type="float" office:value="0.137323">
            <text:p>0.137323</text:p>
          </table:table-cell>
        </table:table-row>
        <table:table-row table:style-name="ro1">
          <table:table-cell office:value-type="string">
            <text:p>magazine</text:p>
          </table:table-cell>
          <table:table-cell office:value-type="float" office:value="0.623232">
            <text:p>0.623232</text:p>
          </table:table-cell>
          <table:table-cell office:value-type="float" office:value="0.137386">
            <text:p>0.137386</text:p>
          </table:table-cell>
        </table:table-row>
        <table:table-row table:style-name="ro1">
          <table:table-cell office:value-type="string">
            <text:p>digital</text:p>
          </table:table-cell>
          <table:table-cell office:value-type="float" office:value="0.665859">
            <text:p>0.665859</text:p>
          </table:table-cell>
          <table:table-cell office:value-type="float" office:value="0.137585">
            <text:p>0.137585</text:p>
          </table:table-cell>
        </table:table-row>
        <table:table-row table:style-name="ro1">
          <table:table-cell office:value-type="string">
            <text:p>resume</text:p>
          </table:table-cell>
          <table:table-cell office:value-type="float" office:value="0.571313">
            <text:p>0.571313</text:p>
          </table:table-cell>
          <table:table-cell office:value-type="float" office:value="0.137639">
            <text:p>0.137639</text:p>
          </table:table-cell>
        </table:table-row>
        <table:table-row table:style-name="ro1">
          <table:table-cell office:value-type="string">
            <text:p>activities</text:p>
          </table:table-cell>
          <table:table-cell office:value-type="float" office:value="0.605455">
            <text:p>0.605455</text:p>
          </table:table-cell>
          <table:table-cell office:value-type="float" office:value="0.137668">
            <text:p>0.137668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float" office:value="0.619798">
            <text:p>0.619798</text:p>
          </table:table-cell>
          <table:table-cell office:value-type="float" office:value="0.137712">
            <text:p>0.137712</text:p>
          </table:table-cell>
        </table:table-row>
        <table:table-row table:style-name="ro1">
          <table:table-cell office:value-type="string">
            <text:p>robotics</text:p>
          </table:table-cell>
          <table:table-cell office:value-type="float" office:value="0.588889">
            <text:p>0.588889</text:p>
          </table:table-cell>
          <table:table-cell office:value-type="float" office:value="0.137712">
            <text:p>0.137712</text:p>
          </table:table-cell>
        </table:table-row>
        <table:table-row table:style-name="ro1">
          <table:table-cell office:value-type="string">
            <text:p>cursos</text:p>
          </table:table-cell>
          <table:table-cell office:value-type="float" office:value="0.572525">
            <text:p>0.572525</text:p>
          </table:table-cell>
          <table:table-cell office:value-type="float" office:value="0.138178">
            <text:p>0.138178</text:p>
          </table:table-cell>
        </table:table-row>
        <table:table-row table:style-name="ro1">
          <table:table-cell office:value-type="string">
            <text:p>forum</text:p>
          </table:table-cell>
          <table:table-cell office:value-type="float" office:value="0.698586">
            <text:p>0.698586</text:p>
          </table:table-cell>
          <table:table-cell office:value-type="float" office:value="0.138686">
            <text:p>0.138686</text:p>
          </table:table-cell>
        </table:table-row>
        <table:table-row table:style-name="ro1">
          <table:table-cell office:value-type="string">
            <text:p>urban</text:p>
          </table:table-cell>
          <table:table-cell office:value-type="float" office:value="0.62202">
            <text:p>0.62202</text:p>
          </table:table-cell>
          <table:table-cell office:value-type="float" office:value="0.138711">
            <text:p>0.138711</text:p>
          </table:table-cell>
        </table:table-row>
        <table:table-row table:style-name="ro1">
          <table:table-cell office:value-type="string">
            <text:p>images</text:p>
          </table:table-cell>
          <table:table-cell office:value-type="float" office:value="0.625253">
            <text:p>0.625253</text:p>
          </table:table-cell>
          <table:table-cell office:value-type="float" office:value="0.139095">
            <text:p>0.139095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float" office:value="0.607879">
            <text:p>0.607879</text:p>
          </table:table-cell>
          <table:table-cell office:value-type="float" office:value="0.13926">
            <text:p>0.13926</text:p>
          </table:table-cell>
        </table:table-row>
        <table:table-row table:style-name="ro1">
          <table:table-cell office:value-type="string">
            <text:p>media</text:p>
          </table:table-cell>
          <table:table-cell office:value-type="float" office:value="0.588485">
            <text:p>0.588485</text:p>
          </table:table-cell>
          <table:table-cell office:value-type="float" office:value="0.139306">
            <text:p>0.139306</text:p>
          </table:table-cell>
        </table:table-row>
        <table:table-row table:style-name="ro1">
          <table:table-cell office:value-type="string">
            <text:p>gallery</text:p>
          </table:table-cell>
          <table:table-cell office:value-type="float" office:value="0.600404">
            <text:p>0.600404</text:p>
          </table:table-cell>
          <table:table-cell office:value-type="float" office:value="0.139375">
            <text:p>0.139375</text:p>
          </table:table-cell>
        </table:table-row>
        <table:table-row table:style-name="ro1">
          <table:table-cell office:value-type="string">
            <text:p>gifts</text:p>
          </table:table-cell>
          <table:table-cell office:value-type="float" office:value="0.614747">
            <text:p>0.614747</text:p>
          </table:table-cell>
          <table:table-cell office:value-type="float" office:value="0.139779">
            <text:p>0.139779</text:p>
          </table:table-cell>
        </table:table-row>
        <table:table-row table:style-name="ro1">
          <table:table-cell office:value-type="string">
            <text:p>forums</text:p>
          </table:table-cell>
          <table:table-cell office:value-type="float" office:value="0.703434">
            <text:p>0.703434</text:p>
          </table:table-cell>
          <table:table-cell office:value-type="float" office:value="0.140012">
            <text:p>0.140012</text:p>
          </table:table-cell>
        </table:table-row>
        <table:table-row table:style-name="ro1">
          <table:table-cell office:value-type="string">
            <text:p>accessories</text:p>
          </table:table-cell>
          <table:table-cell office:value-type="float" office:value="0.590101">
            <text:p>0.590101</text:p>
          </table:table-cell>
          <table:table-cell office:value-type="float" office:value="0.140106">
            <text:p>0.140106</text:p>
          </table:table-cell>
        </table:table-row>
        <table:table-row table:style-name="ro1">
          <table:table-cell office:value-type="string">
            <text:p>trends</text:p>
          </table:table-cell>
          <table:table-cell office:value-type="float" office:value="0.610101">
            <text:p>0.610101</text:p>
          </table:table-cell>
          <table:table-cell office:value-type="float" office:value="0.140116">
            <text:p>0.140116</text:p>
          </table:table-cell>
        </table:table-row>
        <table:table-row table:style-name="ro1">
          <table:table-cell office:value-type="string">
            <text:p>git</text:p>
          </table:table-cell>
          <table:table-cell office:value-type="float" office:value="0.602424">
            <text:p>0.602424</text:p>
          </table:table-cell>
          <table:table-cell office:value-type="float" office:value="0.140147">
            <text:p>0.140147</text:p>
          </table:table-cell>
        </table:table-row>
        <table:table-row table:style-name="ro1">
          <table:table-cell office:value-type="string">
            <text:p>converter</text:p>
          </table:table-cell>
          <table:table-cell office:value-type="float" office:value="0.6">
            <text:p>0.6</text:p>
          </table:table-cell>
          <table:table-cell office:value-type="float" office:value="0.140162">
            <text:p>0.140162</text:p>
          </table:table-cell>
        </table:table-row>
        <table:table-row table:style-name="ro1">
          <table:table-cell office:value-type="string">
            <text:p>haskell</text:p>
          </table:table-cell>
          <table:table-cell office:value-type="float" office:value="0.619394">
            <text:p>0.619394</text:p>
          </table:table-cell>
          <table:table-cell office:value-type="float" office:value="0.140635">
            <text:p>0.140635</text:p>
          </table:table-cell>
        </table:table-row>
        <table:table-row table:style-name="ro1">
          <table:table-cell office:value-type="string">
            <text:p>blogging</text:p>
          </table:table-cell>
          <table:table-cell office:value-type="float" office:value="0.622626">
            <text:p>0.622626</text:p>
          </table:table-cell>
          <table:table-cell office:value-type="float" office:value="0.140845">
            <text:p>0.140845</text:p>
          </table:table-cell>
        </table:table-row>
        <table:table-row table:style-name="ro1">
          <table:table-cell office:value-type="string">
            <text:p>usability</text:p>
          </table:table-cell>
          <table:table-cell office:value-type="float" office:value="0.570909">
            <text:p>0.570909</text:p>
          </table:table-cell>
          <table:table-cell office:value-type="float" office:value="0.140862">
            <text:p>0.140862</text:p>
          </table:table-cell>
        </table:table-row>
        <table:table-row table:style-name="ro1">
          <table:table-cell office:value-type="string">
            <text:p>database</text:p>
          </table:table-cell>
          <table:table-cell office:value-type="float" office:value="0.616566">
            <text:p>0.616566</text:p>
          </table:table-cell>
          <table:table-cell office:value-type="float" office:value="0.140867">
            <text:p>0.140867</text:p>
          </table:table-cell>
        </table:table-row>
        <table:table-row table:style-name="ro1">
          <table:table-cell office:value-type="string">
            <text:p>projectmanagement</text:p>
          </table:table-cell>
          <table:table-cell office:value-type="float" office:value="0.585859">
            <text:p>0.585859</text:p>
          </table:table-cell>
          <table:table-cell office:value-type="float" office:value="0.140947">
            <text:p>0.140947</text:p>
          </table:table-cell>
        </table:table-row>
        <table:table-row table:style-name="ro1">
          <table:table-cell office:value-type="string">
            <text:p>rubyonrails</text:p>
          </table:table-cell>
          <table:table-cell office:value-type="float" office:value="0.639394">
            <text:p>0.639394</text:p>
          </table:table-cell>
          <table:table-cell office:value-type="float" office:value="0.141149">
            <text:p>0.141149</text:p>
          </table:table-cell>
        </table:table-row>
        <table:table-row table:style-name="ro1">
          <table:table-cell office:value-type="string">
            <text:p>fotos</text:p>
          </table:table-cell>
          <table:table-cell office:value-type="float" office:value="0.581212">
            <text:p>0.581212</text:p>
          </table:table-cell>
          <table:table-cell office:value-type="float" office:value="0.141386">
            <text:p>0.141386</text:p>
          </table:table-cell>
        </table:table-row>
        <table:table-row table:style-name="ro1">
          <table:table-cell office:value-type="string">
            <text:p>theory</text:p>
          </table:table-cell>
          <table:table-cell office:value-type="float" office:value="0.585051">
            <text:p>0.585051</text:p>
          </table:table-cell>
          <table:table-cell office:value-type="float" office:value="0.141402">
            <text:p>0.141402</text:p>
          </table:table-cell>
        </table:table-row>
        <table:table-row table:style-name="ro1">
          <table:table-cell office:value-type="string">
            <text:p>mvc</text:p>
          </table:table-cell>
          <table:table-cell office:value-type="float" office:value="0.614949">
            <text:p>0.614949</text:p>
          </table:table-cell>
          <table:table-cell office:value-type="float" office:value="0.141673">
            <text:p>0.141673</text:p>
          </table:table-cell>
        </table:table-row>
        <table:table-row table:style-name="ro1">
          <table:table-cell office:value-type="string">
            <text:p>exchange</text:p>
          </table:table-cell>
          <table:table-cell office:value-type="float" office:value="0.558384">
            <text:p>0.558384</text:p>
          </table:table-cell>
          <table:table-cell office:value-type="float" office:value="0.141695">
            <text:p>0.14169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0.625859">
            <text:p>0.625859</text:p>
          </table:table-cell>
          <table:table-cell office:value-type="float" office:value="0.141844">
            <text:p>0.141844</text:p>
          </table:table-cell>
        </table:table-row>
        <table:table-row table:style-name="ro1">
          <table:table-cell office:value-type="string">
            <text:p>interactive</text:p>
          </table:table-cell>
          <table:table-cell office:value-type="float" office:value="0.584444">
            <text:p>0.584444</text:p>
          </table:table-cell>
          <table:table-cell office:value-type="float" office:value="0.141984">
            <text:p>0.141984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568283">
            <text:p>0.568283</text:p>
          </table:table-cell>
          <table:table-cell office:value-type="float" office:value="0.14226">
            <text:p>0.14226</text:p>
          </table:table-cell>
        </table:table-row>
        <table:table-row table:style-name="ro1">
          <table:table-cell office:value-type="string">
            <text:p>lessonplans</text:p>
          </table:table-cell>
          <table:table-cell office:value-type="float" office:value="0.645051">
            <text:p>0.645051</text:p>
          </table:table-cell>
          <table:table-cell office:value-type="float" office:value="0.142263">
            <text:p>0.142263</text:p>
          </table:table-cell>
        </table:table-row>
        <table:table-row table:style-name="ro1">
          <table:table-cell office:value-type="string">
            <text:p>performance</text:p>
          </table:table-cell>
          <table:table-cell office:value-type="float" office:value="0.643434">
            <text:p>0.643434</text:p>
          </table:table-cell>
          <table:table-cell office:value-type="float" office:value="0.142301">
            <text:p>0.142301</text:p>
          </table:table-cell>
        </table:table-row>
        <table:table-row table:style-name="ro1">
          <table:table-cell office:value-type="string">
            <text:p>backup</text:p>
          </table:table-cell>
          <table:table-cell office:value-type="float" office:value="0.6">
            <text:p>0.6</text:p>
          </table:table-cell>
          <table:table-cell office:value-type="float" office:value="0.142328">
            <text:p>0.142328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575758">
            <text:p>0.575758</text:p>
          </table:table-cell>
          <table:table-cell office:value-type="float" office:value="0.142368">
            <text:p>0.142368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float" office:value="0.611717">
            <text:p>0.611717</text:p>
          </table:table-cell>
          <table:table-cell office:value-type="float" office:value="0.142457">
            <text:p>0.142457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float" office:value="0.570101">
            <text:p>0.570101</text:p>
          </table:table-cell>
          <table:table-cell office:value-type="float" office:value="0.142612">
            <text:p>0.142612</text:p>
          </table:table-cell>
        </table:table-row>
        <table:table-row table:style-name="ro1">
          <table:table-cell office:value-type="string">
            <text:p>unix</text:p>
          </table:table-cell>
          <table:table-cell office:value-type="float" office:value="0.615354">
            <text:p>0.615354</text:p>
          </table:table-cell>
          <table:table-cell office:value-type="float" office:value="0.142621">
            <text:p>0.142621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float" office:value="0.646667">
            <text:p>0.646667</text:p>
          </table:table-cell>
          <table:table-cell office:value-type="float" office:value="0.142737">
            <text:p>0.142737</text:p>
          </table:table-cell>
        </table:table-row>
        <table:table-row table:style-name="ro1">
          <table:table-cell office:value-type="string">
            <text:p>computers</text:p>
          </table:table-cell>
          <table:table-cell office:value-type="float" office:value="0.619394">
            <text:p>0.619394</text:p>
          </table:table-cell>
          <table:table-cell office:value-type="float" office:value="0.142926">
            <text:p>0.142926</text:p>
          </table:table-cell>
        </table:table-row>
        <table:table-row table:style-name="ro1">
          <table:table-cell office:value-type="string">
            <text:p>motiongraphics</text:p>
          </table:table-cell>
          <table:table-cell office:value-type="float" office:value="0.611313">
            <text:p>0.611313</text:p>
          </table:table-cell>
          <table:table-cell office:value-type="float" office:value="0.142965">
            <text:p>0.142965</text:p>
          </table:table-cell>
        </table:table-row>
        <table:table-row table:style-name="ro1">
          <table:table-cell office:value-type="string">
            <text:p>googlemaps</text:p>
          </table:table-cell>
          <table:table-cell office:value-type="float" office:value="0.631313">
            <text:p>0.631313</text:p>
          </table:table-cell>
          <table:table-cell office:value-type="float" office:value="0.143226">
            <text:p>0.143226</text:p>
          </table:table-cell>
        </table:table-row>
        <table:table-row table:style-name="ro1">
          <table:table-cell office:value-type="string">
            <text:p>social</text:p>
          </table:table-cell>
          <table:table-cell office:value-type="float" office:value="0.695758">
            <text:p>0.695758</text:p>
          </table:table-cell>
          <table:table-cell office:value-type="float" office:value="0.143382">
            <text:p>0.143382</text:p>
          </table:table-cell>
        </table:table-row>
        <table:table-row table:style-name="ro1">
          <table:table-cell office:value-type="string">
            <text:p>sculpture</text:p>
          </table:table-cell>
          <table:table-cell office:value-type="float" office:value="0.616364">
            <text:p>0.616364</text:p>
          </table:table-cell>
          <table:table-cell office:value-type="float" office:value="0.143411">
            <text:p>0.143411</text:p>
          </table:table-cell>
        </table:table-row>
        <table:table-row table:style-name="ro1">
          <table:table-cell office:value-type="string">
            <text:p>cards</text:p>
          </table:table-cell>
          <table:table-cell office:value-type="float" office:value="0.594343">
            <text:p>0.594343</text:p>
          </table:table-cell>
          <table:table-cell office:value-type="float" office:value="0.143795">
            <text:p>0.143795</text:p>
          </table:table-cell>
        </table:table-row>
        <table:table-row table:style-name="ro1">
          <table:table-cell office:value-type="string">
            <text:p>journal</text:p>
          </table:table-cell>
          <table:table-cell office:value-type="float" office:value="0.613939">
            <text:p>0.613939</text:p>
          </table:table-cell>
          <table:table-cell office:value-type="float" office:value="0.14422">
            <text:p>0.14422</text:p>
          </table:table-cell>
        </table:table-row>
        <table:table-row table:style-name="ro1">
          <table:table-cell office:value-type="string">
            <text:p>editorial</text:p>
          </table:table-cell>
          <table:table-cell office:value-type="float" office:value="0.61899">
            <text:p>0.61899</text:p>
          </table:table-cell>
          <table:table-cell office:value-type="float" office:value="0.144456">
            <text:p>0.144456</text:p>
          </table:table-cell>
        </table:table-row>
        <table:table-row table:style-name="ro1">
          <table:table-cell office:value-type="string">
            <text:p>scalability</text:p>
          </table:table-cell>
          <table:table-cell office:value-type="float" office:value="0.612727">
            <text:p>0.612727</text:p>
          </table:table-cell>
          <table:table-cell office:value-type="float" office:value="0.144991">
            <text:p>0.144991</text:p>
          </table:table-cell>
        </table:table-row>
        <table:table-row table:style-name="ro1">
          <table:table-cell office:value-type="string">
            <text:p>metadata</text:p>
          </table:table-cell>
          <table:table-cell office:value-type="float" office:value="0.619394">
            <text:p>0.619394</text:p>
          </table:table-cell>
          <table:table-cell office:value-type="float" office:value="0.145417">
            <text:p>0.145417</text:p>
          </table:table-cell>
        </table:table-row>
        <table:table-row table:style-name="ro1">
          <table:table-cell office:value-type="string">
            <text:p>photos</text:p>
          </table:table-cell>
          <table:table-cell office:value-type="float" office:value="0.606869">
            <text:p>0.606869</text:p>
          </table:table-cell>
          <table:table-cell office:value-type="float" office:value="0.145566">
            <text:p>0.145566</text:p>
          </table:table-cell>
        </table:table-row>
        <table:table-row table:style-name="ro1">
          <table:table-cell office:value-type="string">
            <text:p>cute</text:p>
          </table:table-cell>
          <table:table-cell office:value-type="float" office:value="0.581414">
            <text:p>0.581414</text:p>
          </table:table-cell>
          <table:table-cell office:value-type="float" office:value="0.145787">
            <text:p>0.145787</text:p>
          </table:table-cell>
        </table:table-row>
        <table:table-row table:style-name="ro1">
          <table:table-cell office:value-type="string">
            <text:p>datamining</text:p>
          </table:table-cell>
          <table:table-cell office:value-type="float" office:value="0.590707">
            <text:p>0.590707</text:p>
          </table:table-cell>
          <table:table-cell office:value-type="float" office:value="0.1458">
            <text:p>0.1458</text:p>
          </table:table-cell>
        </table:table-row>
        <table:table-row table:style-name="ro1">
          <table:table-cell office:value-type="string">
            <text:p>studio</text:p>
          </table:table-cell>
          <table:table-cell office:value-type="float" office:value="0.571515">
            <text:p>0.571515</text:p>
          </table:table-cell>
          <table:table-cell office:value-type="float" office:value="0.146003">
            <text:p>0.146003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float" office:value="0.611717">
            <text:p>0.611717</text:p>
          </table:table-cell>
          <table:table-cell office:value-type="float" office:value="0.146046">
            <text:p>0.146046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float" office:value="0.619596">
            <text:p>0.619596</text:p>
          </table:table-cell>
          <table:table-cell office:value-type="float" office:value="0.146168">
            <text:p>0.146168</text:p>
          </table:table-cell>
        </table:table-row>
        <table:table-row table:style-name="ro1">
          <table:table-cell office:value-type="string">
            <text:p>simulation</text:p>
          </table:table-cell>
          <table:table-cell office:value-type="float" office:value="0.612323">
            <text:p>0.612323</text:p>
          </table:table-cell>
          <table:table-cell office:value-type="float" office:value="0.146244">
            <text:p>0.146244</text:p>
          </table:table-cell>
        </table:table-row>
        <table:table-row table:style-name="ro1">
          <table:table-cell office:value-type="string">
            <text:p>towatch</text:p>
          </table:table-cell>
          <table:table-cell office:value-type="float" office:value="0.638182">
            <text:p>0.638182</text:p>
          </table:table-cell>
          <table:table-cell office:value-type="float" office:value="0.14634">
            <text:p>0.14634</text:p>
          </table:table-cell>
        </table:table-row>
        <table:table-row table:style-name="ro1">
          <table:table-cell office:value-type="string">
            <text:p>ssh</text:p>
          </table:table-cell>
          <table:table-cell office:value-type="float" office:value="0.613131">
            <text:p>0.613131</text:p>
          </table:table-cell>
          <table:table-cell office:value-type="float" office:value="0.146534">
            <text:p>0.146534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float" office:value="0.623232">
            <text:p>0.623232</text:p>
          </table:table-cell>
          <table:table-cell office:value-type="float" office:value="0.146554">
            <text:p>0.1465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0.629697">
            <text:p>0.629697</text:p>
          </table:table-cell>
          <table:table-cell office:value-type="float" office:value="0.146696">
            <text:p>0.146696</text:p>
          </table:table-cell>
        </table:table-row>
        <table:table-row table:style-name="ro1">
          <table:table-cell office:value-type="string">
            <text:p>event</text:p>
          </table:table-cell>
          <table:table-cell office:value-type="float" office:value="0.664646">
            <text:p>0.664646</text:p>
          </table:table-cell>
          <table:table-cell office:value-type="float" office:value="0.146981">
            <text:p>0.146981</text:p>
          </table:table-cell>
        </table:table-row>
        <table:table-row table:style-name="ro1">
          <table:table-cell office:value-type="string">
            <text:p>fotografia</text:p>
          </table:table-cell>
          <table:table-cell office:value-type="float" office:value="0.612121">
            <text:p>0.612121</text:p>
          </table:table-cell>
          <table:table-cell office:value-type="float" office:value="0.147028">
            <text:p>0.147028</text:p>
          </table:table-cell>
        </table:table-row>
        <table:table-row table:style-name="ro1">
          <table:table-cell office:value-type="string">
            <text:p>nosql</text:p>
          </table:table-cell>
          <table:table-cell office:value-type="float" office:value="0.632929">
            <text:p>0.632929</text:p>
          </table:table-cell>
          <table:table-cell office:value-type="float" office:value="0.14719">
            <text:p>0.14719</text:p>
          </table:table-cell>
        </table:table-row>
        <table:table-row table:style-name="ro1">
          <table:table-cell office:value-type="string">
            <text:p>laptop</text:p>
          </table:table-cell>
          <table:table-cell office:value-type="float" office:value="0.580606">
            <text:p>0.580606</text:p>
          </table:table-cell>
          <table:table-cell office:value-type="float" office:value="0.147497">
            <text:p>0.147497</text:p>
          </table:table-cell>
        </table:table-row>
        <table:table-row table:style-name="ro1">
          <table:table-cell office:value-type="string">
            <text:p>production</text:p>
          </table:table-cell>
          <table:table-cell office:value-type="float" office:value="0.580404">
            <text:p>0.580404</text:p>
          </table:table-cell>
          <table:table-cell office:value-type="float" office:value="0.147507">
            <text:p>0.147507</text:p>
          </table:table-cell>
        </table:table-row>
        <table:table-row table:style-name="ro1">
          <table:table-cell office:value-type="string">
            <text:p>ebook</text:p>
          </table:table-cell>
          <table:table-cell office:value-type="float" office:value="0.609293">
            <text:p>0.609293</text:p>
          </table:table-cell>
          <table:table-cell office:value-type="float" office:value="0.148082">
            <text:p>0.148082</text:p>
          </table:table-cell>
        </table:table-row>
        <table:table-row table:style-name="ro1">
          <table:table-cell office:value-type="string">
            <text:p>concurrency</text:p>
          </table:table-cell>
          <table:table-cell office:value-type="float" office:value="0.617778">
            <text:p>0.617778</text:p>
          </table:table-cell>
          <table:table-cell office:value-type="float" office:value="0.148091">
            <text:p>0.148091</text:p>
          </table:table-cell>
        </table:table-row>
        <table:table-row table:style-name="ro1">
          <table:table-cell office:value-type="string">
            <text:p>algorithm</text:p>
          </table:table-cell>
          <table:table-cell office:value-type="float" office:value="0.663434">
            <text:p>0.663434</text:p>
          </table:table-cell>
          <table:table-cell office:value-type="float" office:value="0.148165">
            <text:p>0.148165</text:p>
          </table:table-cell>
        </table:table-row>
        <table:table-row table:style-name="ro1">
          <table:table-cell office:value-type="string">
            <text:p>pattern</text:p>
          </table:table-cell>
          <table:table-cell office:value-type="float" office:value="0.567273">
            <text:p>0.567273</text:p>
          </table:table-cell>
          <table:table-cell office:value-type="float" office:value="0.148753">
            <text:p>0.148753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float" office:value="0.63596">
            <text:p>0.63596</text:p>
          </table:table-cell>
          <table:table-cell office:value-type="float" office:value="0.148973">
            <text:p>0.148973</text:p>
          </table:table-cell>
        </table:table-row>
        <table:table-row table:style-name="ro1">
          <table:table-cell office:value-type="string">
            <text:p>xml</text:p>
          </table:table-cell>
          <table:table-cell office:value-type="float" office:value="0.63596">
            <text:p>0.63596</text:p>
          </table:table-cell>
          <table:table-cell office:value-type="float" office:value="0.149253">
            <text:p>0.149253</text:p>
          </table:table-cell>
        </table:table-row>
        <table:table-row table:style-name="ro1">
          <table:table-cell office:value-type="string">
            <text:p>vmware</text:p>
          </table:table-cell>
          <table:table-cell office:value-type="float" office:value="0.624242">
            <text:p>0.624242</text:p>
          </table:table-cell>
          <table:table-cell office:value-type="float" office:value="0.149319">
            <text:p>0.149319</text:p>
          </table:table-cell>
        </table:table-row>
        <table:table-row table:style-name="ro1">
          <table:table-cell office:value-type="string">
            <text:p>creativity</text:p>
          </table:table-cell>
          <table:table-cell office:value-type="float" office:value="0.647879">
            <text:p>0.647879</text:p>
          </table:table-cell>
          <table:table-cell office:value-type="float" office:value="0.149477">
            <text:p>0.149477</text:p>
          </table:table-cell>
        </table:table-row>
        <table:table-row table:style-name="ro1">
          <table:table-cell office:value-type="string">
            <text:p>encryption</text:p>
          </table:table-cell>
          <table:table-cell office:value-type="float" office:value="0.628687">
            <text:p>0.628687</text:p>
          </table:table-cell>
          <table:table-cell office:value-type="float" office:value="0.149615">
            <text:p>0.149615</text:p>
          </table:table-cell>
        </table:table-row>
        <table:table-row table:style-name="ro1">
          <table:table-cell office:value-type="string">
            <text:p>genealogy</text:p>
          </table:table-cell>
          <table:table-cell office:value-type="float" office:value="0.659596">
            <text:p>0.659596</text:p>
          </table:table-cell>
          <table:table-cell office:value-type="float" office:value="0.149667">
            <text:p>0.149667</text:p>
          </table:table-cell>
        </table:table-row>
        <table:table-row table:style-name="ro1">
          <table:table-cell office:value-type="string">
            <text:p>sms</text:p>
          </table:table-cell>
          <table:table-cell office:value-type="float" office:value="0.62202">
            <text:p>0.62202</text:p>
          </table:table-cell>
          <table:table-cell office:value-type="float" office:value="0.149992">
            <text:p>0.149992</text:p>
          </table:table-cell>
        </table:table-row>
        <table:table-row table:style-name="ro1">
          <table:table-cell office:value-type="string">
            <text:p>elementary</text:p>
          </table:table-cell>
          <table:table-cell office:value-type="float" office:value="0.649293">
            <text:p>0.649293</text:p>
          </table:table-cell>
          <table:table-cell office:value-type="float" office:value="0.150312">
            <text:p>0.150312</text:p>
          </table:table-cell>
        </table:table-row>
        <table:table-row table:style-name="ro1">
          <table:table-cell office:value-type="string">
            <text:p>distributed</text:p>
          </table:table-cell>
          <table:table-cell office:value-type="float" office:value="0.63697">
            <text:p>0.63697</text:p>
          </table:table-cell>
          <table:table-cell office:value-type="float" office:value="0.150365">
            <text:p>0.150365</text:p>
          </table:table-cell>
        </table:table-row>
        <table:table-row table:style-name="ro1">
          <table:table-cell office:value-type="string">
            <text:p>spring</text:p>
          </table:table-cell>
          <table:table-cell office:value-type="float" office:value="0.627475">
            <text:p>0.627475</text:p>
          </table:table-cell>
          <table:table-cell office:value-type="float" office:value="0.150462">
            <text:p>0.150462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float" office:value="0.639596">
            <text:p>0.639596</text:p>
          </table:table-cell>
          <table:table-cell office:value-type="float" office:value="0.150465">
            <text:p>0.150465</text:p>
          </table:table-cell>
        </table:table-row>
        <table:table-row table:style-name="ro1">
          <table:table-cell office:value-type="string">
            <text:p>sqlserver</text:p>
          </table:table-cell>
          <table:table-cell office:value-type="float" office:value="0.671717">
            <text:p>0.671717</text:p>
          </table:table-cell>
          <table:table-cell office:value-type="float" office:value="0.150991">
            <text:p>0.150991</text:p>
          </table:table-cell>
        </table:table-row>
        <table:table-row table:style-name="ro1">
          <table:table-cell office:value-type="string">
            <text:p>rails</text:p>
          </table:table-cell>
          <table:table-cell office:value-type="float" office:value="0.667475">
            <text:p>0.667475</text:p>
          </table:table-cell>
          <table:table-cell office:value-type="float" office:value="0.15114">
            <text:p>0.15114</text:p>
          </table:table-cell>
        </table:table-row>
        <table:table-row table:style-name="ro1">
          <table:table-cell office:value-type="string">
            <text:p>strategy</text:p>
          </table:table-cell>
          <table:table-cell office:value-type="float" office:value="0.618384">
            <text:p>0.618384</text:p>
          </table:table-cell>
          <table:table-cell office:value-type="float" office:value="0.151156">
            <text:p>0.151156</text:p>
          </table:table-cell>
        </table:table-row>
        <table:table-row table:style-name="ro1">
          <table:table-cell office:value-type="string">
            <text:p>style</text:p>
          </table:table-cell>
          <table:table-cell office:value-type="float" office:value="0.606667">
            <text:p>0.606667</text:p>
          </table:table-cell>
          <table:table-cell office:value-type="float" office:value="0.151374">
            <text:p>0.151374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float" office:value="0.68303">
            <text:p>0.68303</text:p>
          </table:table-cell>
          <table:table-cell office:value-type="float" office:value="0.151583">
            <text:p>0.151583</text:p>
          </table:table-cell>
        </table:table-row>
        <table:table-row table:style-name="ro1">
          <table:table-cell office:value-type="string">
            <text:p>sharepoint</text:p>
          </table:table-cell>
          <table:table-cell office:value-type="float" office:value="0.672727">
            <text:p>0.672727</text:p>
          </table:table-cell>
          <table:table-cell office:value-type="float" office:value="0.152412">
            <text:p>0.152412</text:p>
          </table:table-cell>
        </table:table-row>
        <table:table-row table:style-name="ro1">
          <table:table-cell office:value-type="string">
            <text:p>torrent</text:p>
          </table:table-cell>
          <table:table-cell office:value-type="float" office:value="0.658586">
            <text:p>0.658586</text:p>
          </table:table-cell>
          <table:table-cell office:value-type="float" office:value="0.152776">
            <text:p>0.152776</text:p>
          </table:table-cell>
        </table:table-row>
        <table:table-row table:style-name="ro1">
          <table:table-cell office:value-type="string">
            <text:p>algorithms</text:p>
          </table:table-cell>
          <table:table-cell office:value-type="float" office:value="0.669697">
            <text:p>0.669697</text:p>
          </table:table-cell>
          <table:table-cell office:value-type="float" office:value="0.15288">
            <text:p>0.15288</text:p>
          </table:table-cell>
        </table:table-row>
        <table:table-row table:style-name="ro1">
          <table:table-cell office:value-type="string">
            <text:p>events</text:p>
          </table:table-cell>
          <table:table-cell office:value-type="float" office:value="0.679394">
            <text:p>0.679394</text:p>
          </table:table-cell>
          <table:table-cell office:value-type="float" office:value="0.15296">
            <text:p>0.15296</text:p>
          </table:table-cell>
        </table:table-row>
        <table:table-row table:style-name="ro1">
          <table:table-cell office:value-type="string">
            <text:p>journals</text:p>
          </table:table-cell>
          <table:table-cell office:value-type="float" office:value="0.663434">
            <text:p>0.663434</text:p>
          </table:table-cell>
          <table:table-cell office:value-type="float" office:value="0.153722">
            <text:p>0.153722</text:p>
          </table:table-cell>
        </table:table-row>
        <table:table-row table:style-name="ro1">
          <table:table-cell office:value-type="string">
            <text:p>msica</text:p>
          </table:table-cell>
          <table:table-cell office:value-type="float" office:value="0.574343">
            <text:p>0.574343</text:p>
          </table:table-cell>
          <table:table-cell office:value-type="float" office:value="0.153724">
            <text:p>0.153724</text:p>
          </table:table-cell>
        </table:table-row>
        <table:table-row table:style-name="ro1">
          <table:table-cell office:value-type="string">
            <text:p>sysadmin</text:p>
          </table:table-cell>
          <table:table-cell office:value-type="float" office:value="0.647879">
            <text:p>0.647879</text:p>
          </table:table-cell>
          <table:table-cell office:value-type="float" office:value="0.153748">
            <text:p>0.153748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float" office:value="0.660808">
            <text:p>0.660808</text:p>
          </table:table-cell>
          <table:table-cell office:value-type="float" office:value="0.154116">
            <text:p>0.154116</text:p>
          </table:table-cell>
        </table:table-row>
        <table:table-row table:style-name="ro1">
          <table:table-cell office:value-type="string">
            <text:p>hibernate</text:p>
          </table:table-cell>
          <table:table-cell office:value-type="float" office:value="0.643838">
            <text:p>0.643838</text:p>
          </table:table-cell>
          <table:table-cell office:value-type="float" office:value="0.15427">
            <text:p>0.15427</text:p>
          </table:table-cell>
        </table:table-row>
        <table:table-row table:style-name="ro1">
          <table:table-cell office:value-type="string">
            <text:p>creativecommons</text:p>
          </table:table-cell>
          <table:table-cell office:value-type="float" office:value="0.601414">
            <text:p>0.601414</text:p>
          </table:table-cell>
          <table:table-cell office:value-type="float" office:value="0.154304">
            <text:p>0.154304</text:p>
          </table:table-cell>
        </table:table-row>
        <table:table-row table:style-name="ro1">
          <table:table-cell office:value-type="string">
            <text:p>debian</text:p>
          </table:table-cell>
          <table:table-cell office:value-type="float" office:value="0.629495">
            <text:p>0.629495</text:p>
          </table:table-cell>
          <table:table-cell office:value-type="float" office:value="0.154484">
            <text:p>0.154484</text:p>
          </table:table-cell>
        </table:table-row>
        <table:table-row table:style-name="ro1">
          <table:table-cell office:value-type="string">
            <text:p>photographers</text:p>
          </table:table-cell>
          <table:table-cell office:value-type="float" office:value="0.612929">
            <text:p>0.612929</text:p>
          </table:table-cell>
          <table:table-cell office:value-type="float" office:value="0.154603">
            <text:p>0.154603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float" office:value="0.663434">
            <text:p>0.663434</text:p>
          </table:table-cell>
          <table:table-cell office:value-type="float" office:value="0.154627">
            <text:p>0.154627</text:p>
          </table:table-cell>
        </table:table-row>
        <table:table-row table:style-name="ro1">
          <table:table-cell office:value-type="string">
            <text:p>grants</text:p>
          </table:table-cell>
          <table:table-cell office:value-type="float" office:value="0.650909">
            <text:p>0.650909</text:p>
          </table:table-cell>
          <table:table-cell office:value-type="float" office:value="0.15481">
            <text:p>0.1548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0.633939">
            <text:p>0.633939</text:p>
          </table:table-cell>
          <table:table-cell office:value-type="float" office:value="0.154823">
            <text:p>0.154823</text:p>
          </table:table-cell>
        </table:table-row>
        <table:table-row table:style-name="ro1">
          <table:table-cell office:value-type="string">
            <text:p>aspnet</text:p>
          </table:table-cell>
          <table:table-cell office:value-type="float" office:value="0.651515">
            <text:p>0.651515</text:p>
          </table:table-cell>
          <table:table-cell office:value-type="float" office:value="0.155079">
            <text:p>0.155079</text:p>
          </table:table-cell>
        </table:table-row>
        <table:table-row table:style-name="ro1">
          <table:table-cell office:value-type="string">
            <text:p>ux</text:p>
          </table:table-cell>
          <table:table-cell office:value-type="float" office:value="0.658586">
            <text:p>0.658586</text:p>
          </table:table-cell>
          <table:table-cell office:value-type="float" office:value="0.155145">
            <text:p>0.155145</text:p>
          </table:table-cell>
        </table:table-row>
        <table:table-row table:style-name="ro1">
          <table:table-cell office:value-type="string">
            <text:p>sf</text:p>
          </table:table-cell>
          <table:table-cell office:value-type="float" office:value="0.588081">
            <text:p>0.588081</text:p>
          </table:table-cell>
          <table:table-cell office:value-type="float" office:value="0.155269">
            <text:p>0.155269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0.693535">
            <text:p>0.693535</text:p>
          </table:table-cell>
          <table:table-cell office:value-type="float" office:value="0.15529">
            <text:p>0.15529</text:p>
          </table:table-cell>
        </table:table-row>
        <table:table-row table:style-name="ro1">
          <table:table-cell office:value-type="string">
            <text:p>machinelearning</text:p>
          </table:table-cell>
          <table:table-cell office:value-type="float" office:value="0.666061">
            <text:p>0.666061</text:p>
          </table:table-cell>
          <table:table-cell office:value-type="float" office:value="0.155597">
            <text:p>0.155597</text:p>
          </table:table-cell>
        </table:table-row>
        <table:table-row table:style-name="ro1">
          <table:table-cell office:value-type="string">
            <text:p>vintage</text:p>
          </table:table-cell>
          <table:table-cell office:value-type="float" office:value="0.671313">
            <text:p>0.671313</text:p>
          </table:table-cell>
          <table:table-cell office:value-type="float" office:value="0.155879">
            <text:p>0.155879</text:p>
          </table:table-cell>
        </table:table-row>
        <table:table-row table:style-name="ro1">
          <table:table-cell office:value-type="string">
            <text:p>virtualization</text:p>
          </table:table-cell>
          <table:table-cell office:value-type="float" office:value="0.631919">
            <text:p>0.631919</text:p>
          </table:table-cell>
          <table:table-cell office:value-type="float" office:value="0.1559">
            <text:p>0.1559</text:p>
          </table:table-cell>
        </table:table-row>
        <table:table-row table:style-name="ro1">
          <table:table-cell office:value-type="string">
            <text:p>downloads</text:p>
          </table:table-cell>
          <table:table-cell office:value-type="float" office:value="0.653737">
            <text:p>0.653737</text:p>
          </table:table-cell>
          <table:table-cell office:value-type="float" office:value="0.156053">
            <text:p>0.156053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float" office:value="0.610707">
            <text:p>0.610707</text:p>
          </table:table-cell>
          <table:table-cell office:value-type="float" office:value="0.156234">
            <text:p>0.156234</text:p>
          </table:table-cell>
        </table:table-row>
        <table:table-row table:style-name="ro1">
          <table:table-cell office:value-type="string">
            <text:p>analytics</text:p>
          </table:table-cell>
          <table:table-cell office:value-type="float" office:value="0.643434">
            <text:p>0.643434</text:p>
          </table:table-cell>
          <table:table-cell office:value-type="float" office:value="0.156332">
            <text:p>0.156332</text:p>
          </table:table-cell>
        </table:table-row>
        <table:table-row table:style-name="ro1">
          <table:table-cell office:value-type="string">
            <text:p>coupons</text:p>
          </table:table-cell>
          <table:table-cell office:value-type="float" office:value="0.641212">
            <text:p>0.641212</text:p>
          </table:table-cell>
          <table:table-cell office:value-type="float" office:value="0.156582">
            <text:p>0.156582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float" office:value="0.645859">
            <text:p>0.645859</text:p>
          </table:table-cell>
          <table:table-cell office:value-type="float" office:value="0.156865">
            <text:p>0.156865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0.709697">
            <text:p>0.709697</text:p>
          </table:table-cell>
          <table:table-cell office:value-type="float" office:value="0.157104">
            <text:p>0.157104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float" office:value="0.698384">
            <text:p>0.698384</text:p>
          </table:table-cell>
          <table:table-cell office:value-type="float" office:value="0.157316">
            <text:p>0.157316</text:p>
          </table:table-cell>
        </table:table-row>
        <table:table-row table:style-name="ro1">
          <table:table-cell office:value-type="string">
            <text:p>ratingr</text:p>
          </table:table-cell>
          <table:table-cell office:value-type="float" office:value="0.63596">
            <text:p>0.63596</text:p>
          </table:table-cell>
          <table:table-cell office:value-type="float" office:value="0.157334">
            <text:p>0.157334</text:p>
          </table:table-cell>
        </table:table-row>
        <table:table-row table:style-name="ro1">
          <table:table-cell office:value-type="string">
            <text:p>map</text:p>
          </table:table-cell>
          <table:table-cell office:value-type="float" office:value="0.669899">
            <text:p>0.669899</text:p>
          </table:table-cell>
          <table:table-cell office:value-type="float" office:value="0.157393">
            <text:p>0.157393</text:p>
          </table:table-cell>
        </table:table-row>
        <table:table-row table:style-name="ro1">
          <table:table-cell office:value-type="string">
            <text:p>ethics</text:p>
          </table:table-cell>
          <table:table-cell office:value-type="float" office:value="0.589293">
            <text:p>0.589293</text:p>
          </table:table-cell>
          <table:table-cell office:value-type="float" office:value="0.157478">
            <text:p>0.157478</text:p>
          </table:table-cell>
        </table:table-row>
        <table:table-row table:style-name="ro1">
          <table:table-cell office:value-type="string">
            <text:p>wiki</text:p>
          </table:table-cell>
          <table:table-cell office:value-type="float" office:value="0.684444">
            <text:p>0.684444</text:p>
          </table:table-cell>
          <table:table-cell office:value-type="float" office:value="0.157797">
            <text:p>0.157797</text:p>
          </table:table-cell>
        </table:table-row>
        <table:table-row table:style-name="ro1">
          <table:table-cell office:value-type="string">
            <text:p>framework</text:p>
          </table:table-cell>
          <table:table-cell office:value-type="float" office:value="0.693131">
            <text:p>0.693131</text:p>
          </table:table-cell>
          <table:table-cell office:value-type="float" office:value="0.157892">
            <text:p>0.157892</text:p>
          </table:table-cell>
        </table:table-row>
        <table:table-row table:style-name="ro1">
          <table:table-cell office:value-type="string">
            <text:p>semantic</text:p>
          </table:table-cell>
          <table:table-cell office:value-type="float" office:value="0.639192">
            <text:p>0.639192</text:p>
          </table:table-cell>
          <table:table-cell office:value-type="float" office:value="0.158358">
            <text:p>0.158358</text:p>
          </table:table-cell>
        </table:table-row>
        <table:table-row table:style-name="ro1">
          <table:table-cell office:value-type="string">
            <text:p>future</text:p>
          </table:table-cell>
          <table:table-cell office:value-type="float" office:value="0.62303">
            <text:p>0.62303</text:p>
          </table:table-cell>
          <table:table-cell office:value-type="float" office:value="0.158485">
            <text:p>0.158485</text:p>
          </table:table-cell>
        </table:table-row>
        <table:table-row table:style-name="ro1">
          <table:table-cell office:value-type="string">
            <text:p>privacy</text:p>
          </table:table-cell>
          <table:table-cell office:value-type="float" office:value="0.68404">
            <text:p>0.68404</text:p>
          </table:table-cell>
          <table:table-cell office:value-type="float" office:value="0.158803">
            <text:p>0.158803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float" office:value="0.691313">
            <text:p>0.691313</text:p>
          </table:table-cell>
          <table:table-cell office:value-type="float" office:value="0.159183">
            <text:p>0.159183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float" office:value="0.697172">
            <text:p>0.697172</text:p>
          </table:table-cell>
          <table:table-cell office:value-type="float" office:value="0.159288">
            <text:p>0.159288</text:p>
          </table:table-cell>
        </table:table-row>
        <table:table-row table:style-name="ro1">
          <table:table-cell office:value-type="string">
            <text:p>nlp</text:p>
          </table:table-cell>
          <table:table-cell office:value-type="float" office:value="0.663232">
            <text:p>0.663232</text:p>
          </table:table-cell>
          <table:table-cell office:value-type="float" office:value="0.159712">
            <text:p>0.159712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float" office:value="0.67697">
            <text:p>0.67697</text:p>
          </table:table-cell>
          <table:table-cell office:value-type="float" office:value="0.160116">
            <text:p>0.160116</text:p>
          </table:table-cell>
        </table:table-row>
        <table:table-row table:style-name="ro1">
          <table:table-cell office:value-type="string">
            <text:p>bash</text:p>
          </table:table-cell>
          <table:table-cell office:value-type="float" office:value="0.667071">
            <text:p>0.667071</text:p>
          </table:table-cell>
          <table:table-cell office:value-type="float" office:value="0.160298">
            <text:p>0.160298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636768">
            <text:p>0.636768</text:p>
          </table:table-cell>
          <table:table-cell office:value-type="float" office:value="0.160431">
            <text:p>0.160431</text:p>
          </table:table-cell>
        </table:table-row>
        <table:table-row table:style-name="ro1">
          <table:table-cell office:value-type="string">
            <text:p>bookmarks</text:p>
          </table:table-cell>
          <table:table-cell office:value-type="float" office:value="0.739192">
            <text:p>0.739192</text:p>
          </table:table-cell>
          <table:table-cell office:value-type="float" office:value="0.16049">
            <text:p>0.16049</text:p>
          </table:table-cell>
        </table:table-row>
        <table:table-row table:style-name="ro1">
          <table:table-cell office:value-type="string">
            <text:p>dns</text:p>
          </table:table-cell>
          <table:table-cell office:value-type="float" office:value="0.624242">
            <text:p>0.624242</text:p>
          </table:table-cell>
          <table:table-cell office:value-type="float" office:value="0.160502">
            <text:p>0.160502</text:p>
          </table:table-cell>
        </table:table-row>
        <table:table-row table:style-name="ro1">
          <table:table-cell office:value-type="string">
            <text:p>stock</text:p>
          </table:table-cell>
          <table:table-cell office:value-type="float" office:value="0.532929">
            <text:p>0.532929</text:p>
          </table:table-cell>
          <table:table-cell office:value-type="float" office:value="0.160964">
            <text:p>0.160964</text:p>
          </table:table-cell>
        </table:table-row>
        <table:table-row table:style-name="ro1">
          <table:table-cell office:value-type="string">
            <text:p>photographer</text:p>
          </table:table-cell>
          <table:table-cell office:value-type="float" office:value="0.637778">
            <text:p>0.637778</text:p>
          </table:table-cell>
          <table:table-cell office:value-type="float" office:value="0.160991">
            <text:p>0.160991</text:p>
          </table:table-cell>
        </table:table-row>
        <table:table-row table:style-name="ro1">
          <table:table-cell office:value-type="string">
            <text:p>books</text:p>
          </table:table-cell>
          <table:table-cell office:value-type="float" office:value="0.632525">
            <text:p>0.632525</text:p>
          </table:table-cell>
          <table:table-cell office:value-type="float" office:value="0.161279">
            <text:p>0.161279</text:p>
          </table:table-cell>
        </table:table-row>
        <table:table-row table:style-name="ro1">
          <table:table-cell office:value-type="string">
            <text:p>streaming</text:p>
          </table:table-cell>
          <table:table-cell office:value-type="float" office:value="0.622222">
            <text:p>0.622222</text:p>
          </table:table-cell>
          <table:table-cell office:value-type="float" office:value="0.161425">
            <text:p>0.161425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632121">
            <text:p>0.632121</text:p>
          </table:table-cell>
          <table:table-cell office:value-type="float" office:value="0.16146">
            <text:p>0.16146</text:p>
          </table:table-cell>
        </table:table-row>
        <table:table-row table:style-name="ro1">
          <table:table-cell office:value-type="string">
            <text:p>rdf</text:p>
          </table:table-cell>
          <table:table-cell office:value-type="float" office:value="0.66404">
            <text:p>0.66404</text:p>
          </table:table-cell>
          <table:table-cell office:value-type="float" office:value="0.161523">
            <text:p>0.161523</text:p>
          </table:table-cell>
        </table:table-row>
        <table:table-row table:style-name="ro1">
          <table:table-cell office:value-type="string">
            <text:p>ebooks</text:p>
          </table:table-cell>
          <table:table-cell office:value-type="float" office:value="0.646061">
            <text:p>0.646061</text:p>
          </table:table-cell>
          <table:table-cell office:value-type="float" office:value="0.161705">
            <text:p>0.161705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float" office:value="0.67697">
            <text:p>0.67697</text:p>
          </table:table-cell>
          <table:table-cell office:value-type="float" office:value="0.162038">
            <text:p>0.162038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621616">
            <text:p>0.621616</text:p>
          </table:table-cell>
          <table:table-cell office:value-type="float" office:value="0.162134">
            <text:p>0.162134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0.590707">
            <text:p>0.590707</text:p>
          </table:table-cell>
          <table:table-cell office:value-type="float" office:value="0.162363">
            <text:p>0.162363</text:p>
          </table:table-cell>
        </table:table-row>
        <table:table-row table:style-name="ro1">
          <table:table-cell office:value-type="string">
            <text:p>socialmedia</text:p>
          </table:table-cell>
          <table:table-cell office:value-type="float" office:value="0.645859">
            <text:p>0.645859</text:p>
          </table:table-cell>
          <table:table-cell office:value-type="float" office:value="0.162421">
            <text:p>0.162421</text:p>
          </table:table-cell>
        </table:table-row>
        <table:table-row table:style-name="ro1">
          <table:table-cell office:value-type="string">
            <text:p>archives</text:p>
          </table:table-cell>
          <table:table-cell office:value-type="float" office:value="0.677778">
            <text:p>0.677778</text:p>
          </table:table-cell>
          <table:table-cell office:value-type="float" office:value="0.16246">
            <text:p>0.16246</text:p>
          </table:table-cell>
        </table:table-row>
        <table:table-row table:style-name="ro1">
          <table:table-cell office:value-type="string">
            <text:p>arte</text:p>
          </table:table-cell>
          <table:table-cell office:value-type="float" office:value="0.661616">
            <text:p>0.661616</text:p>
          </table:table-cell>
          <table:table-cell office:value-type="float" office:value="0.162944">
            <text:p>0.162944</text:p>
          </table:table-cell>
        </table:table-row>
        <table:table-row table:style-name="ro1">
          <table:table-cell office:value-type="string">
            <text:p>funding</text:p>
          </table:table-cell>
          <table:table-cell office:value-type="float" office:value="0.635354">
            <text:p>0.635354</text:p>
          </table:table-cell>
          <table:table-cell office:value-type="float" office:value="0.16363">
            <text:p>0.16363</text:p>
          </table:table-cell>
        </table:table-row>
        <table:table-row table:style-name="ro1">
          <table:table-cell office:value-type="string">
            <text:p>typography</text:p>
          </table:table-cell>
          <table:table-cell office:value-type="float" office:value="0.605253">
            <text:p>0.605253</text:p>
          </table:table-cell>
          <table:table-cell office:value-type="float" office:value="0.163952">
            <text:p>0.163952</text:p>
          </table:table-cell>
        </table:table-row>
        <table:table-row table:style-name="ro1">
          <table:table-cell office:value-type="string">
            <text:p>fanfiction</text:p>
          </table:table-cell>
          <table:table-cell office:value-type="float" office:value="0.630505">
            <text:p>0.630505</text:p>
          </table:table-cell>
          <table:table-cell office:value-type="float" office:value="0.164104">
            <text:p>0.164104</text:p>
          </table:table-cell>
        </table:table-row>
        <table:table-row table:style-name="ro1">
          <table:table-cell office:value-type="string">
            <text:p>internet</text:p>
          </table:table-cell>
          <table:table-cell office:value-type="float" office:value="0.776364">
            <text:p>0.776364</text:p>
          </table:table-cell>
          <table:table-cell office:value-type="float" office:value="0.164106">
            <text:p>0.164106</text:p>
          </table:table-cell>
        </table:table-row>
        <table:table-row table:style-name="ro1">
          <table:table-cell office:value-type="string">
            <text:p>bookmarksmenu</text:p>
          </table:table-cell>
          <table:table-cell office:value-type="float" office:value="0.740606">
            <text:p>0.740606</text:p>
          </table:table-cell>
          <table:table-cell office:value-type="float" office:value="0.164126">
            <text:p>0.164126</text:p>
          </table:table-cell>
        </table:table-row>
        <table:table-row table:style-name="ro1">
          <table:table-cell office:value-type="string">
            <text:p>opendata</text:p>
          </table:table-cell>
          <table:table-cell office:value-type="float" office:value="0.669293">
            <text:p>0.669293</text:p>
          </table:table-cell>
          <table:table-cell office:value-type="float" office:value="0.164208">
            <text:p>0.164208</text:p>
          </table:table-cell>
        </table:table-row>
        <table:table-row table:style-name="ro1">
          <table:table-cell office:value-type="string">
            <text:p>deals</text:p>
          </table:table-cell>
          <table:table-cell office:value-type="float" office:value="0.666667">
            <text:p>0.666667</text:p>
          </table:table-cell>
          <table:table-cell office:value-type="float" office:value="0.164261">
            <text:p>0.164261</text:p>
          </table:table-cell>
        </table:table-row>
        <table:table-row table:style-name="ro1">
          <table:table-cell office:value-type="string">
            <text:p>image</text:p>
          </table:table-cell>
          <table:table-cell office:value-type="float" office:value="0.666465">
            <text:p>0.666465</text:p>
          </table:table-cell>
          <table:table-cell office:value-type="float" office:value="0.164267">
            <text:p>0.164267</text:p>
          </table:table-cell>
        </table:table-row>
        <table:table-row table:style-name="ro1">
          <table:table-cell office:value-type="string">
            <text:p>agency</text:p>
          </table:table-cell>
          <table:table-cell office:value-type="float" office:value="0.653131">
            <text:p>0.653131</text:p>
          </table:table-cell>
          <table:table-cell office:value-type="float" office:value="0.16438">
            <text:p>0.16438</text:p>
          </table:table-cell>
        </table:table-row>
        <table:table-row table:style-name="ro1">
          <table:table-cell office:value-type="string">
            <text:p>nuclear</text:p>
          </table:table-cell>
          <table:table-cell office:value-type="float" office:value="0.608889">
            <text:p>0.608889</text:p>
          </table:table-cell>
          <table:table-cell office:value-type="float" office:value="0.164641">
            <text:p>0.164641</text:p>
          </table:table-cell>
        </table:table-row>
        <table:table-row table:style-name="ro1">
          <table:table-cell office:value-type="string">
            <text:p>edtech</text:p>
          </table:table-cell>
          <table:table-cell office:value-type="float" office:value="0.685051">
            <text:p>0.685051</text:p>
          </table:table-cell>
          <table:table-cell office:value-type="float" office:value="0.164697">
            <text:p>0.164697</text:p>
          </table:table-cell>
        </table:table-row>
        <table:table-row table:style-name="ro1">
          <table:table-cell office:value-type="string">
            <text:p>semanticweb</text:p>
          </table:table-cell>
          <table:table-cell office:value-type="float" office:value="0.670505">
            <text:p>0.670505</text:p>
          </table:table-cell>
          <table:table-cell office:value-type="float" office:value="0.164772">
            <text:p>0.164772</text:p>
          </table:table-cell>
        </table:table-row>
        <table:table-row table:style-name="ro1">
          <table:table-cell office:value-type="string">
            <text:p>font</text:p>
          </table:table-cell>
          <table:table-cell office:value-type="float" office:value="0.635354">
            <text:p>0.635354</text:p>
          </table:table-cell>
          <table:table-cell office:value-type="float" office:value="0.16497">
            <text:p>0.16497</text:p>
          </table:table-cell>
        </table:table-row>
        <table:table-row table:style-name="ro1">
          <table:table-cell office:value-type="string">
            <text:p>tshirts</text:p>
          </table:table-cell>
          <table:table-cell office:value-type="float" office:value="0.657576">
            <text:p>0.657576</text:p>
          </table:table-cell>
          <table:table-cell office:value-type="float" office:value="0.165254">
            <text:p>0.165254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float" office:value="0.641212">
            <text:p>0.641212</text:p>
          </table:table-cell>
          <table:table-cell office:value-type="float" office:value="0.165273">
            <text:p>0.165273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float" office:value="0.629091">
            <text:p>0.629091</text:p>
          </table:table-cell>
          <table:table-cell office:value-type="float" office:value="0.165529">
            <text:p>0.165529</text:p>
          </table:table-cell>
        </table:table-row>
        <table:table-row table:style-name="ro1">
          <table:table-cell office:value-type="string">
            <text:p>linguistics</text:p>
          </table:table-cell>
          <table:table-cell office:value-type="float" office:value="0.672121">
            <text:p>0.672121</text:p>
          </table:table-cell>
          <table:table-cell office:value-type="float" office:value="0.165568">
            <text:p>0.165568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0.681212">
            <text:p>0.681212</text:p>
          </table:table-cell>
          <table:table-cell office:value-type="float" office:value="0.165994">
            <text:p>0.165994</text:p>
          </table:table-cell>
        </table:table-row>
        <table:table-row table:style-name="ro1">
          <table:table-cell office:value-type="string">
            <text:p>organic</text:p>
          </table:table-cell>
          <table:table-cell office:value-type="float" office:value="0.632727">
            <text:p>0.632727</text:p>
          </table:table-cell>
          <table:table-cell office:value-type="float" office:value="0.166201">
            <text:p>0.166201</text:p>
          </table:table-cell>
        </table:table-row>
        <table:table-row table:style-name="ro1">
          <table:table-cell office:value-type="string">
            <text:p>print</text:p>
          </table:table-cell>
          <table:table-cell office:value-type="float" office:value="0.636566">
            <text:p>0.636566</text:p>
          </table:table-cell>
          <table:table-cell office:value-type="float" office:value="0.166551">
            <text:p>0.166551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float" office:value="0.705657">
            <text:p>0.705657</text:p>
          </table:table-cell>
          <table:table-cell office:value-type="float" office:value="0.166667">
            <text:p>0.166667</text:p>
          </table:table-cell>
        </table:table-row>
        <table:table-row table:style-name="ro1">
          <table:table-cell office:value-type="string">
            <text:p>scrum</text:p>
          </table:table-cell>
          <table:table-cell office:value-type="float" office:value="0.65596">
            <text:p>0.65596</text:p>
          </table:table-cell>
          <table:table-cell office:value-type="float" office:value="0.166692">
            <text:p>0.166692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float" office:value="0.688081">
            <text:p>0.688081</text:p>
          </table:table-cell>
          <table:table-cell office:value-type="float" office:value="0.166963">
            <text:p>0.166963</text:p>
          </table:table-cell>
        </table:table-row>
        <table:table-row table:style-name="ro1">
          <table:table-cell office:value-type="string">
            <text:p>classroom</text:p>
          </table:table-cell>
          <table:table-cell office:value-type="float" office:value="0.670303">
            <text:p>0.670303</text:p>
          </table:table-cell>
          <table:table-cell office:value-type="float" office:value="0.167012">
            <text:p>0.167012</text:p>
          </table:table-cell>
        </table:table-row>
        <table:table-row table:style-name="ro1">
          <table:table-cell office:value-type="string">
            <text:p>leadership</text:p>
          </table:table-cell>
          <table:table-cell office:value-type="float" office:value="0.679596">
            <text:p>0.679596</text:p>
          </table:table-cell>
          <table:table-cell office:value-type="float" office:value="0.167074">
            <text:p>0.167074</text:p>
          </table:table-cell>
        </table:table-row>
        <table:table-row table:style-name="ro1">
          <table:table-cell office:value-type="string">
            <text:p>porn</text:p>
          </table:table-cell>
          <table:table-cell office:value-type="float" office:value="0.603434">
            <text:p>0.603434</text:p>
          </table:table-cell>
          <table:table-cell office:value-type="float" office:value="0.16713">
            <text:p>0.16713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0.685253">
            <text:p>0.685253</text:p>
          </table:table-cell>
          <table:table-cell office:value-type="float" office:value="0.167241">
            <text:p>0.16724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660404">
            <text:p>0.660404</text:p>
          </table:table-cell>
          <table:table-cell office:value-type="float" office:value="0.167602">
            <text:p>0.167602</text:p>
          </table:table-cell>
        </table:table-row>
        <table:table-row table:style-name="ro1">
          <table:table-cell office:value-type="string">
            <text:p>hosting</text:p>
          </table:table-cell>
          <table:table-cell office:value-type="float" office:value="0.654343">
            <text:p>0.654343</text:p>
          </table:table-cell>
          <table:table-cell office:value-type="float" office:value="0.167611">
            <text:p>0.167611</text:p>
          </table:table-cell>
        </table:table-row>
        <table:table-row table:style-name="ro1">
          <table:table-cell office:value-type="string">
            <text:p>recs</text:p>
          </table:table-cell>
          <table:table-cell office:value-type="float" office:value="0.683636">
            <text:p>0.683636</text:p>
          </table:table-cell>
          <table:table-cell office:value-type="float" office:value="0.167778">
            <text:p>0.167778</text:p>
          </table:table-cell>
        </table:table-row>
        <table:table-row table:style-name="ro1">
          <table:table-cell office:value-type="string">
            <text:p>tecnologia</text:p>
          </table:table-cell>
          <table:table-cell office:value-type="float" office:value="0.651313">
            <text:p>0.651313</text:p>
          </table:table-cell>
          <table:table-cell office:value-type="float" office:value="0.16779">
            <text:p>0.16779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0.713939">
            <text:p>0.713939</text:p>
          </table:table-cell>
          <table:table-cell office:value-type="float" office:value="0.167968">
            <text:p>0.167968</text:p>
          </table:table-cell>
        </table:table-row>
        <table:table-row table:style-name="ro1">
          <table:table-cell office:value-type="string">
            <text:p>teachers</text:p>
          </table:table-cell>
          <table:table-cell office:value-type="float" office:value="0.691717">
            <text:p>0.691717</text:p>
          </table:table-cell>
          <table:table-cell office:value-type="float" office:value="0.168058">
            <text:p>0.168058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0.699192">
            <text:p>0.699192</text:p>
          </table:table-cell>
          <table:table-cell office:value-type="float" office:value="0.168103">
            <text:p>0.168103</text:p>
          </table:table-cell>
        </table:table-row>
        <table:table-row table:style-name="ro1">
          <table:table-cell office:value-type="string">
            <text:p>canon</text:p>
          </table:table-cell>
          <table:table-cell office:value-type="float" office:value="0.615556">
            <text:p>0.615556</text:p>
          </table:table-cell>
          <table:table-cell office:value-type="float" office:value="0.168172">
            <text:p>0.168172</text:p>
          </table:table-cell>
        </table:table-row>
        <table:table-row table:style-name="ro1">
          <table:table-cell office:value-type="string">
            <text:p>calendar</text:p>
          </table:table-cell>
          <table:table-cell office:value-type="float" office:value="0.664646">
            <text:p>0.664646</text:p>
          </table:table-cell>
          <table:table-cell office:value-type="float" office:value="0.168177">
            <text:p>0.168177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float" office:value="0.684444">
            <text:p>0.684444</text:p>
          </table:table-cell>
          <table:table-cell office:value-type="float" office:value="0.168607">
            <text:p>0.168607</text:p>
          </table:table-cell>
        </table:table-row>
        <table:table-row table:style-name="ro1">
          <table:table-cell office:value-type="string">
            <text:p>apache</text:p>
          </table:table-cell>
          <table:table-cell office:value-type="float" office:value="0.682222">
            <text:p>0.682222</text:p>
          </table:table-cell>
          <table:table-cell office:value-type="float" office:value="0.168696">
            <text:p>0.168696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float" office:value="0.648687">
            <text:p>0.648687</text:p>
          </table:table-cell>
          <table:table-cell office:value-type="float" office:value="0.168746">
            <text:p>0.168746</text:p>
          </table:table-cell>
        </table:table-row>
        <table:table-row table:style-name="ro1">
          <table:table-cell office:value-type="string">
            <text:p>international</text:p>
          </table:table-cell>
          <table:table-cell office:value-type="float" office:value="0.685657">
            <text:p>0.685657</text:p>
          </table:table-cell>
          <table:table-cell office:value-type="float" office:value="0.168756">
            <text:p>0.168756</text:p>
          </table:table-cell>
        </table:table-row>
        <table:table-row table:style-name="ro1">
          <table:table-cell office:value-type="string">
            <text:p>photoshop</text:p>
          </table:table-cell>
          <table:table-cell office:value-type="float" office:value="0.700808">
            <text:p>0.700808</text:p>
          </table:table-cell>
          <table:table-cell office:value-type="float" office:value="0.168764">
            <text:p>0.168764</text:p>
          </table:table-cell>
        </table:table-row>
        <table:table-row table:style-name="ro1">
          <table:table-cell office:value-type="string">
            <text:p>lifehacks</text:p>
          </table:table-cell>
          <table:table-cell office:value-type="float" office:value="0.656566">
            <text:p>0.656566</text:p>
          </table:table-cell>
          <table:table-cell office:value-type="float" office:value="0.168931">
            <text:p>0.168931</text:p>
          </table:table-cell>
        </table:table-row>
        <table:table-row table:style-name="ro1">
          <table:table-cell office:value-type="string">
            <text:p>law</text:p>
          </table:table-cell>
          <table:table-cell office:value-type="float" office:value="0.666869">
            <text:p>0.666869</text:p>
          </table:table-cell>
          <table:table-cell office:value-type="float" office:value="0.168957">
            <text:p>0.168957</text:p>
          </table:table-cell>
        </table:table-row>
        <table:table-row table:style-name="ro1">
          <table:table-cell office:value-type="string">
            <text:p>monitoring</text:p>
          </table:table-cell>
          <table:table-cell office:value-type="float" office:value="0.685455">
            <text:p>0.685455</text:p>
          </table:table-cell>
          <table:table-cell office:value-type="float" office:value="0.169284">
            <text:p>0.169284</text:p>
          </table:table-cell>
        </table:table-row>
        <table:table-row table:style-name="ro1">
          <table:table-cell office:value-type="string">
            <text:p>fonts</text:p>
          </table:table-cell>
          <table:table-cell office:value-type="float" office:value="0.641818">
            <text:p>0.641818</text:p>
          </table:table-cell>
          <table:table-cell office:value-type="float" office:value="0.169383">
            <text:p>0.169383</text:p>
          </table:table-cell>
        </table:table-row>
        <table:table-row table:style-name="ro1">
          <table:table-cell office:value-type="string">
            <text:p>ubuntu</text:p>
          </table:table-cell>
          <table:table-cell office:value-type="float" office:value="0.715758">
            <text:p>0.715758</text:p>
          </table:table-cell>
          <table:table-cell office:value-type="float" office:value="0.169385">
            <text:p>0.169385</text:p>
          </table:table-cell>
        </table:table-row>
        <table:table-row table:style-name="ro1">
          <table:table-cell office:value-type="string">
            <text:p>voip</text:p>
          </table:table-cell>
          <table:table-cell office:value-type="float" office:value="0.678788">
            <text:p>0.678788</text:p>
          </table:table-cell>
          <table:table-cell office:value-type="float" office:value="0.169536">
            <text:p>0.169536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0.777172">
            <text:p>0.777172</text:p>
          </table:table-cell>
          <table:table-cell office:value-type="float" office:value="0.169579">
            <text:p>0.169579</text:p>
          </table:table-cell>
        </table:table-row>
        <table:table-row table:style-name="ro1">
          <table:table-cell office:value-type="string">
            <text:p>wireless</text:p>
          </table:table-cell>
          <table:table-cell office:value-type="float" office:value="0.686869">
            <text:p>0.686869</text:p>
          </table:table-cell>
          <table:table-cell office:value-type="float" office:value="0.169627">
            <text:p>0.169627</text:p>
          </table:table-cell>
        </table:table-row>
        <table:table-row table:style-name="ro1">
          <table:table-cell office:value-type="string">
            <text:p>statistics</text:p>
          </table:table-cell>
          <table:table-cell office:value-type="float" office:value="0.684848">
            <text:p>0.684848</text:p>
          </table:table-cell>
          <table:table-cell office:value-type="float" office:value="0.169656">
            <text:p>0.169656</text:p>
          </table:table-cell>
        </table:table-row>
        <table:table-row table:style-name="ro1">
          <table:table-cell office:value-type="string">
            <text:p>learning</text:p>
          </table:table-cell>
          <table:table-cell office:value-type="float" office:value="0.700606">
            <text:p>0.700606</text:p>
          </table:table-cell>
          <table:table-cell office:value-type="float" office:value="0.169844">
            <text:p>0.169844</text:p>
          </table:table-cell>
        </table:table-row>
        <table:table-row table:style-name="ro1">
          <table:table-cell office:value-type="string">
            <text:p>academic</text:p>
          </table:table-cell>
          <table:table-cell office:value-type="float" office:value="0.693535">
            <text:p>0.693535</text:p>
          </table:table-cell>
          <table:table-cell office:value-type="float" office:value="0.170055">
            <text:p>0.170055</text:p>
          </table:table-cell>
        </table:table-row>
        <table:table-row table:style-name="ro1">
          <table:table-cell office:value-type="string">
            <text:p>wifi</text:p>
          </table:table-cell>
          <table:table-cell office:value-type="float" office:value="0.694141">
            <text:p>0.694141</text:p>
          </table:table-cell>
          <table:table-cell office:value-type="float" office:value="0.170692">
            <text:p>0.170692</text:p>
          </table:table-cell>
        </table:table-row>
        <table:table-row table:style-name="ro1">
          <table:table-cell office:value-type="string">
            <text:p>museum</text:p>
          </table:table-cell>
          <table:table-cell office:value-type="float" office:value="0.716768">
            <text:p>0.716768</text:p>
          </table:table-cell>
          <table:table-cell office:value-type="float" office:value="0.171314">
            <text:p>0.171314</text:p>
          </table:table-cell>
        </table:table-row>
        <table:table-row table:style-name="ro1">
          <table:table-cell office:value-type="string">
            <text:p>graphicdesign</text:p>
          </table:table-cell>
          <table:table-cell office:value-type="float" office:value="0.703636">
            <text:p>0.703636</text:p>
          </table:table-cell>
          <table:table-cell office:value-type="float" office:value="0.171504">
            <text:p>0.171504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float" office:value="0.677576">
            <text:p>0.677576</text:p>
          </table:table-cell>
          <table:table-cell office:value-type="float" office:value="0.171529">
            <text:p>0.171529</text:p>
          </table:table-cell>
        </table:table-row>
        <table:table-row table:style-name="ro1">
          <table:table-cell office:value-type="string">
            <text:p>vocabulary</text:p>
          </table:table-cell>
          <table:table-cell office:value-type="float" office:value="0.612525">
            <text:p>0.612525</text:p>
          </table:table-cell>
          <table:table-cell office:value-type="float" office:value="0.171534">
            <text:p>0.171534</text:p>
          </table:table-cell>
        </table:table-row>
        <table:table-row table:style-name="ro1">
          <table:table-cell office:value-type="string">
            <text:p>retro</text:p>
          </table:table-cell>
          <table:table-cell office:value-type="float" office:value="0.714949">
            <text:p>0.714949</text:p>
          </table:table-cell>
          <table:table-cell office:value-type="float" office:value="0.171826">
            <text:p>0.171826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0.702828">
            <text:p>0.702828</text:p>
          </table:table-cell>
          <table:table-cell office:value-type="float" office:value="0.171837">
            <text:p>0.171837</text:p>
          </table:table-cell>
        </table:table-row>
        <table:table-row table:style-name="ro1">
          <table:table-cell office:value-type="string">
            <text:p>crack</text:p>
          </table:table-cell>
          <table:table-cell office:value-type="float" office:value="0.634747">
            <text:p>0.634747</text:p>
          </table:table-cell>
          <table:table-cell office:value-type="float" office:value="0.172101">
            <text:p>0.172101</text:p>
          </table:table-cell>
        </table:table-row>
        <table:table-row table:style-name="ro1">
          <table:table-cell office:value-type="string">
            <text:p>restaurants</text:p>
          </table:table-cell>
          <table:table-cell office:value-type="float" office:value="0.717172">
            <text:p>0.717172</text:p>
          </table:table-cell>
          <table:table-cell office:value-type="float" office:value="0.172156">
            <text:p>0.172156</text:p>
          </table:table-cell>
        </table:table-row>
        <table:table-row table:style-name="ro1">
          <table:table-cell office:value-type="string">
            <text:p>restaurant</text:p>
          </table:table-cell>
          <table:table-cell office:value-type="float" office:value="0.715152">
            <text:p>0.715152</text:p>
          </table:table-cell>
          <table:table-cell office:value-type="float" office:value="0.172196">
            <text:p>0.172196</text:p>
          </table:table-cell>
        </table:table-row>
        <table:table-row table:style-name="ro1">
          <table:table-cell office:value-type="string">
            <text:p>sql</text:p>
          </table:table-cell>
          <table:table-cell office:value-type="float" office:value="0.718182">
            <text:p>0.718182</text:p>
          </table:table-cell>
          <table:table-cell office:value-type="float" office:value="0.172371">
            <text:p>0.172371</text:p>
          </table:table-cell>
        </table:table-row>
        <table:table-row table:style-name="ro1">
          <table:table-cell office:value-type="string">
            <text:p>teacher</text:p>
          </table:table-cell>
          <table:table-cell office:value-type="float" office:value="0.691919">
            <text:p>0.691919</text:p>
          </table:table-cell>
          <table:table-cell office:value-type="float" office:value="0.172754">
            <text:p>0.172754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float" office:value="0.653333">
            <text:p>0.653333</text:p>
          </table:table-cell>
          <table:table-cell office:value-type="float" office:value="0.173285">
            <text:p>0.173285</text:p>
          </table:table-cell>
        </table:table-row>
        <table:table-row table:style-name="ro1">
          <table:table-cell office:value-type="string">
            <text:p>visualization</text:p>
          </table:table-cell>
          <table:table-cell office:value-type="float" office:value="0.702424">
            <text:p>0.702424</text:p>
          </table:table-cell>
          <table:table-cell office:value-type="float" office:value="0.173325">
            <text:p>0.173325</text:p>
          </table:table-cell>
        </table:table-row>
        <table:table-row table:style-name="ro1">
          <table:table-cell office:value-type="string">
            <text:p>windows</text:p>
          </table:table-cell>
          <table:table-cell office:value-type="float" office:value="0.697576">
            <text:p>0.697576</text:p>
          </table:table-cell>
          <table:table-cell office:value-type="float" office:value="0.173389">
            <text:p>0.173389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float" office:value="0.765657">
            <text:p>0.765657</text:p>
          </table:table-cell>
          <table:table-cell office:value-type="float" office:value="0.173569">
            <text:p>0.173569</text:p>
          </table:table-cell>
        </table:table-row>
        <table:table-row table:style-name="ro1">
          <table:table-cell office:value-type="string">
            <text:p>musica</text:p>
          </table:table-cell>
          <table:table-cell office:value-type="float" office:value="0.672525">
            <text:p>0.672525</text:p>
          </table:table-cell>
          <table:table-cell office:value-type="float" office:value="0.173629">
            <text:p>0.173629</text:p>
          </table:table-cell>
        </table:table-row>
        <table:table-row table:style-name="ro1">
          <table:table-cell office:value-type="string">
            <text:p>radio</text:p>
          </table:table-cell>
          <table:table-cell office:value-type="float" office:value="0.70101">
            <text:p>0.70101</text:p>
          </table:table-cell>
          <table:table-cell office:value-type="float" office:value="0.17424">
            <text:p>0.17424</text:p>
          </table:table-cell>
        </table:table-row>
        <table:table-row table:style-name="ro1">
          <table:table-cell office:value-type="string">
            <text:p>opengl</text:p>
          </table:table-cell>
          <table:table-cell office:value-type="float" office:value="0.713535">
            <text:p>0.713535</text:p>
          </table:table-cell>
          <table:table-cell office:value-type="float" office:value="0.174381">
            <text:p>0.174381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float" office:value="0.668889">
            <text:p>0.668889</text:p>
          </table:table-cell>
          <table:table-cell office:value-type="float" office:value="0.174528">
            <text:p>0.174528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float" office:value="0.713333">
            <text:p>0.713333</text:p>
          </table:table-cell>
          <table:table-cell office:value-type="float" office:value="0.174583">
            <text:p>0.174583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683636">
            <text:p>0.683636</text:p>
          </table:table-cell>
          <table:table-cell office:value-type="float" office:value="0.174664">
            <text:p>0.174664</text:p>
          </table:table-cell>
        </table:table-row>
        <table:table-row table:style-name="ro1">
          <table:table-cell office:value-type="string">
            <text:p>artists</text:p>
          </table:table-cell>
          <table:table-cell office:value-type="float" office:value="0.704444">
            <text:p>0.704444</text:p>
          </table:table-cell>
          <table:table-cell office:value-type="float" office:value="0.174784">
            <text:p>0.174784</text:p>
          </table:table-cell>
        </table:table-row>
        <table:table-row table:style-name="ro1">
          <table:table-cell office:value-type="string">
            <text:p>motivation</text:p>
          </table:table-cell>
          <table:table-cell office:value-type="float" office:value="0.694141">
            <text:p>0.694141</text:p>
          </table:table-cell>
          <table:table-cell office:value-type="float" office:value="0.174835">
            <text:p>0.174835</text:p>
          </table:table-cell>
        </table:table-row>
        <table:table-row table:style-name="ro1">
          <table:table-cell office:value-type="string">
            <text:p>paper</text:p>
          </table:table-cell>
          <table:table-cell office:value-type="float" office:value="0.685051">
            <text:p>0.685051</text:p>
          </table:table-cell>
          <table:table-cell office:value-type="float" office:value="0.17492">
            <text:p>0.17492</text:p>
          </table:table-cell>
        </table:table-row>
        <table:table-row table:style-name="ro1">
          <table:table-cell office:value-type="string">
            <text:p>libros</text:p>
          </table:table-cell>
          <table:table-cell office:value-type="float" office:value="0.673535">
            <text:p>0.673535</text:p>
          </table:table-cell>
          <table:table-cell office:value-type="float" office:value="0.175144">
            <text:p>0.175144</text:p>
          </table:table-cell>
        </table:table-row>
        <table:table-row table:style-name="ro1">
          <table:table-cell office:value-type="string">
            <text:p>color</text:p>
          </table:table-cell>
          <table:table-cell office:value-type="float" office:value="0.710707">
            <text:p>0.710707</text:p>
          </table:table-cell>
          <table:table-cell office:value-type="float" office:value="0.175725">
            <text:p>0.175725</text:p>
          </table:table-cell>
        </table:table-row>
        <table:table-row table:style-name="ro1">
          <table:table-cell office:value-type="string">
            <text:p>cisco</text:p>
          </table:table-cell>
          <table:table-cell office:value-type="float" office:value="0.701616">
            <text:p>0.701616</text:p>
          </table:table-cell>
          <table:table-cell office:value-type="float" office:value="0.176716">
            <text:p>0.176716</text:p>
          </table:table-cell>
        </table:table-row>
        <table:table-row table:style-name="ro1">
          <table:table-cell office:value-type="string">
            <text:p>smartboard</text:p>
          </table:table-cell>
          <table:table-cell office:value-type="float" office:value="0.710909">
            <text:p>0.710909</text:p>
          </table:table-cell>
          <table:table-cell office:value-type="float" office:value="0.176913">
            <text:p>0.176913</text:p>
          </table:table-cell>
        </table:table-row>
        <table:table-row table:style-name="ro1">
          <table:table-cell office:value-type="string">
            <text:p>fanfic</text:p>
          </table:table-cell>
          <table:table-cell office:value-type="float" office:value="0.663838">
            <text:p>0.663838</text:p>
          </table:table-cell>
          <table:table-cell office:value-type="float" office:value="0.177037">
            <text:p>0.177037</text:p>
          </table:table-cell>
        </table:table-row>
        <table:table-row table:style-name="ro1">
          <table:table-cell office:value-type="string">
            <text:p>agile</text:p>
          </table:table-cell>
          <table:table-cell office:value-type="float" office:value="0.686061">
            <text:p>0.686061</text:p>
          </table:table-cell>
          <table:table-cell office:value-type="float" office:value="0.17733">
            <text:p>0.17733</text:p>
          </table:table-cell>
        </table:table-row>
        <table:table-row table:style-name="ro1">
          <table:table-cell office:value-type="string">
            <text:p>professionaldevelopment</text:p>
          </table:table-cell>
          <table:table-cell office:value-type="float" office:value="0.690101">
            <text:p>0.690101</text:p>
          </table:table-cell>
          <table:table-cell office:value-type="float" office:value="0.177486">
            <text:p>0.177486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0.689495">
            <text:p>0.689495</text:p>
          </table:table-cell>
          <table:table-cell office:value-type="float" office:value="0.178309">
            <text:p>0.178309</text:p>
          </table:table-cell>
        </table:table-row>
        <table:table-row table:style-name="ro1">
          <table:table-cell office:value-type="string">
            <text:p>bags</text:p>
          </table:table-cell>
          <table:table-cell office:value-type="float" office:value="0.687071">
            <text:p>0.687071</text:p>
          </table:table-cell>
          <table:table-cell office:value-type="float" office:value="0.178504">
            <text:p>0.178504</text:p>
          </table:table-cell>
        </table:table-row>
        <table:table-row table:style-name="ro1">
          <table:table-cell office:value-type="string">
            <text:p>assessment</text:p>
          </table:table-cell>
          <table:table-cell office:value-type="float" office:value="0.712525">
            <text:p>0.712525</text:p>
          </table:table-cell>
          <table:table-cell office:value-type="float" office:value="0.178914">
            <text:p>0.178914</text:p>
          </table:table-cell>
        </table:table-row>
        <table:table-row table:style-name="ro1">
          <table:table-cell office:value-type="string">
            <text:p>storage</text:p>
          </table:table-cell>
          <table:table-cell office:value-type="float" office:value="0.693535">
            <text:p>0.693535</text:p>
          </table:table-cell>
          <table:table-cell office:value-type="float" office:value="0.17917">
            <text:p>0.17917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0.614141">
            <text:p>0.614141</text:p>
          </table:table-cell>
          <table:table-cell office:value-type="float" office:value="0.179272">
            <text:p>0.179272</text:p>
          </table:table-cell>
        </table:table-row>
        <table:table-row table:style-name="ro1">
          <table:table-cell office:value-type="string">
            <text:p>guide</text:p>
          </table:table-cell>
          <table:table-cell office:value-type="float" office:value="0.773333">
            <text:p>0.773333</text:p>
          </table:table-cell>
          <table:table-cell office:value-type="float" office:value="0.1793">
            <text:p>0.1793</text:p>
          </table:table-cell>
        </table:table-row>
        <table:table-row table:style-name="ro1">
          <table:table-cell office:value-type="string">
            <text:p>ilustrao</text:p>
          </table:table-cell>
          <table:table-cell office:value-type="float" office:value="0.669495">
            <text:p>0.669495</text:p>
          </table:table-cell>
          <table:table-cell office:value-type="float" office:value="0.179726">
            <text:p>0.179726</text:p>
          </table:table-cell>
        </table:table-row>
        <table:table-row table:style-name="ro1">
          <table:table-cell office:value-type="string">
            <text:p>slash</text:p>
          </table:table-cell>
          <table:table-cell office:value-type="float" office:value="0.658182">
            <text:p>0.658182</text:p>
          </table:table-cell>
          <table:table-cell office:value-type="float" office:value="0.180159">
            <text:p>0.180159</text:p>
          </table:table-cell>
        </table:table-row>
        <table:table-row table:style-name="ro1">
          <table:table-cell office:value-type="string">
            <text:p>facebook</text:p>
          </table:table-cell>
          <table:table-cell office:value-type="float" office:value="0.702828">
            <text:p>0.702828</text:p>
          </table:table-cell>
          <table:table-cell office:value-type="float" office:value="0.18043">
            <text:p>0.18043</text:p>
          </table:table-cell>
        </table:table-row>
        <table:table-row table:style-name="ro1">
          <table:table-cell office:value-type="string">
            <text:p>graphic</text:p>
          </table:table-cell>
          <table:table-cell office:value-type="float" office:value="0.726061">
            <text:p>0.726061</text:p>
          </table:table-cell>
          <table:table-cell office:value-type="float" office:value="0.180993">
            <text:p>0.180993</text:p>
          </table:table-cell>
        </table:table-row>
        <table:table-row table:style-name="ro1">
          <table:table-cell office:value-type="string">
            <text:p>ajax</text:p>
          </table:table-cell>
          <table:table-cell office:value-type="float" office:value="0.714747">
            <text:p>0.714747</text:p>
          </table:table-cell>
          <table:table-cell office:value-type="float" office:value="0.181105">
            <text:p>0.181105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float" office:value="0.75899">
            <text:p>0.75899</text:p>
          </table:table-cell>
          <table:table-cell office:value-type="float" office:value="0.181134">
            <text:p>0.181134</text:p>
          </table:table-cell>
        </table:table-row>
        <table:table-row table:style-name="ro1">
          <table:table-cell office:value-type="string">
            <text:p>brain</text:p>
          </table:table-cell>
          <table:table-cell office:value-type="float" office:value="0.721212">
            <text:p>0.721212</text:p>
          </table:table-cell>
          <table:table-cell office:value-type="float" office:value="0.181154">
            <text:p>0.181154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0.783838">
            <text:p>0.783838</text:p>
          </table:table-cell>
          <table:table-cell office:value-type="float" office:value="0.181373">
            <text:p>0.181373</text:p>
          </table:table-cell>
        </table:table-row>
        <table:table-row table:style-name="ro1">
          <table:table-cell office:value-type="string">
            <text:p>geography</text:p>
          </table:table-cell>
          <table:table-cell office:value-type="float" office:value="0.693333">
            <text:p>0.693333</text:p>
          </table:table-cell>
          <table:table-cell office:value-type="float" office:value="0.182541">
            <text:p>0.182541</text:p>
          </table:table-cell>
        </table:table-row>
        <table:table-row table:style-name="ro1">
          <table:table-cell office:value-type="string">
            <text:p>collaboration</text:p>
          </table:table-cell>
          <table:table-cell office:value-type="float" office:value="0.741818">
            <text:p>0.741818</text:p>
          </table:table-cell>
          <table:table-cell office:value-type="float" office:value="0.18322">
            <text:p>0.18322</text:p>
          </table:table-cell>
        </table:table-row>
        <table:table-row table:style-name="ro1">
          <table:table-cell office:value-type="string">
            <text:p>movies</text:p>
          </table:table-cell>
          <table:table-cell office:value-type="float" office:value="0.748081">
            <text:p>0.748081</text:p>
          </table:table-cell>
          <table:table-cell office:value-type="float" office:value="0.183799">
            <text:p>0.183799</text:p>
          </table:table-cell>
        </table:table-row>
        <table:table-row table:style-name="ro1">
          <table:table-cell office:value-type="string">
            <text:p>newspaper</text:p>
          </table:table-cell>
          <table:table-cell office:value-type="float" office:value="0.770303">
            <text:p>0.770303</text:p>
          </table:table-cell>
          <table:table-cell office:value-type="float" office:value="0.18431">
            <text:p>0.18431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float" office:value="0.726869">
            <text:p>0.726869</text:p>
          </table:table-cell>
          <table:table-cell office:value-type="float" office:value="0.184613">
            <text:p>0.184613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float" office:value="0.762828">
            <text:p>0.762828</text:p>
          </table:table-cell>
          <table:table-cell office:value-type="float" office:value="0.185868">
            <text:p>0.185868</text:p>
          </table:table-cell>
        </table:table-row>
        <table:table-row table:style-name="ro1">
          <table:table-cell office:value-type="string">
            <text:p>comic</text:p>
          </table:table-cell>
          <table:table-cell office:value-type="float" office:value="0.750909">
            <text:p>0.750909</text:p>
          </table:table-cell>
          <table:table-cell office:value-type="float" office:value="0.186256">
            <text:p>0.186256</text:p>
          </table:table-cell>
        </table:table-row>
        <table:table-row table:style-name="ro1">
          <table:table-cell office:value-type="string">
            <text:p>informationliteracy</text:p>
          </table:table-cell>
          <table:table-cell office:value-type="float" office:value="0.69798">
            <text:p>0.69798</text:p>
          </table:table-cell>
          <table:table-cell office:value-type="float" office:value="0.186507">
            <text:p>0.186507</text:p>
          </table:table-cell>
        </table:table-row>
        <table:table-row table:style-name="ro1">
          <table:table-cell office:value-type="string">
            <text:p>knitting</text:p>
          </table:table-cell>
          <table:table-cell office:value-type="float" office:value="0.706869">
            <text:p>0.706869</text:p>
          </table:table-cell>
          <table:table-cell office:value-type="float" office:value="0.186534">
            <text:p>0.186534</text:p>
          </table:table-cell>
        </table:table-row>
        <table:table-row table:style-name="ro1">
          <table:table-cell office:value-type="string">
            <text:p>microsoft</text:p>
          </table:table-cell>
          <table:table-cell office:value-type="float" office:value="0.689697">
            <text:p>0.689697</text:p>
          </table:table-cell>
          <table:table-cell office:value-type="float" office:value="0.186612">
            <text:p>0.186612</text:p>
          </table:table-cell>
        </table:table-row>
        <table:table-row table:style-name="ro1">
          <table:table-cell office:value-type="string">
            <text:p>legal</text:p>
          </table:table-cell>
          <table:table-cell office:value-type="float" office:value="0.734545">
            <text:p>0.734545</text:p>
          </table:table-cell>
          <table:table-cell office:value-type="float" office:value="0.186797">
            <text:p>0.186797</text:p>
          </table:table-cell>
        </table:table-row>
        <table:table-row table:style-name="ro1">
          <table:table-cell office:value-type="string">
            <text:p>islam</text:p>
          </table:table-cell>
          <table:table-cell office:value-type="float" office:value="0.727273">
            <text:p>0.727273</text:p>
          </table:table-cell>
          <table:table-cell office:value-type="float" office:value="0.18723">
            <text:p>0.18723</text:p>
          </table:table-cell>
        </table:table-row>
        <table:table-row table:style-name="ro1">
          <table:table-cell office:value-type="string">
            <text:p>wip</text:p>
          </table:table-cell>
          <table:table-cell office:value-type="float" office:value="0.667879">
            <text:p>0.667879</text:p>
          </table:table-cell>
          <table:table-cell office:value-type="float" office:value="0.18725">
            <text:p>0.18725</text:p>
          </table:table-cell>
        </table:table-row>
        <table:table-row table:style-name="ro1">
          <table:table-cell office:value-type="string">
            <text:p>beauty</text:p>
          </table:table-cell>
          <table:table-cell office:value-type="float" office:value="0.68101">
            <text:p>0.68101</text:p>
          </table:table-cell>
          <table:table-cell office:value-type="float" office:value="0.187786">
            <text:p>0.187786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float" office:value="0.711515">
            <text:p>0.711515</text:p>
          </table:table-cell>
          <table:table-cell office:value-type="float" office:value="0.187814">
            <text:p>0.187814</text:p>
          </table:table-cell>
        </table:table-row>
        <table:table-row table:style-name="ro1">
          <table:table-cell office:value-type="string">
            <text:p>authors</text:p>
          </table:table-cell>
          <table:table-cell office:value-type="float" office:value="0.712929">
            <text:p>0.712929</text:p>
          </table:table-cell>
          <table:table-cell office:value-type="float" office:value="0.188633">
            <text:p>0.188633</text:p>
          </table:table-cell>
        </table:table-row>
        <table:table-row table:style-name="ro1">
          <table:table-cell office:value-type="string">
            <text:p>search</text:p>
          </table:table-cell>
          <table:table-cell office:value-type="float" office:value="0.781616">
            <text:p>0.781616</text:p>
          </table:table-cell>
          <table:table-cell office:value-type="float" office:value="0.189214">
            <text:p>0.189214</text:p>
          </table:table-cell>
        </table:table-row>
        <table:table-row table:style-name="ro1">
          <table:table-cell office:value-type="string">
            <text:p>romance</text:p>
          </table:table-cell>
          <table:table-cell office:value-type="float" office:value="0.704646">
            <text:p>0.704646</text:p>
          </table:table-cell>
          <table:table-cell office:value-type="float" office:value="0.189231">
            <text:p>0.189231</text:p>
          </table:table-cell>
        </table:table-row>
        <table:table-row table:style-name="ro1">
          <table:table-cell office:value-type="string">
            <text:p>printing</text:p>
          </table:table-cell>
          <table:table-cell office:value-type="float" office:value="0.76202">
            <text:p>0.76202</text:p>
          </table:table-cell>
          <table:table-cell office:value-type="float" office:value="0.189469">
            <text:p>0.189469</text:p>
          </table:table-cell>
        </table:table-row>
        <table:table-row table:style-name="ro1">
          <table:table-cell office:value-type="string">
            <text:p>security</text:p>
          </table:table-cell>
          <table:table-cell office:value-type="float" office:value="0.732121">
            <text:p>0.732121</text:p>
          </table:table-cell>
          <table:table-cell office:value-type="float" office:value="0.18955">
            <text:p>0.1895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0.766869">
            <text:p>0.766869</text:p>
          </table:table-cell>
          <table:table-cell office:value-type="float" office:value="0.189612">
            <text:p>0.189612</text:p>
          </table:table-cell>
        </table:table-row>
        <table:table-row table:style-name="ro1">
          <table:table-cell office:value-type="string">
            <text:p>arduino</text:p>
          </table:table-cell>
          <table:table-cell office:value-type="float" office:value="0.759192">
            <text:p>0.759192</text:p>
          </table:table-cell>
          <table:table-cell office:value-type="float" office:value="0.190345">
            <text:p>0.190345</text:p>
          </table:table-cell>
        </table:table-row>
        <table:table-row table:style-name="ro1">
          <table:table-cell office:value-type="string">
            <text:p>tutoriales</text:p>
          </table:table-cell>
          <table:table-cell office:value-type="float" office:value="0.78">
            <text:p>0.78</text:p>
          </table:table-cell>
          <table:table-cell office:value-type="float" office:value="0.19058">
            <text:p>0.19058</text:p>
          </table:table-cell>
        </table:table-row>
        <table:table-row table:style-name="ro1">
          <table:table-cell office:value-type="string">
            <text:p>yoga</text:p>
          </table:table-cell>
          <table:table-cell office:value-type="float" office:value="0.650101">
            <text:p>0.650101</text:p>
          </table:table-cell>
          <table:table-cell office:value-type="float" office:value="0.190676">
            <text:p>0.190676</text:p>
          </table:table-cell>
        </table:table-row>
        <table:table-row table:style-name="ro1">
          <table:table-cell office:value-type="string">
            <text:p>productivity</text:p>
          </table:table-cell>
          <table:table-cell office:value-type="float" office:value="0.747273">
            <text:p>0.747273</text:p>
          </table:table-cell>
          <table:table-cell office:value-type="float" office:value="0.190921">
            <text:p>0.190921</text:p>
          </table:table-cell>
        </table:table-row>
        <table:table-row table:style-name="ro1">
          <table:table-cell office:value-type="string">
            <text:p>webcomic</text:p>
          </table:table-cell>
          <table:table-cell office:value-type="float" office:value="0.765657">
            <text:p>0.765657</text:p>
          </table:table-cell>
          <table:table-cell office:value-type="float" office:value="0.191228">
            <text:p>0.191228</text:p>
          </table:table-cell>
        </table:table-row>
        <table:table-row table:style-name="ro1">
          <table:table-cell office:value-type="string">
            <text:p>fic</text:p>
          </table:table-cell>
          <table:table-cell office:value-type="float" office:value="0.691313">
            <text:p>0.691313</text:p>
          </table:table-cell>
          <table:table-cell office:value-type="float" office:value="0.191811">
            <text:p>0.191811</text:p>
          </table:table-cell>
        </table:table-row>
        <table:table-row table:style-name="ro1">
          <table:table-cell office:value-type="string">
            <text:p>rpg</text:p>
          </table:table-cell>
          <table:table-cell office:value-type="float" office:value="0.749091">
            <text:p>0.749091</text:p>
          </table:table-cell>
          <table:table-cell office:value-type="float" office:value="0.191913">
            <text:p>0.191913</text:p>
          </table:table-cell>
        </table:table-row>
        <table:table-row table:style-name="ro1">
          <table:table-cell office:value-type="string">
            <text:p>kidfic</text:p>
          </table:table-cell>
          <table:table-cell office:value-type="float" office:value="0.727677">
            <text:p>0.727677</text:p>
          </table:table-cell>
          <table:table-cell office:value-type="float" office:value="0.191952">
            <text:p>0.191952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float" office:value="0.716566">
            <text:p>0.716566</text:p>
          </table:table-cell>
          <table:table-cell office:value-type="float" office:value="0.192085">
            <text:p>0.192085</text:p>
          </table:table-cell>
        </table:table-row>
        <table:table-row table:style-name="ro1">
          <table:table-cell office:value-type="string">
            <text:p>drawing</text:p>
          </table:table-cell>
          <table:table-cell office:value-type="float" office:value="0.74101">
            <text:p>0.74101</text:p>
          </table:table-cell>
          <table:table-cell office:value-type="float" office:value="0.192388">
            <text:p>0.192388</text:p>
          </table:table-cell>
        </table:table-row>
        <table:table-row table:style-name="ro1">
          <table:table-cell office:value-type="string">
            <text:p>spam</text:p>
          </table:table-cell>
          <table:table-cell office:value-type="float" office:value="0.692525">
            <text:p>0.692525</text:p>
          </table:table-cell>
          <table:table-cell office:value-type="float" office:value="0.192829">
            <text:p>0.192829</text:p>
          </table:table-cell>
        </table:table-row>
        <table:table-row table:style-name="ro1">
          <table:table-cell office:value-type="string">
            <text:p>chemistry</text:p>
          </table:table-cell>
          <table:table-cell office:value-type="float" office:value="0.741616">
            <text:p>0.741616</text:p>
          </table:table-cell>
          <table:table-cell office:value-type="float" office:value="0.193062">
            <text:p>0.193062</text:p>
          </table:table-cell>
        </table:table-row>
        <table:table-row table:style-name="ro1">
          <table:table-cell office:value-type="string">
            <text:p>kids</text:p>
          </table:table-cell>
          <table:table-cell office:value-type="float" office:value="0.814141">
            <text:p>0.814141</text:p>
          </table:table-cell>
          <table:table-cell office:value-type="float" office:value="0.193739">
            <text:p>0.193739</text:p>
          </table:table-cell>
        </table:table-row>
        <table:table-row table:style-name="ro1">
          <table:table-cell office:value-type="string">
            <text:p>maps</text:p>
          </table:table-cell>
          <table:table-cell office:value-type="float" office:value="0.752121">
            <text:p>0.752121</text:p>
          </table:table-cell>
          <table:table-cell office:value-type="float" office:value="0.193905">
            <text:p>0.193905</text:p>
          </table:table-cell>
        </table:table-row>
        <table:table-row table:style-name="ro1">
          <table:table-cell office:value-type="string">
            <text:p>innovation</text:p>
          </table:table-cell>
          <table:table-cell office:value-type="float" office:value="0.721818">
            <text:p>0.721818</text:p>
          </table:table-cell>
          <table:table-cell office:value-type="float" office:value="0.194395">
            <text:p>0.194395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float" office:value="0.769697">
            <text:p>0.769697</text:p>
          </table:table-cell>
          <table:table-cell office:value-type="float" office:value="0.194618">
            <text:p>0.194618</text:p>
          </table:table-cell>
        </table:table-row>
        <table:table-row table:style-name="ro1">
          <table:table-cell office:value-type="string">
            <text:p>gtd</text:p>
          </table:table-cell>
          <table:table-cell office:value-type="float" office:value="0.777374">
            <text:p>0.777374</text:p>
          </table:table-cell>
          <table:table-cell office:value-type="float" office:value="0.194665">
            <text:p>0.194665</text:p>
          </table:table-cell>
        </table:table-row>
        <table:table-row table:style-name="ro1">
          <table:table-cell office:value-type="string">
            <text:p>mapping</text:p>
          </table:table-cell>
          <table:table-cell office:value-type="float" office:value="0.730909">
            <text:p>0.730909</text:p>
          </table:table-cell>
          <table:table-cell office:value-type="float" office:value="0.194782">
            <text:p>0.194782</text:p>
          </table:table-cell>
        </table:table-row>
        <table:table-row table:style-name="ro1">
          <table:table-cell office:value-type="string">
            <text:p>futurefic</text:p>
          </table:table-cell>
          <table:table-cell office:value-type="float" office:value="0.707273">
            <text:p>0.707273</text:p>
          </table:table-cell>
          <table:table-cell office:value-type="float" office:value="0.195079">
            <text:p>0.195079</text:p>
          </table:table-cell>
        </table:table-row>
        <table:table-row table:style-name="ro1">
          <table:table-cell office:value-type="string">
            <text:p>children</text:p>
          </table:table-cell>
          <table:table-cell office:value-type="float" office:value="0.801616">
            <text:p>0.801616</text:p>
          </table:table-cell>
          <table:table-cell office:value-type="float" office:value="0.195152">
            <text:p>0.195152</text:p>
          </table:table-cell>
        </table:table-row>
        <table:table-row table:style-name="ro1">
          <table:table-cell office:value-type="string">
            <text:p>history</text:p>
          </table:table-cell>
          <table:table-cell office:value-type="float" office:value="0.731313">
            <text:p>0.731313</text:p>
          </table:table-cell>
          <table:table-cell office:value-type="float" office:value="0.195923">
            <text:p>0.195923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0.768485">
            <text:p>0.768485</text:p>
          </table:table-cell>
          <table:table-cell office:value-type="float" office:value="0.196043">
            <text:p>0.196043</text:p>
          </table:table-cell>
        </table:table-row>
        <table:table-row table:style-name="ro1">
          <table:table-cell office:value-type="string">
            <text:p>illustration</text:p>
          </table:table-cell>
          <table:table-cell office:value-type="float" office:value="0.712727">
            <text:p>0.712727</text:p>
          </table:table-cell>
          <table:table-cell office:value-type="float" office:value="0.19689">
            <text:p>0.19689</text:p>
          </table:table-cell>
        </table:table-row>
        <table:table-row table:style-name="ro1">
          <table:table-cell office:value-type="string">
            <text:p>accessibility</text:p>
          </table:table-cell>
          <table:table-cell office:value-type="float" office:value="0.744242">
            <text:p>0.744242</text:p>
          </table:table-cell>
          <table:table-cell office:value-type="float" office:value="0.197186">
            <text:p>0.1971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720404">
            <text:p>0.720404</text:p>
          </table:table-cell>
          <table:table-cell office:value-type="float" office:value="0.197213">
            <text:p>0.197213</text:p>
          </table:table-cell>
        </table:table-row>
        <table:table-row table:style-name="ro1">
          <table:table-cell office:value-type="string">
            <text:p>gear</text:p>
          </table:table-cell>
          <table:table-cell office:value-type="float" office:value="0.708283">
            <text:p>0.708283</text:p>
          </table:table-cell>
          <table:table-cell office:value-type="float" office:value="0.197359">
            <text:p>0.197359</text:p>
          </table:table-cell>
        </table:table-row>
        <table:table-row table:style-name="ro1">
          <table:table-cell office:value-type="string">
            <text:p>firsttime</text:p>
          </table:table-cell>
          <table:table-cell office:value-type="float" office:value="0.698182">
            <text:p>0.698182</text:p>
          </table:table-cell>
          <table:table-cell office:value-type="float" office:value="0.197645">
            <text:p>0.197645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704242">
            <text:p>0.704242</text:p>
          </table:table-cell>
          <table:table-cell office:value-type="float" office:value="0.197713">
            <text:p>0.197713</text:p>
          </table:table-cell>
        </table:table-row>
        <table:table-row table:style-name="ro1">
          <table:table-cell office:value-type="string">
            <text:p>archive</text:p>
          </table:table-cell>
          <table:table-cell office:value-type="float" office:value="0.693939">
            <text:p>0.693939</text:p>
          </table:table-cell>
          <table:table-cell office:value-type="float" office:value="0.197856">
            <text:p>0.197856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float" office:value="0.758384">
            <text:p>0.758384</text:p>
          </table:table-cell>
          <table:table-cell office:value-type="float" office:value="0.198813">
            <text:p>0.198813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0.700606">
            <text:p>0.700606</text:p>
          </table:table-cell>
          <table:table-cell office:value-type="float" office:value="0.19886">
            <text:p>0.19886</text:p>
          </table:table-cell>
        </table:table-row>
        <table:table-row table:style-name="ro1">
          <table:table-cell office:value-type="string">
            <text:p>career</text:p>
          </table:table-cell>
          <table:table-cell office:value-type="float" office:value="0.713939">
            <text:p>0.713939</text:p>
          </table:table-cell>
          <table:table-cell office:value-type="float" office:value="0.19892">
            <text:p>0.19892</text:p>
          </table:table-cell>
        </table:table-row>
        <table:table-row table:style-name="ro1">
          <table:table-cell office:value-type="string">
            <text:p>freelance</text:p>
          </table:table-cell>
          <table:table-cell office:value-type="float" office:value="0.787879">
            <text:p>0.787879</text:p>
          </table:table-cell>
          <table:table-cell office:value-type="float" office:value="0.199415">
            <text:p>0.199415</text:p>
          </table:table-cell>
        </table:table-row>
        <table:table-row table:style-name="ro1">
          <table:table-cell office:value-type="string">
            <text:p>shoes</text:p>
          </table:table-cell>
          <table:table-cell office:value-type="float" office:value="0.741414">
            <text:p>0.741414</text:p>
          </table:table-cell>
          <table:table-cell office:value-type="float" office:value="0.19962">
            <text:p>0.19962</text:p>
          </table:table-cell>
        </table:table-row>
        <table:table-row table:style-name="ro1">
          <table:table-cell office:value-type="string">
            <text:p>crochet</text:p>
          </table:table-cell>
          <table:table-cell office:value-type="float" office:value="0.737374">
            <text:p>0.737374</text:p>
          </table:table-cell>
          <table:table-cell office:value-type="float" office:value="0.199776">
            <text:p>0.199776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0.785051">
            <text:p>0.785051</text:p>
          </table:table-cell>
          <table:table-cell office:value-type="float" office:value="0.199994">
            <text:p>0.199994</text:p>
          </table:table-cell>
        </table:table-row>
        <table:table-row table:style-name="ro1">
          <table:table-cell office:value-type="string">
            <text:p>oneshot</text:p>
          </table:table-cell>
          <table:table-cell office:value-type="float" office:value="0.699192">
            <text:p>0.699192</text:p>
          </table:table-cell>
          <table:table-cell office:value-type="float" office:value="0.2001">
            <text:p>0.2001</text:p>
          </table:table-cell>
        </table:table-row>
        <table:table-row table:style-name="ro1">
          <table:table-cell office:value-type="string">
            <text:p>jewelry</text:p>
          </table:table-cell>
          <table:table-cell office:value-type="float" office:value="0.752323">
            <text:p>0.752323</text:p>
          </table:table-cell>
          <table:table-cell office:value-type="float" office:value="0.200175">
            <text:p>0.200175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float" office:value="0.829091">
            <text:p>0.829091</text:p>
          </table:table-cell>
          <table:table-cell office:value-type="float" office:value="0.201039">
            <text:p>0.201039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float" office:value="0.767677">
            <text:p>0.767677</text:p>
          </table:table-cell>
          <table:table-cell office:value-type="float" office:value="0.201241">
            <text:p>0.201241</text:p>
          </table:table-cell>
        </table:table-row>
        <table:table-row table:style-name="ro1">
          <table:table-cell office:value-type="string">
            <text:p>copyright</text:p>
          </table:table-cell>
          <table:table-cell office:value-type="float" office:value="0.755758">
            <text:p>0.755758</text:p>
          </table:table-cell>
          <table:table-cell office:value-type="float" office:value="0.201403">
            <text:p>0.201403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760606">
            <text:p>0.760606</text:p>
          </table:table-cell>
          <table:table-cell office:value-type="float" office:value="0.202604">
            <text:p>0.202604</text:p>
          </table:table-cell>
        </table:table-row>
        <table:table-row table:style-name="ro1">
          <table:table-cell office:value-type="string">
            <text:p>searchengine</text:p>
          </table:table-cell>
          <table:table-cell office:value-type="float" office:value="0.823232">
            <text:p>0.823232</text:p>
          </table:table-cell>
          <table:table-cell office:value-type="float" office:value="0.202866">
            <text:p>0.202866</text:p>
          </table:table-cell>
        </table:table-row>
        <table:table-row table:style-name="ro1">
          <table:table-cell office:value-type="string">
            <text:p>languages</text:p>
          </table:table-cell>
          <table:table-cell office:value-type="float" office:value="0.739798">
            <text:p>0.739798</text:p>
          </table:table-cell>
          <table:table-cell office:value-type="float" office:value="0.203195">
            <text:p>0.203195</text:p>
          </table:table-cell>
        </table:table-row>
        <table:table-row table:style-name="ro1">
          <table:table-cell office:value-type="string">
            <text:p>agriculture</text:p>
          </table:table-cell>
          <table:table-cell office:value-type="float" office:value="0.735758">
            <text:p>0.735758</text:p>
          </table:table-cell>
          <table:table-cell office:value-type="float" office:value="0.203293">
            <text:p>0.203293</text:p>
          </table:table-cell>
        </table:table-row>
        <table:table-row table:style-name="ro1">
          <table:table-cell office:value-type="string">
            <text:p>comics</text:p>
          </table:table-cell>
          <table:table-cell office:value-type="float" office:value="0.791717">
            <text:p>0.791717</text:p>
          </table:table-cell>
          <table:table-cell office:value-type="float" office:value="0.203638">
            <text:p>0.203638</text:p>
          </table:table-cell>
        </table:table-row>
        <table:table-row table:style-name="ro1">
          <table:table-cell office:value-type="string">
            <text:p>activism</text:p>
          </table:table-cell>
          <table:table-cell office:value-type="float" office:value="0.757576">
            <text:p>0.757576</text:p>
          </table:table-cell>
          <table:table-cell office:value-type="float" office:value="0.204214">
            <text:p>0.204214</text:p>
          </table:table-cell>
        </table:table-row>
        <table:table-row table:style-name="ro1">
          <table:table-cell office:value-type="string">
            <text:p>weather</text:p>
          </table:table-cell>
          <table:table-cell office:value-type="float" office:value="0.780808">
            <text:p>0.780808</text:p>
          </table:table-cell>
          <table:table-cell office:value-type="float" office:value="0.204783">
            <text:p>0.204783</text:p>
          </table:table-cell>
        </table:table-row>
        <table:table-row table:style-name="ro1">
          <table:table-cell office:value-type="string">
            <text:p>gis</text:p>
          </table:table-cell>
          <table:table-cell office:value-type="float" office:value="0.770505">
            <text:p>0.770505</text:p>
          </table:table-cell>
          <table:table-cell office:value-type="float" office:value="0.205453">
            <text:p>0.205453</text:p>
          </table:table-cell>
        </table:table-row>
        <table:table-row table:style-name="ro1">
          <table:table-cell office:value-type="string">
            <text:p>teaching</text:p>
          </table:table-cell>
          <table:table-cell office:value-type="float" office:value="0.78202">
            <text:p>0.78202</text:p>
          </table:table-cell>
          <table:table-cell office:value-type="float" office:value="0.206567">
            <text:p>0.206567</text:p>
          </table:table-cell>
        </table:table-row>
        <table:table-row table:style-name="ro1">
          <table:table-cell office:value-type="string">
            <text:p>ratingpg</text:p>
          </table:table-cell>
          <table:table-cell office:value-type="float" office:value="0.744444">
            <text:p>0.744444</text:p>
          </table:table-cell>
          <table:table-cell office:value-type="float" office:value="0.208397">
            <text:p>0.208397</text:p>
          </table:table-cell>
        </table:table-row>
        <table:table-row table:style-name="ro1">
          <table:table-cell office:value-type="string">
            <text:p>culture</text:p>
          </table:table-cell>
          <table:table-cell office:value-type="float" office:value="0.779798">
            <text:p>0.779798</text:p>
          </table:table-cell>
          <table:table-cell office:value-type="float" office:value="0.208448">
            <text:p>0.208448</text:p>
          </table:table-cell>
        </table:table-row>
        <table:table-row table:style-name="ro1">
          <table:table-cell office:value-type="string">
            <text:p>shop</text:p>
          </table:table-cell>
          <table:table-cell office:value-type="float" office:value="0.769899">
            <text:p>0.769899</text:p>
          </table:table-cell>
          <table:table-cell office:value-type="float" office:value="0.208469">
            <text:p>0.208469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793535">
            <text:p>0.793535</text:p>
          </table:table-cell>
          <table:table-cell office:value-type="float" office:value="0.209036">
            <text:p>0.209036</text:p>
          </table:table-cell>
        </table:table-row>
        <table:table-row table:style-name="ro1">
          <table:table-cell office:value-type="string">
            <text:p>networking</text:p>
          </table:table-cell>
          <table:table-cell office:value-type="float" office:value="0.763434">
            <text:p>0.763434</text:p>
          </table:table-cell>
          <table:table-cell office:value-type="float" office:value="0.20923">
            <text:p>0.20923</text:p>
          </table:table-cell>
        </table:table-row>
        <table:table-row table:style-name="ro1">
          <table:table-cell office:value-type="string">
            <text:p>genreromance</text:p>
          </table:table-cell>
          <table:table-cell office:value-type="float" office:value="0.745051">
            <text:p>0.745051</text:p>
          </table:table-cell>
          <table:table-cell office:value-type="float" office:value="0.209702">
            <text:p>0.209702</text:p>
          </table:table-cell>
        </table:table-row>
        <table:table-row table:style-name="ro1">
          <table:table-cell office:value-type="string">
            <text:p>moodle</text:p>
          </table:table-cell>
          <table:table-cell office:value-type="float" office:value="0.750101">
            <text:p>0.750101</text:p>
          </table:table-cell>
          <table:table-cell office:value-type="float" office:value="0.209753">
            <text:p>0.209753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0.763434">
            <text:p>0.763434</text:p>
          </table:table-cell>
          <table:table-cell office:value-type="float" office:value="0.209832">
            <text:p>0.209832</text:p>
          </table:table-cell>
        </table:table-row>
        <table:table-row table:style-name="ro1">
          <table:table-cell office:value-type="string">
            <text:p>mobile</text:p>
          </table:table-cell>
          <table:table-cell office:value-type="float" office:value="0.818788">
            <text:p>0.818788</text:p>
          </table:table-cell>
          <table:table-cell office:value-type="float" office:value="0.2114">
            <text:p>0.2114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float" office:value="0.782828">
            <text:p>0.782828</text:p>
          </table:table-cell>
          <table:table-cell office:value-type="float" office:value="0.212094">
            <text:p>0.212094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0.812525">
            <text:p>0.812525</text:p>
          </table:table-cell>
          <table:table-cell office:value-type="float" office:value="0.212955">
            <text:p>0.212955</text:p>
          </table:table-cell>
        </table:table-row>
        <table:table-row table:style-name="ro1">
          <table:table-cell office:value-type="string">
            <text:p>literatura</text:p>
          </table:table-cell>
          <table:table-cell office:value-type="float" office:value="0.722828">
            <text:p>0.722828</text:p>
          </table:table-cell>
          <table:table-cell office:value-type="float" office:value="0.21318">
            <text:p>0.21318</text:p>
          </table:table-cell>
        </table:table-row>
        <table:table-row table:style-name="ro1">
          <table:table-cell office:value-type="string">
            <text:p>grammar</text:p>
          </table:table-cell>
          <table:table-cell office:value-type="float" office:value="0.729495">
            <text:p>0.729495</text:p>
          </table:table-cell>
          <table:table-cell office:value-type="float" office:value="0.214055">
            <text:p>0.214055</text:p>
          </table:table-cell>
        </table:table-row>
        <table:table-row table:style-name="ro1">
          <table:table-cell office:value-type="string">
            <text:p>architecture</text:p>
          </table:table-cell>
          <table:table-cell office:value-type="float" office:value="0.792929">
            <text:p>0.792929</text:p>
          </table:table-cell>
          <table:table-cell office:value-type="float" office:value="0.214336">
            <text:p>0.214336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float" office:value="0.779596">
            <text:p>0.779596</text:p>
          </table:table-cell>
          <table:table-cell office:value-type="float" office:value="0.214409">
            <text:p>0.214409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float" office:value="0.813535">
            <text:p>0.813535</text:p>
          </table:table-cell>
          <table:table-cell office:value-type="float" office:value="0.214519">
            <text:p>0.214519</text:p>
          </table:table-cell>
        </table:table-row>
        <table:table-row table:style-name="ro1">
          <table:table-cell office:value-type="string">
            <text:p>writing</text:p>
          </table:table-cell>
          <table:table-cell office:value-type="float" office:value="0.792929">
            <text:p>0.792929</text:p>
          </table:table-cell>
          <table:table-cell office:value-type="float" office:value="0.214717">
            <text:p>0.214717</text:p>
          </table:table-cell>
        </table:table-row>
        <table:table-row table:style-name="ro1">
          <table:table-cell office:value-type="string">
            <text:p>of</text:p>
          </table:table-cell>
          <table:table-cell office:value-type="float" office:value="0.858788">
            <text:p>0.858788</text:p>
          </table:table-cell>
          <table:table-cell office:value-type="float" office:value="0.214761">
            <text:p>0.214761</text:p>
          </table:table-cell>
        </table:table-row>
        <table:table-row table:style-name="ro1">
          <table:table-cell office:value-type="string">
            <text:p>painting</text:p>
          </table:table-cell>
          <table:table-cell office:value-type="float" office:value="0.796768">
            <text:p>0.796768</text:p>
          </table:table-cell>
          <table:table-cell office:value-type="float" office:value="0.215258">
            <text:p>0.215258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0.767475">
            <text:p>0.767475</text:p>
          </table:table-cell>
          <table:table-cell office:value-type="float" office:value="0.215399">
            <text:p>0.215399</text:p>
          </table:table-cell>
        </table:table-row>
        <table:table-row table:style-name="ro1">
          <table:table-cell office:value-type="string">
            <text:p>entrepreneur</text:p>
          </table:table-cell>
          <table:table-cell office:value-type="float" office:value="0.804444">
            <text:p>0.804444</text:p>
          </table:table-cell>
          <table:table-cell office:value-type="float" office:value="0.21542">
            <text:p>0.21542</text:p>
          </table:table-cell>
        </table:table-row>
        <table:table-row table:style-name="ro1">
          <table:table-cell office:value-type="string">
            <text:p>gaming</text:p>
          </table:table-cell>
          <table:table-cell office:value-type="float" office:value="0.873737">
            <text:p>0.873737</text:p>
          </table:table-cell>
          <table:table-cell office:value-type="float" office:value="0.216778">
            <text:p>0.216778</text:p>
          </table:table-cell>
        </table:table-row>
        <table:table-row table:style-name="ro1">
          <table:table-cell office:value-type="string">
            <text:p>travel</text:p>
          </table:table-cell>
          <table:table-cell office:value-type="float" office:value="0.771919">
            <text:p>0.771919</text:p>
          </table:table-cell>
          <table:table-cell office:value-type="float" office:value="0.217052">
            <text:p>0.217052</text:p>
          </table:table-cell>
        </table:table-row>
        <table:table-row table:style-name="ro1">
          <table:table-cell office:value-type="string">
            <text:p>sustainability</text:p>
          </table:table-cell>
          <table:table-cell office:value-type="float" office:value="0.786667">
            <text:p>0.786667</text:p>
          </table:table-cell>
          <table:table-cell office:value-type="float" office:value="0.217213">
            <text:p>0.217213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0.816768">
            <text:p>0.816768</text:p>
          </table:table-cell>
          <table:table-cell office:value-type="float" office:value="0.217228">
            <text:p>0.217228</text:p>
          </table:table-cell>
        </table:table-row>
        <table:table-row table:style-name="ro1">
          <table:table-cell office:value-type="string">
            <text:p>videogames</text:p>
          </table:table-cell>
          <table:table-cell office:value-type="float" office:value="0.865253">
            <text:p>0.865253</text:p>
          </table:table-cell>
          <table:table-cell office:value-type="float" office:value="0.218332">
            <text:p>0.218332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float" office:value="0.808687">
            <text:p>0.808687</text:p>
          </table:table-cell>
          <table:table-cell office:value-type="float" office:value="0.219387">
            <text:p>0.219387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.778182">
            <text:p>0.778182</text:p>
          </table:table-cell>
          <table:table-cell office:value-type="float" office:value="0.220783">
            <text:p>0.220783</text:p>
          </table:table-cell>
        </table:table-row>
        <table:table-row table:style-name="ro1">
          <table:table-cell office:value-type="string">
            <text:p>entrepreneurship</text:p>
          </table:table-cell>
          <table:table-cell office:value-type="float" office:value="0.808889">
            <text:p>0.808889</text:p>
          </table:table-cell>
          <table:table-cell office:value-type="float" office:value="0.221514">
            <text:p>0.221514</text:p>
          </table:table-cell>
        </table:table-row>
        <table:table-row table:style-name="ro1">
          <table:table-cell office:value-type="string">
            <text:p>evolution</text:p>
          </table:table-cell>
          <table:table-cell office:value-type="float" office:value="0.786263">
            <text:p>0.786263</text:p>
          </table:table-cell>
          <table:table-cell office:value-type="float" office:value="0.221571">
            <text:p>0.221571</text:p>
          </table:table-cell>
        </table:table-row>
        <table:table-row table:style-name="ro1">
          <table:table-cell office:value-type="string">
            <text:p>fluff</text:p>
          </table:table-cell>
          <table:table-cell office:value-type="float" office:value="0.797374">
            <text:p>0.797374</text:p>
          </table:table-cell>
          <table:table-cell office:value-type="float" office:value="0.221872">
            <text:p>0.221872</text:p>
          </table:table-cell>
        </table:table-row>
        <table:table-row table:style-name="ro1">
          <table:table-cell office:value-type="string">
            <text:p>newspapers</text:p>
          </table:table-cell>
          <table:table-cell office:value-type="float" office:value="0.746667">
            <text:p>0.746667</text:p>
          </table:table-cell>
          <table:table-cell office:value-type="float" office:value="0.222202">
            <text:p>0.222202</text:p>
          </table:table-cell>
        </table:table-row>
        <table:table-row table:style-name="ro1">
          <table:table-cell office:value-type="string">
            <text:p>ecommerce</text:p>
          </table:table-cell>
          <table:table-cell office:value-type="float" office:value="0.846263">
            <text:p>0.846263</text:p>
          </table:table-cell>
          <table:table-cell office:value-type="float" office:value="0.222349">
            <text:p>0.222349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float" office:value="0.805455">
            <text:p>0.805455</text:p>
          </table:table-cell>
          <table:table-cell office:value-type="float" office:value="0.222666">
            <text:p>0.222666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825253">
            <text:p>0.825253</text:p>
          </table:table-cell>
          <table:table-cell office:value-type="float" office:value="0.223289">
            <text:p>0.223289</text:p>
          </table:table-cell>
        </table:table-row>
        <table:table-row table:style-name="ro1">
          <table:table-cell office:value-type="string">
            <text:p>startups</text:p>
          </table:table-cell>
          <table:table-cell office:value-type="float" office:value="0.82404">
            <text:p>0.82404</text:p>
          </table:table-cell>
          <table:table-cell office:value-type="float" office:value="0.223827">
            <text:p>0.223827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840606">
            <text:p>0.840606</text:p>
          </table:table-cell>
          <table:table-cell office:value-type="float" office:value="0.225472">
            <text:p>0.225472</text:p>
          </table:table-cell>
        </table:table-row>
        <table:table-row table:style-name="ro1">
          <table:table-cell office:value-type="string">
            <text:p>startup</text:p>
          </table:table-cell>
          <table:table-cell office:value-type="float" office:value="0.828485">
            <text:p>0.828485</text:p>
          </table:table-cell>
          <table:table-cell office:value-type="float" office:value="0.225731">
            <text:p>0.225731</text:p>
          </table:table-cell>
        </table:table-row>
        <table:table-row table:style-name="ro1">
          <table:table-cell office:value-type="string">
            <text:p>realestate</text:p>
          </table:table-cell>
          <table:table-cell office:value-type="float" office:value="0.841414">
            <text:p>0.841414</text:p>
          </table:table-cell>
          <table:table-cell office:value-type="float" office:value="0.225738">
            <text:p>0.225738</text:p>
          </table:table-cell>
        </table:table-row>
        <table:table-row table:style-name="ro1">
          <table:table-cell office:value-type="string">
            <text:p>beer</text:p>
          </table:table-cell>
          <table:table-cell office:value-type="float" office:value="0.821616">
            <text:p>0.821616</text:p>
          </table:table-cell>
          <table:table-cell office:value-type="float" office:value="0.226279">
            <text:p>0.226279</text:p>
          </table:table-cell>
        </table:table-row>
        <table:table-row table:style-name="ro1">
          <table:table-cell office:value-type="string">
            <text:p>holiday</text:p>
          </table:table-cell>
          <table:table-cell office:value-type="float" office:value="0.845051">
            <text:p>0.845051</text:p>
          </table:table-cell>
          <table:table-cell office:value-type="float" office:value="0.2263">
            <text:p>0.2263</text:p>
          </table:table-cell>
        </table:table-row>
        <table:table-row table:style-name="ro1">
          <table:table-cell office:value-type="string">
            <text:p>het</text:p>
          </table:table-cell>
          <table:table-cell office:value-type="float" office:value="0.768081">
            <text:p>0.768081</text:p>
          </table:table-cell>
          <table:table-cell office:value-type="float" office:value="0.227518">
            <text:p>0.227518</text:p>
          </table:table-cell>
        </table:table-row>
        <table:table-row table:style-name="ro1">
          <table:table-cell office:value-type="string">
            <text:p>craft</text:p>
          </table:table-cell>
          <table:table-cell office:value-type="float" office:value="0.745051">
            <text:p>0.745051</text:p>
          </table:table-cell>
          <table:table-cell office:value-type="float" office:value="0.228443">
            <text:p>0.228443</text:p>
          </table:table-cell>
        </table:table-row>
        <table:table-row table:style-name="ro1">
          <table:table-cell office:value-type="string">
            <text:p>compras</text:p>
          </table:table-cell>
          <table:table-cell office:value-type="float" office:value="0.795758">
            <text:p>0.795758</text:p>
          </table:table-cell>
          <table:table-cell office:value-type="float" office:value="0.229719">
            <text:p>0.229719</text:p>
          </table:table-cell>
        </table:table-row>
        <table:table-row table:style-name="ro1">
          <table:table-cell office:value-type="string">
            <text:p>camera</text:p>
          </table:table-cell>
          <table:table-cell office:value-type="float" office:value="0.829899">
            <text:p>0.829899</text:p>
          </table:table-cell>
          <table:table-cell office:value-type="float" office:value="0.229876">
            <text:p>0.229876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float" office:value="0.757172">
            <text:p>0.757172</text:p>
          </table:table-cell>
          <table:table-cell office:value-type="float" office:value="0.230084">
            <text:p>0.230084</text:p>
          </table:table-cell>
        </table:table-row>
        <table:table-row table:style-name="ro1">
          <table:table-cell office:value-type="string">
            <text:p>fabric</text:p>
          </table:table-cell>
          <table:table-cell office:value-type="float" office:value="0.770707">
            <text:p>0.770707</text:p>
          </table:table-cell>
          <table:table-cell office:value-type="float" office:value="0.230597">
            <text:p>0.230597</text:p>
          </table:table-cell>
        </table:table-row>
        <table:table-row table:style-name="ro1">
          <table:table-cell office:value-type="string">
            <text:p>meditation</text:p>
          </table:table-cell>
          <table:table-cell office:value-type="float" office:value="0.834343">
            <text:p>0.834343</text:p>
          </table:table-cell>
          <table:table-cell office:value-type="float" office:value="0.230656">
            <text:p>0.230656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886061">
            <text:p>0.886061</text:p>
          </table:table-cell>
          <table:table-cell office:value-type="float" office:value="0.230699">
            <text:p>0.230699</text:p>
          </table:table-cell>
        </table:table-row>
        <table:table-row table:style-name="ro1">
          <table:table-cell office:value-type="string">
            <text:p>nonprofit</text:p>
          </table:table-cell>
          <table:table-cell office:value-type="float" office:value="0.815758">
            <text:p>0.815758</text:p>
          </table:table-cell>
          <table:table-cell office:value-type="float" office:value="0.230785">
            <text:p>0.230785</text:p>
          </table:table-cell>
        </table:table-row>
        <table:table-row table:style-name="ro1">
          <table:table-cell office:value-type="string">
            <text:p>banking</text:p>
          </table:table-cell>
          <table:table-cell office:value-type="float" office:value="0.83596">
            <text:p>0.83596</text:p>
          </table:table-cell>
          <table:table-cell office:value-type="float" office:value="0.232201">
            <text:p>0.232201</text:p>
          </table:table-cell>
        </table:table-row>
        <table:table-row table:style-name="ro1">
          <table:table-cell office:value-type="string">
            <text:p>sex</text:p>
          </table:table-cell>
          <table:table-cell office:value-type="float" office:value="0.799394">
            <text:p>0.799394</text:p>
          </table:table-cell>
          <table:table-cell office:value-type="float" office:value="0.233037">
            <text:p>0.233037</text:p>
          </table:table-cell>
        </table:table-row>
        <table:table-row table:style-name="ro1">
          <table:table-cell office:value-type="string">
            <text:p>mail</text:p>
          </table:table-cell>
          <table:table-cell office:value-type="float" office:value="0.810707">
            <text:p>0.810707</text:p>
          </table:table-cell>
          <table:table-cell office:value-type="float" office:value="0.233597">
            <text:p>0.233597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float" office:value="0.798788">
            <text:p>0.798788</text:p>
          </table:table-cell>
          <table:table-cell office:value-type="float" office:value="0.233838">
            <text:p>0.233838</text:p>
          </table:table-cell>
        </table:table-row>
        <table:table-row table:style-name="ro1">
          <table:table-cell office:value-type="string">
            <text:p>noticias</text:p>
          </table:table-cell>
          <table:table-cell office:value-type="float" office:value="0.848889">
            <text:p>0.848889</text:p>
          </table:table-cell>
          <table:table-cell office:value-type="float" office:value="0.234323">
            <text:p>0.234323</text:p>
          </table:table-cell>
        </table:table-row>
        <table:table-row table:style-name="ro1">
          <table:table-cell office:value-type="string">
            <text:p>bookmarkstoolbar</text:p>
          </table:table-cell>
          <table:table-cell office:value-type="float" office:value="0.890707">
            <text:p>0.890707</text:p>
          </table:table-cell>
          <table:table-cell office:value-type="float" office:value="0.236356">
            <text:p>0.236356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float" office:value="0.863434">
            <text:p>0.863434</text:p>
          </table:table-cell>
          <table:table-cell office:value-type="float" office:value="0.236569">
            <text:p>0.236569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float" office:value="0.828889">
            <text:p>0.828889</text:p>
          </table:table-cell>
          <table:table-cell office:value-type="float" office:value="0.236601">
            <text:p>0.23660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0.787677">
            <text:p>0.787677</text:p>
          </table:table-cell>
          <table:table-cell office:value-type="float" office:value="0.236718">
            <text:p>0.236718</text:p>
          </table:table-cell>
        </table:table-row>
        <table:table-row table:style-name="ro1">
          <table:table-cell office:value-type="string">
            <text:p>eco</text:p>
          </table:table-cell>
          <table:table-cell office:value-type="float" office:value="0.857778">
            <text:p>0.857778</text:p>
          </table:table-cell>
          <table:table-cell office:value-type="float" office:value="0.236781">
            <text:p>0.236781</text:p>
          </table:table-cell>
        </table:table-row>
        <table:table-row table:style-name="ro1">
          <table:table-cell office:value-type="string">
            <text:p>space</text:p>
          </table:table-cell>
          <table:table-cell office:value-type="float" office:value="0.804242">
            <text:p>0.804242</text:p>
          </table:table-cell>
          <table:table-cell office:value-type="float" office:value="0.237115">
            <text:p>0.237115</text:p>
          </table:table-cell>
        </table:table-row>
        <table:table-row table:style-name="ro1">
          <table:table-cell office:value-type="string">
            <text:p>unread</text:p>
          </table:table-cell>
          <table:table-cell office:value-type="float" office:value="0.800404">
            <text:p>0.800404</text:p>
          </table:table-cell>
          <table:table-cell office:value-type="float" office:value="0.237186">
            <text:p>0.237186</text:p>
          </table:table-cell>
        </table:table-row>
        <table:table-row table:style-name="ro1">
          <table:table-cell office:value-type="string">
            <text:p>fashion</text:p>
          </table:table-cell>
          <table:table-cell office:value-type="float" office:value="0.808283">
            <text:p>0.808283</text:p>
          </table:table-cell>
          <table:table-cell office:value-type="float" office:value="0.237541">
            <text:p>0.237541</text:p>
          </table:table-cell>
        </table:table-row>
        <table:table-row table:style-name="ro1">
          <table:table-cell office:value-type="string">
            <text:p>tdd</text:p>
          </table:table-cell>
          <table:table-cell office:value-type="float" office:value="0.756162">
            <text:p>0.756162</text:p>
          </table:table-cell>
          <table:table-cell office:value-type="float" office:value="0.238154">
            <text:p>0.238154</text:p>
          </table:table-cell>
        </table:table-row>
        <table:table-row table:style-name="ro1">
          <table:table-cell office:value-type="string">
            <text:p>hacking</text:p>
          </table:table-cell>
          <table:table-cell office:value-type="float" office:value="0.808081">
            <text:p>0.808081</text:p>
          </table:table-cell>
          <table:table-cell office:value-type="float" office:value="0.238761">
            <text:p>0.238761</text:p>
          </table:table-cell>
        </table:table-row>
        <table:table-row table:style-name="ro1">
          <table:table-cell office:value-type="string">
            <text:p>vacation</text:p>
          </table:table-cell>
          <table:table-cell office:value-type="float" office:value="0.861818">
            <text:p>0.861818</text:p>
          </table:table-cell>
          <table:table-cell office:value-type="float" office:value="0.238781">
            <text:p>0.238781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0.904646">
            <text:p>0.904646</text:p>
          </table:table-cell>
          <table:table-cell office:value-type="float" office:value="0.239742">
            <text:p>0.239742</text:p>
          </table:table-cell>
        </table:table-row>
        <table:table-row table:style-name="ro1">
          <table:table-cell office:value-type="string">
            <text:p>menmarcadores</text:p>
          </table:table-cell>
          <table:table-cell office:value-type="float" office:value="0.894545">
            <text:p>0.894545</text:p>
          </table:table-cell>
          <table:table-cell office:value-type="float" office:value="0.240188">
            <text:p>0.240188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float" office:value="0.835354">
            <text:p>0.835354</text:p>
          </table:table-cell>
          <table:table-cell office:value-type="float" office:value="0.24033">
            <text:p>0.24033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float" office:value="0.802828">
            <text:p>0.802828</text:p>
          </table:table-cell>
          <table:table-cell office:value-type="float" office:value="0.240425">
            <text:p>0.240425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float" office:value="0.852323">
            <text:p>0.852323</text:p>
          </table:table-cell>
          <table:table-cell office:value-type="float" office:value="0.240493">
            <text:p>0.240493</text:p>
          </table:table-cell>
        </table:table-row>
        <table:table-row table:style-name="ro1">
          <table:table-cell office:value-type="string">
            <text:p>game</text:p>
          </table:table-cell>
          <table:table-cell office:value-type="float" office:value="0.85596">
            <text:p>0.85596</text:p>
          </table:table-cell>
          <table:table-cell office:value-type="float" office:value="0.240779">
            <text:p>0.240779</text:p>
          </table:table-cell>
        </table:table-row>
        <table:table-row table:style-name="ro1">
          <table:table-cell office:value-type="string">
            <text:p>crafts</text:p>
          </table:table-cell>
          <table:table-cell office:value-type="float" office:value="0.801616">
            <text:p>0.801616</text:p>
          </table:table-cell>
          <table:table-cell office:value-type="float" office:value="0.240924">
            <text:p>0.240924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896364">
            <text:p>0.896364</text:p>
          </table:table-cell>
          <table:table-cell office:value-type="float" office:value="0.24098">
            <text:p>0.24098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0.774343">
            <text:p>0.774343</text:p>
          </table:table-cell>
          <table:table-cell office:value-type="float" office:value="0.240985">
            <text:p>0.240985</text:p>
          </table:table-cell>
        </table:table-row>
        <table:table-row table:style-name="ro1">
          <table:table-cell office:value-type="string">
            <text:p>housing</text:p>
          </table:table-cell>
          <table:table-cell office:value-type="float" office:value="0.833535">
            <text:p>0.833535</text:p>
          </table:table-cell>
          <table:table-cell office:value-type="float" office:value="0.241478">
            <text:p>0.241478</text:p>
          </table:table-cell>
        </table:table-row>
        <table:table-row table:style-name="ro1">
          <table:table-cell office:value-type="string">
            <text:p>audio</text:p>
          </table:table-cell>
          <table:table-cell office:value-type="float" office:value="0.851919">
            <text:p>0.851919</text:p>
          </table:table-cell>
          <table:table-cell office:value-type="float" office:value="0.241728">
            <text:p>0.241728</text:p>
          </table:table-cell>
        </table:table-row>
        <table:table-row table:style-name="ro1">
          <table:table-cell office:value-type="string">
            <text:p>physics</text:p>
          </table:table-cell>
          <table:table-cell office:value-type="float" office:value="0.846869">
            <text:p>0.846869</text:p>
          </table:table-cell>
          <table:table-cell office:value-type="float" office:value="0.241767">
            <text:p>0.241767</text:p>
          </table:table-cell>
        </table:table-row>
        <table:table-row table:style-name="ro1">
          <table:table-cell office:value-type="string">
            <text:p>literature</text:p>
          </table:table-cell>
          <table:table-cell office:value-type="float" office:value="0.868081">
            <text:p>0.868081</text:p>
          </table:table-cell>
          <table:table-cell office:value-type="float" office:value="0.243092">
            <text:p>0.243092</text:p>
          </table:table-cell>
        </table:table-row>
        <table:table-row table:style-name="ro1">
          <table:table-cell office:value-type="string">
            <text:p>war</text:p>
          </table:table-cell>
          <table:table-cell office:value-type="float" office:value="0.849495">
            <text:p>0.849495</text:p>
          </table:table-cell>
          <table:table-cell office:value-type="float" office:value="0.243327">
            <text:p>0.243327</text:p>
          </table:table-cell>
        </table:table-row>
        <table:table-row table:style-name="ro1">
          <table:table-cell office:value-type="string">
            <text:p>testing</text:p>
          </table:table-cell>
          <table:table-cell office:value-type="float" office:value="0.801212">
            <text:p>0.801212</text:p>
          </table:table-cell>
          <table:table-cell office:value-type="float" office:value="0.243704">
            <text:p>0.243704</text:p>
          </table:table-cell>
        </table:table-row>
        <table:table-row table:style-name="ro1">
          <table:table-cell office:value-type="string">
            <text:p>astronomy</text:p>
          </table:table-cell>
          <table:table-cell office:value-type="float" office:value="0.825657">
            <text:p>0.825657</text:p>
          </table:table-cell>
          <table:table-cell office:value-type="float" office:value="0.244006">
            <text:p>0.244006</text:p>
          </table:table-cell>
        </table:table-row>
        <table:table-row table:style-name="ro1">
          <table:table-cell office:value-type="string">
            <text:p>parenting</text:p>
          </table:table-cell>
          <table:table-cell office:value-type="float" office:value="0.865455">
            <text:p>0.865455</text:p>
          </table:table-cell>
          <table:table-cell office:value-type="float" office:value="0.244731">
            <text:p>0.244731</text:p>
          </table:table-cell>
        </table:table-row>
        <table:table-row table:style-name="ro1">
          <table:table-cell office:value-type="string">
            <text:p>hotels</text:p>
          </table:table-cell>
          <table:table-cell office:value-type="float" office:value="0.884242">
            <text:p>0.884242</text:p>
          </table:table-cell>
          <table:table-cell office:value-type="float" office:value="0.245255">
            <text:p>0.245255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0.851919">
            <text:p>0.851919</text:p>
          </table:table-cell>
          <table:table-cell office:value-type="float" office:value="0.245569">
            <text:p>0.245569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.79697">
            <text:p>0.79697</text:p>
          </table:table-cell>
          <table:table-cell office:value-type="float" office:value="0.245604">
            <text:p>0.245604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float" office:value="0.820606">
            <text:p>0.820606</text:p>
          </table:table-cell>
          <table:table-cell office:value-type="float" office:value="0.246356">
            <text:p>0.246356</text:p>
          </table:table-cell>
        </table:table-row>
        <table:table-row table:style-name="ro1">
          <table:table-cell office:value-type="string">
            <text:p>rpf</text:p>
          </table:table-cell>
          <table:table-cell office:value-type="float" office:value="0.73697">
            <text:p>0.73697</text:p>
          </table:table-cell>
          <table:table-cell office:value-type="float" office:value="0.246443">
            <text:p>0.246443</text:p>
          </table:table-cell>
        </table:table-row>
        <table:table-row table:style-name="ro1">
          <table:table-cell office:value-type="string">
            <text:p>genreau</text:p>
          </table:table-cell>
          <table:table-cell office:value-type="float" office:value="0.816364">
            <text:p>0.816364</text:p>
          </table:table-cell>
          <table:table-cell office:value-type="float" office:value="0.24684">
            <text:p>0.24684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float" office:value="0.818182">
            <text:p>0.818182</text:p>
          </table:table-cell>
          <table:table-cell office:value-type="float" office:value="0.2473">
            <text:p>0.2473</text:p>
          </table:table-cell>
        </table:table-row>
        <table:table-row table:style-name="ro1">
          <table:table-cell office:value-type="string">
            <text:p>buddhism</text:p>
          </table:table-cell>
          <table:table-cell office:value-type="float" office:value="0.872525">
            <text:p>0.872525</text:p>
          </table:table-cell>
          <table:table-cell office:value-type="float" office:value="0.249607">
            <text:p>0.249607</text:p>
          </table:table-cell>
        </table:table-row>
        <table:table-row table:style-name="ro1">
          <table:table-cell office:value-type="string">
            <text:p>wedding</text:p>
          </table:table-cell>
          <table:table-cell office:value-type="float" office:value="0.86202">
            <text:p>0.86202</text:p>
          </table:table-cell>
          <table:table-cell office:value-type="float" office:value="0.250118">
            <text:p>0.250118</text:p>
          </table:table-cell>
        </table:table-row>
        <table:table-row table:style-name="ro1">
          <table:table-cell office:value-type="string">
            <text:p>decor</text:p>
          </table:table-cell>
          <table:table-cell office:value-type="float" office:value="0.836364">
            <text:p>0.836364</text:p>
          </table:table-cell>
          <table:table-cell office:value-type="float" office:value="0.250376">
            <text:p>0.250376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float" office:value="0.885455">
            <text:p>0.885455</text:p>
          </table:table-cell>
          <table:table-cell office:value-type="float" office:value="0.250993">
            <text:p>0.250993</text:p>
          </table:table-cell>
        </table:table-row>
        <table:table-row table:style-name="ro1">
          <table:table-cell office:value-type="string">
            <text:p>decorating</text:p>
          </table:table-cell>
          <table:table-cell office:value-type="float" office:value="0.835556">
            <text:p>0.835556</text:p>
          </table:table-cell>
          <table:table-cell office:value-type="float" office:value="0.251295">
            <text:p>0.251295</text:p>
          </table:table-cell>
        </table:table-row>
        <table:table-row table:style-name="ro1">
          <table:table-cell office:value-type="string">
            <text:p>nature</text:p>
          </table:table-cell>
          <table:table-cell office:value-type="float" office:value="0.84">
            <text:p>0.84</text:p>
          </table:table-cell>
          <table:table-cell office:value-type="float" office:value="0.25332">
            <text:p>0.25332</text:p>
          </table:table-cell>
        </table:table-row>
        <table:table-row table:style-name="ro1">
          <table:table-cell office:value-type="string">
            <text:p>environment</text:p>
          </table:table-cell>
          <table:table-cell office:value-type="float" office:value="0.862222">
            <text:p>0.862222</text:p>
          </table:table-cell>
          <table:table-cell office:value-type="float" office:value="0.253417">
            <text:p>0.253417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0.896162">
            <text:p>0.896162</text:p>
          </table:table-cell>
          <table:table-cell office:value-type="float" office:value="0.254323">
            <text:p>0.254323</text:p>
          </table:table-cell>
        </table:table-row>
        <table:table-row table:style-name="ro1">
          <table:table-cell office:value-type="string">
            <text:p>literacy</text:p>
          </table:table-cell>
          <table:table-cell office:value-type="float" office:value="0.834747">
            <text:p>0.834747</text:p>
          </table:table-cell>
          <table:table-cell office:value-type="float" office:value="0.254619">
            <text:p>0.254619</text:p>
          </table:table-cell>
        </table:table-row>
        <table:table-row table:style-name="ro1">
          <table:table-cell office:value-type="string">
            <text:p>seo</text:p>
          </table:table-cell>
          <table:table-cell office:value-type="float" office:value="0.855152">
            <text:p>0.855152</text:p>
          </table:table-cell>
          <table:table-cell office:value-type="float" office:value="0.254639">
            <text:p>0.254639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float" office:value="0.817576">
            <text:p>0.817576</text:p>
          </table:table-cell>
          <table:table-cell office:value-type="float" office:value="0.254769">
            <text:p>0.254769</text:p>
          </table:table-cell>
        </table:table-row>
        <table:table-row table:style-name="ro1">
          <table:table-cell office:value-type="string">
            <text:p>library</text:p>
          </table:table-cell>
          <table:table-cell office:value-type="float" office:value="0.876162">
            <text:p>0.876162</text:p>
          </table:table-cell>
          <table:table-cell office:value-type="float" office:value="0.254906">
            <text:p>0.254906</text:p>
          </table:table-cell>
        </table:table-row>
        <table:table-row table:style-name="ro1">
          <table:table-cell office:value-type="string">
            <text:p>women</text:p>
          </table:table-cell>
          <table:table-cell office:value-type="float" office:value="0.866465">
            <text:p>0.866465</text:p>
          </table:table-cell>
          <table:table-cell office:value-type="float" office:value="0.255019">
            <text:p>0.255019</text:p>
          </table:table-cell>
        </table:table-row>
        <table:table-row table:style-name="ro1">
          <table:table-cell office:value-type="string">
            <text:p>elearning</text:p>
          </table:table-cell>
          <table:table-cell office:value-type="float" office:value="0.88101">
            <text:p>0.88101</text:p>
          </table:table-cell>
          <table:table-cell office:value-type="float" office:value="0.25534">
            <text:p>0.25534</text:p>
          </table:table-cell>
        </table:table-row>
        <table:table-row table:style-name="ro1">
          <table:table-cell office:value-type="string">
            <text:p>genreangst</text:p>
          </table:table-cell>
          <table:table-cell office:value-type="float" office:value="0.773333">
            <text:p>0.773333</text:p>
          </table:table-cell>
          <table:table-cell office:value-type="float" office:value="0.256941">
            <text:p>0.256941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float" office:value="0.871313">
            <text:p>0.871313</text:p>
          </table:table-cell>
          <table:table-cell office:value-type="float" office:value="0.256953">
            <text:p>0.25695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float" office:value="0.894343">
            <text:p>0.894343</text:p>
          </table:table-cell>
          <table:table-cell office:value-type="float" office:value="0.257426">
            <text:p>0.257426</text:p>
          </table:table-cell>
        </table:table-row>
        <table:table-row table:style-name="ro1">
          <table:table-cell office:value-type="string">
            <text:p>finance</text:p>
          </table:table-cell>
          <table:table-cell office:value-type="float" office:value="0.808889">
            <text:p>0.808889</text:p>
          </table:table-cell>
          <table:table-cell office:value-type="float" office:value="0.258178">
            <text:p>0.258178</text:p>
          </table:table-cell>
        </table:table-row>
        <table:table-row table:style-name="ro1">
          <table:table-cell office:value-type="string">
            <text:p>clothing</text:p>
          </table:table-cell>
          <table:table-cell office:value-type="float" office:value="0.862828">
            <text:p>0.862828</text:p>
          </table:table-cell>
          <table:table-cell office:value-type="float" office:value="0.259186">
            <text:p>0.259186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0.913737">
            <text:p>0.913737</text:p>
          </table:table-cell>
          <table:table-cell office:value-type="float" office:value="0.259887">
            <text:p>0.259887</text:p>
          </table:table-cell>
        </table:table-row>
        <table:table-row table:style-name="ro1">
          <table:table-cell office:value-type="string">
            <text:p>markeduardo</text:p>
          </table:table-cell>
          <table:table-cell office:value-type="float" office:value="0.814545">
            <text:p>0.814545</text:p>
          </table:table-cell>
          <table:table-cell office:value-type="float" office:value="0.260051">
            <text:p>0.260051</text:p>
          </table:table-cell>
        </table:table-row>
        <table:table-row table:style-name="ro1">
          <table:table-cell office:value-type="string">
            <text:p>baby</text:p>
          </table:table-cell>
          <table:table-cell office:value-type="float" office:value="0.861414">
            <text:p>0.861414</text:p>
          </table:table-cell>
          <table:table-cell office:value-type="float" office:value="0.260921">
            <text:p>0.260921</text:p>
          </table:table-cell>
        </table:table-row>
        <table:table-row table:style-name="ro1">
          <table:table-cell office:value-type="string">
            <text:p>economy</text:p>
          </table:table-cell>
          <table:table-cell office:value-type="float" office:value="0.863434">
            <text:p>0.863434</text:p>
          </table:table-cell>
          <table:table-cell office:value-type="float" office:value="0.261456">
            <text:p>0.261456</text:p>
          </table:table-cell>
        </table:table-row>
        <table:table-row table:style-name="ro1">
          <table:table-cell office:value-type="string">
            <text:p>clothes</text:p>
          </table:table-cell>
          <table:table-cell office:value-type="float" office:value="0.841616">
            <text:p>0.841616</text:p>
          </table:table-cell>
          <table:table-cell office:value-type="float" office:value="0.261607">
            <text:p>0.261607</text:p>
          </table:table-cell>
        </table:table-row>
        <table:table-row table:style-name="ro1">
          <table:table-cell office:value-type="string">
            <text:p>sanfrancisco</text:p>
          </table:table-cell>
          <table:table-cell office:value-type="float" office:value="0.877172">
            <text:p>0.877172</text:p>
          </table:table-cell>
          <table:table-cell office:value-type="float" office:value="0.26184">
            <text:p>0.26184</text:p>
          </table:table-cell>
        </table:table-row>
        <table:table-row table:style-name="ro1">
          <table:table-cell office:value-type="string">
            <text:p>journalism</text:p>
          </table:table-cell>
          <table:table-cell office:value-type="float" office:value="0.883434">
            <text:p>0.883434</text:p>
          </table:table-cell>
          <table:table-cell office:value-type="float" office:value="0.261958">
            <text:p>0.261958</text:p>
          </table:table-cell>
        </table:table-row>
        <table:table-row table:style-name="ro1">
          <table:table-cell office:value-type="string">
            <text:p>cultura</text:p>
          </table:table-cell>
          <table:table-cell office:value-type="float" office:value="0.913939">
            <text:p>0.913939</text:p>
          </table:table-cell>
          <table:table-cell office:value-type="float" office:value="0.262557">
            <text:p>0.262557</text:p>
          </table:table-cell>
        </table:table-row>
        <table:table-row table:style-name="ro1">
          <table:table-cell office:value-type="string">
            <text:p>employment</text:p>
          </table:table-cell>
          <table:table-cell office:value-type="float" office:value="0.88101">
            <text:p>0.88101</text:p>
          </table:table-cell>
          <table:table-cell office:value-type="float" office:value="0.262709">
            <text:p>0.262709</text:p>
          </table:table-cell>
        </table:table-row>
        <table:table-row table:style-name="ro1">
          <table:table-cell office:value-type="string">
            <text:p>guitar</text:p>
          </table:table-cell>
          <table:table-cell office:value-type="float" office:value="0.858182">
            <text:p>0.858182</text:p>
          </table:table-cell>
          <table:table-cell office:value-type="float" office:value="0.263755">
            <text:p>0.263755</text:p>
          </table:table-cell>
        </table:table-row>
        <table:table-row table:style-name="ro1">
          <table:table-cell office:value-type="string">
            <text:p>esl</text:p>
          </table:table-cell>
          <table:table-cell office:value-type="float" office:value="0.859798">
            <text:p>0.859798</text:p>
          </table:table-cell>
          <table:table-cell office:value-type="float" office:value="0.264549">
            <text:p>0.264549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float" office:value="0.878384">
            <text:p>0.878384</text:p>
          </table:table-cell>
          <table:table-cell office:value-type="float" office:value="0.265186">
            <text:p>0.265186</text:p>
          </table:table-cell>
        </table:table-row>
        <table:table-row table:style-name="ro1">
          <table:table-cell office:value-type="string">
            <text:p>advertising</text:p>
          </table:table-cell>
          <table:table-cell office:value-type="float" office:value="0.873939">
            <text:p>0.873939</text:p>
          </table:table-cell>
          <table:table-cell office:value-type="float" office:value="0.265474">
            <text:p>0.265474</text:p>
          </table:table-cell>
        </table:table-row>
        <table:table-row table:style-name="ro1">
          <table:table-cell office:value-type="string">
            <text:p>translation</text:p>
          </table:table-cell>
          <table:table-cell office:value-type="float" office:value="0.853333">
            <text:p>0.853333</text:p>
          </table:table-cell>
          <table:table-cell office:value-type="float" office:value="0.265501">
            <text:p>0.265501</text:p>
          </table:table-cell>
        </table:table-row>
        <table:table-row table:style-name="ro1">
          <table:table-cell office:value-type="string">
            <text:p>gender</text:p>
          </table:table-cell>
          <table:table-cell office:value-type="float" office:value="0.876566">
            <text:p>0.876566</text:p>
          </table:table-cell>
          <table:table-cell office:value-type="float" office:value="0.266407">
            <text:p>0.266407</text:p>
          </table:table-cell>
        </table:table-row>
        <table:table-row table:style-name="ro1">
          <table:table-cell office:value-type="string">
            <text:p>mathematics</text:p>
          </table:table-cell>
          <table:table-cell office:value-type="float" office:value="0.911515">
            <text:p>0.911515</text:p>
          </table:table-cell>
          <table:table-cell office:value-type="float" office:value="0.266506">
            <text:p>0.266506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float" office:value="0.820404">
            <text:p>0.820404</text:p>
          </table:table-cell>
          <table:table-cell office:value-type="float" office:value="0.267017">
            <text:p>0.267017</text:p>
          </table:table-cell>
        </table:table-row>
        <table:table-row table:style-name="ro1">
          <table:table-cell office:value-type="string">
            <text:p>sport</text:p>
          </table:table-cell>
          <table:table-cell office:value-type="float" office:value="0.820404">
            <text:p>0.820404</text:p>
          </table:table-cell>
          <table:table-cell office:value-type="float" office:value="0.267477">
            <text:p>0.267477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0.845657">
            <text:p>0.845657</text:p>
          </table:table-cell>
          <table:table-cell office:value-type="float" office:value="0.268065">
            <text:p>0.268065</text:p>
          </table:table-cell>
        </table:table-row>
        <table:table-row table:style-name="ro1">
          <table:table-cell office:value-type="string">
            <text:p>investment</text:p>
          </table:table-cell>
          <table:table-cell office:value-type="float" office:value="0.847273">
            <text:p>0.847273</text:p>
          </table:table-cell>
          <table:table-cell office:value-type="float" office:value="0.268455">
            <text:p>0.268455</text:p>
          </table:table-cell>
        </table:table-row>
        <table:table-row table:style-name="ro1">
          <table:table-cell office:value-type="string">
            <text:p>spirituality</text:p>
          </table:table-cell>
          <table:table-cell office:value-type="float" office:value="0.887879">
            <text:p>0.887879</text:p>
          </table:table-cell>
          <table:table-cell office:value-type="float" office:value="0.26882">
            <text:p>0.26882</text:p>
          </table:table-cell>
        </table:table-row>
        <table:table-row table:style-name="ro1">
          <table:table-cell office:value-type="string">
            <text:p>kitchen</text:p>
          </table:table-cell>
          <table:table-cell office:value-type="float" office:value="0.809293">
            <text:p>0.809293</text:p>
          </table:table-cell>
          <table:table-cell office:value-type="float" office:value="0.269408">
            <text:p>0.269408</text:p>
          </table:table-cell>
        </table:table-row>
        <table:table-row table:style-name="ro1">
          <table:table-cell office:value-type="string">
            <text:p>economics</text:p>
          </table:table-cell>
          <table:table-cell office:value-type="float" office:value="0.884646">
            <text:p>0.884646</text:p>
          </table:table-cell>
          <table:table-cell office:value-type="float" office:value="0.269546">
            <text:p>0.269546</text:p>
          </table:table-cell>
        </table:table-row>
        <table:table-row table:style-name="ro1">
          <table:table-cell office:value-type="string">
            <text:p>feminism</text:p>
          </table:table-cell>
          <table:table-cell office:value-type="float" office:value="0.879192">
            <text:p>0.879192</text:p>
          </table:table-cell>
          <table:table-cell office:value-type="float" office:value="0.271155">
            <text:p>0.271155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0.947475">
            <text:p>0.947475</text:p>
          </table:table-cell>
          <table:table-cell office:value-type="float" office:value="0.271327">
            <text:p>0.271327</text:p>
          </table:table-cell>
        </table:table-row>
        <table:table-row table:style-name="ro1">
          <table:table-cell office:value-type="string">
            <text:p>complete</text:p>
          </table:table-cell>
          <table:table-cell office:value-type="float" office:value="0.840606">
            <text:p>0.840606</text:p>
          </table:table-cell>
          <table:table-cell office:value-type="float" office:value="0.271487">
            <text:p>0.271487</text:p>
          </table:table-cell>
        </table:table-row>
        <table:table-row table:style-name="ro1">
          <table:table-cell office:value-type="string">
            <text:p>cycling</text:p>
          </table:table-cell>
          <table:table-cell office:value-type="float" office:value="0.862828">
            <text:p>0.862828</text:p>
          </table:table-cell>
          <table:table-cell office:value-type="float" office:value="0.271517">
            <text:p>0.271517</text:p>
          </table:table-cell>
        </table:table-row>
        <table:table-row table:style-name="ro1">
          <table:table-cell office:value-type="string">
            <text:p>job</text:p>
          </table:table-cell>
          <table:table-cell office:value-type="float" office:value="0.903636">
            <text:p>0.903636</text:p>
          </table:table-cell>
          <table:table-cell office:value-type="float" office:value="0.271631">
            <text:p>0.271631</text:p>
          </table:table-cell>
        </table:table-row>
        <table:table-row table:style-name="ro1">
          <table:table-cell office:value-type="string">
            <text:p>fitness</text:p>
          </table:table-cell>
          <table:table-cell office:value-type="float" office:value="0.812323">
            <text:p>0.812323</text:p>
          </table:table-cell>
          <table:table-cell office:value-type="float" office:value="0.272657">
            <text:p>0.272657</text:p>
          </table:table-cell>
        </table:table-row>
        <table:table-row table:style-name="ro1">
          <table:table-cell office:value-type="string">
            <text:p>diseo</text:p>
          </table:table-cell>
          <table:table-cell office:value-type="float" office:value="0.958384">
            <text:p>0.958384</text:p>
          </table:table-cell>
          <table:table-cell office:value-type="float" office:value="0.27483">
            <text:p>0.27483</text:p>
          </table:table-cell>
        </table:table-row>
        <table:table-row table:style-name="ro1">
          <table:table-cell office:value-type="string">
            <text:p>exercise</text:p>
          </table:table-cell>
          <table:table-cell office:value-type="float" office:value="0.84202">
            <text:p>0.84202</text:p>
          </table:table-cell>
          <table:table-cell office:value-type="float" office:value="0.275958">
            <text:p>0.275958</text:p>
          </table:table-cell>
        </table:table-row>
        <table:table-row table:style-name="ro1">
          <table:table-cell office:value-type="string">
            <text:p>trading</text:p>
          </table:table-cell>
          <table:table-cell office:value-type="float" office:value="0.877172">
            <text:p>0.877172</text:p>
          </table:table-cell>
          <table:table-cell office:value-type="float" office:value="0.275968">
            <text:p>0.275968</text:p>
          </table:table-cell>
        </table:table-row>
        <table:table-row table:style-name="ro1">
          <table:table-cell office:value-type="string">
            <text:p>geometry</text:p>
          </table:table-cell>
          <table:table-cell office:value-type="float" office:value="0.905859">
            <text:p>0.905859</text:p>
          </table:table-cell>
          <table:table-cell office:value-type="float" office:value="0.276568">
            <text:p>0.276568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float" office:value="0.912929">
            <text:p>0.912929</text:p>
          </table:table-cell>
          <table:table-cell office:value-type="float" office:value="0.276796">
            <text:p>0.276796</text:p>
          </table:table-cell>
        </table:table-row>
        <table:table-row table:style-name="ro1">
          <table:table-cell office:value-type="string">
            <text:p>interior</text:p>
          </table:table-cell>
          <table:table-cell office:value-type="float" office:value="0.857374">
            <text:p>0.857374</text:p>
          </table:table-cell>
          <table:table-cell office:value-type="float" office:value="0.276878">
            <text:p>0.276878</text:p>
          </table:table-cell>
        </table:table-row>
        <table:table-row table:style-name="ro1">
          <table:table-cell office:value-type="string">
            <text:p>pedagogy</text:p>
          </table:table-cell>
          <table:table-cell office:value-type="float" office:value="0.910707">
            <text:p>0.910707</text:p>
          </table:table-cell>
          <table:table-cell office:value-type="float" office:value="0.277206">
            <text:p>0.277206</text:p>
          </table:table-cell>
        </table:table-row>
        <table:table-row table:style-name="ro1">
          <table:table-cell office:value-type="string">
            <text:p>bicycle</text:p>
          </table:table-cell>
          <table:table-cell office:value-type="float" office:value="0.878788">
            <text:p>0.878788</text:p>
          </table:table-cell>
          <table:table-cell office:value-type="float" office:value="0.277342">
            <text:p>0.277342</text:p>
          </table:table-cell>
        </table:table-row>
        <table:table-row table:style-name="ro1">
          <table:table-cell office:value-type="string">
            <text:p>solar</text:p>
          </table:table-cell>
          <table:table-cell office:value-type="float" office:value="0.816566">
            <text:p>0.816566</text:p>
          </table:table-cell>
          <table:table-cell office:value-type="float" office:value="0.277524">
            <text:p>0.277524</text:p>
          </table:table-cell>
        </table:table-row>
        <table:table-row table:style-name="ro1">
          <table:table-cell office:value-type="string">
            <text:p>jobsearch</text:p>
          </table:table-cell>
          <table:table-cell office:value-type="float" office:value="0.894545">
            <text:p>0.894545</text:p>
          </table:table-cell>
          <table:table-cell office:value-type="float" office:value="0.277807">
            <text:p>0.277807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853939">
            <text:p>0.853939</text:p>
          </table:table-cell>
          <table:table-cell office:value-type="float" office:value="0.278058">
            <text:p>0.278058</text:p>
          </table:table-cell>
        </table:table-row>
        <table:table-row table:style-name="ro1">
          <table:table-cell office:value-type="string">
            <text:p>ads</text:p>
          </table:table-cell>
          <table:table-cell office:value-type="float" office:value="0.906061">
            <text:p>0.906061</text:p>
          </table:table-cell>
          <table:table-cell office:value-type="float" office:value="0.278177">
            <text:p>0.278177</text:p>
          </table:table-cell>
        </table:table-row>
        <table:table-row table:style-name="ro1">
          <table:table-cell office:value-type="string">
            <text:p>animals</text:p>
          </table:table-cell>
          <table:table-cell office:value-type="float" office:value="0.913333">
            <text:p>0.913333</text:p>
          </table:table-cell>
          <table:table-cell office:value-type="float" office:value="0.280753">
            <text:p>0.280753</text:p>
          </table:table-cell>
        </table:table-row>
        <table:table-row table:style-name="ro1">
          <table:table-cell office:value-type="string">
            <text:p>bikes</text:p>
          </table:table-cell>
          <table:table-cell office:value-type="float" office:value="0.890707">
            <text:p>0.890707</text:p>
          </table:table-cell>
          <table:table-cell office:value-type="float" office:value="0.281789">
            <text:p>0.281789</text:p>
          </table:table-cell>
        </table:table-row>
        <table:table-row table:style-name="ro1">
          <table:table-cell office:value-type="string">
            <text:p>bike</text:p>
          </table:table-cell>
          <table:table-cell office:value-type="float" office:value="0.880404">
            <text:p>0.880404</text:p>
          </table:table-cell>
          <table:table-cell office:value-type="float" office:value="0.28271">
            <text:p>0.28271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0.90404">
            <text:p>0.90404</text:p>
          </table:table-cell>
          <table:table-cell office:value-type="float" office:value="0.284627">
            <text:p>0.284627</text:p>
          </table:table-cell>
        </table:table-row>
        <table:table-row table:style-name="ro1">
          <table:table-cell office:value-type="string">
            <text:p>recipes</text:p>
          </table:table-cell>
          <table:table-cell office:value-type="float" office:value="0.816162">
            <text:p>0.816162</text:p>
          </table:table-cell>
          <table:table-cell office:value-type="float" office:value="0.285083">
            <text:p>0.285083</text:p>
          </table:table-cell>
        </table:table-row>
        <table:table-row table:style-name="ro1">
          <table:table-cell office:value-type="string">
            <text:p>reading</text:p>
          </table:table-cell>
          <table:table-cell office:value-type="float" office:value="0.874343">
            <text:p>0.874343</text:p>
          </table:table-cell>
          <table:table-cell office:value-type="float" office:value="0.287932">
            <text:p>0.287932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float" office:value="0.909899">
            <text:p>0.909899</text:p>
          </table:table-cell>
          <table:table-cell office:value-type="float" office:value="0.288051">
            <text:p>0.288051</text:p>
          </table:table-cell>
        </table:table-row>
        <table:table-row table:style-name="ro1">
          <table:table-cell office:value-type="string">
            <text:p>psychology</text:p>
          </table:table-cell>
          <table:table-cell office:value-type="float" office:value="0.926869">
            <text:p>0.926869</text:p>
          </table:table-cell>
          <table:table-cell office:value-type="float" office:value="0.288458">
            <text:p>0.288458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0.962222">
            <text:p>0.962222</text:p>
          </table:table-cell>
          <table:table-cell office:value-type="float" office:value="0.288609">
            <text:p>0.288609</text:p>
          </table:table-cell>
        </table:table-row>
        <table:table-row table:style-name="ro1">
          <table:table-cell office:value-type="string">
            <text:p>maths</text:p>
          </table:table-cell>
          <table:table-cell office:value-type="float" office:value="0.889091">
            <text:p>0.889091</text:p>
          </table:table-cell>
          <table:table-cell office:value-type="float" office:value="0.290243">
            <text:p>0.290243</text:p>
          </table:table-cell>
        </table:table-row>
        <table:table-row table:style-name="ro1">
          <table:table-cell office:value-type="string">
            <text:p>football</text:p>
          </table:table-cell>
          <table:table-cell office:value-type="float" office:value="0.906061">
            <text:p>0.906061</text:p>
          </table:table-cell>
          <table:table-cell office:value-type="float" office:value="0.290426">
            <text:p>0.290426</text:p>
          </table:table-cell>
        </table:table-row>
        <table:table-row table:style-name="ro1">
          <table:table-cell office:value-type="string">
            <text:p>socialstudies</text:p>
          </table:table-cell>
          <table:table-cell office:value-type="float" office:value="0.913333">
            <text:p>0.913333</text:p>
          </table:table-cell>
          <table:table-cell office:value-type="float" office:value="0.291022">
            <text:p>0.291022</text:p>
          </table:table-cell>
        </table:table-row>
        <table:table-row table:style-name="ro1">
          <table:table-cell office:value-type="string">
            <text:p>investing</text:p>
          </table:table-cell>
          <table:table-cell office:value-type="float" office:value="0.890909">
            <text:p>0.890909</text:p>
          </table:table-cell>
          <table:table-cell office:value-type="float" office:value="0.291099">
            <text:p>0.291099</text:p>
          </table:table-cell>
        </table:table-row>
        <table:table-row table:style-name="ro1">
          <table:table-cell office:value-type="string">
            <text:p>camping</text:p>
          </table:table-cell>
          <table:table-cell office:value-type="float" office:value="0.901414">
            <text:p>0.901414</text:p>
          </table:table-cell>
          <table:table-cell office:value-type="float" office:value="0.291399">
            <text:p>0.291399</text:p>
          </table:table-cell>
        </table:table-row>
        <table:table-row table:style-name="ro1">
          <table:table-cell office:value-type="string">
            <text:p>sports</text:p>
          </table:table-cell>
          <table:table-cell office:value-type="float" office:value="0.922222">
            <text:p>0.922222</text:p>
          </table:table-cell>
          <table:table-cell office:value-type="float" office:value="0.291811">
            <text:p>0.291811</text:p>
          </table:table-cell>
        </table:table-row>
        <table:table-row table:style-name="ro1">
          <table:table-cell office:value-type="string">
            <text:p>hiking</text:p>
          </table:table-cell>
          <table:table-cell office:value-type="float" office:value="0.907879">
            <text:p>0.907879</text:p>
          </table:table-cell>
          <table:table-cell office:value-type="float" office:value="0.292798">
            <text:p>0.292798</text:p>
          </table:table-cell>
        </table:table-row>
        <table:table-row table:style-name="ro1">
          <table:table-cell office:value-type="string">
            <text:p>politics</text:p>
          </table:table-cell>
          <table:table-cell office:value-type="float" office:value="0.912727">
            <text:p>0.912727</text:p>
          </table:table-cell>
          <table:table-cell office:value-type="float" office:value="0.294724">
            <text:p>0.294724</text:p>
          </table:table-cell>
        </table:table-row>
        <table:table-row table:style-name="ro1">
          <table:table-cell office:value-type="string">
            <text:p>philosophy</text:p>
          </table:table-cell>
          <table:table-cell office:value-type="float" office:value="0.909293">
            <text:p>0.909293</text:p>
          </table:table-cell>
          <table:table-cell office:value-type="float" office:value="0.296773">
            <text:p>0.296773</text:p>
          </table:table-cell>
        </table:table-row>
        <table:table-row table:style-name="ro1">
          <table:table-cell office:value-type="string">
            <text:p>hurtcomfort</text:p>
          </table:table-cell>
          <table:table-cell office:value-type="float" office:value="0.898788">
            <text:p>0.898788</text:p>
          </table:table-cell>
          <table:table-cell office:value-type="float" office:value="0.298056">
            <text:p>0.298056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float" office:value="0.920808">
            <text:p>0.920808</text:p>
          </table:table-cell>
          <table:table-cell office:value-type="float" office:value="0.298842">
            <text:p>0.298842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float" office:value="0.919798">
            <text:p>0.919798</text:p>
          </table:table-cell>
          <table:table-cell office:value-type="float" office:value="0.29906">
            <text:p>0.29906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0.949697">
            <text:p>0.949697</text:p>
          </table:table-cell>
          <table:table-cell office:value-type="float" office:value="0.300994">
            <text:p>0.300994</text:p>
          </table:table-cell>
        </table:table-row>
        <table:table-row table:style-name="ro1">
          <table:table-cell office:value-type="string">
            <text:p>angst</text:p>
          </table:table-cell>
          <table:table-cell office:value-type="float" office:value="0.879798">
            <text:p>0.879798</text:p>
          </table:table-cell>
          <table:table-cell office:value-type="float" office:value="0.301096">
            <text:p>0.301096</text:p>
          </table:table-cell>
        </table:table-row>
        <table:table-row table:style-name="ro1">
          <table:table-cell office:value-type="string">
            <text:p>furniture</text:p>
          </table:table-cell>
          <table:table-cell office:value-type="float" office:value="0.875758">
            <text:p>0.875758</text:p>
          </table:table-cell>
          <table:table-cell office:value-type="float" office:value="0.301789">
            <text:p>0.301789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float" office:value="0.911111">
            <text:p>0.911111</text:p>
          </table:table-cell>
          <table:table-cell office:value-type="float" office:value="0.303045">
            <text:p>0.303045</text:p>
          </table:table-cell>
        </table:table-row>
        <table:table-row table:style-name="ro1">
          <table:table-cell office:value-type="string">
            <text:p>math</text:p>
          </table:table-cell>
          <table:table-cell office:value-type="float" office:value="0.931111">
            <text:p>0.931111</text:p>
          </table:table-cell>
          <table:table-cell office:value-type="float" office:value="0.304158">
            <text:p>0.304158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0.990505">
            <text:p>0.990505</text:p>
          </table:table-cell>
          <table:table-cell office:value-type="float" office:value="0.304343">
            <text:p>0.304343</text:p>
          </table:table-cell>
        </table:table-row>
        <table:table-row table:style-name="ro1">
          <table:table-cell office:value-type="string">
            <text:p>television</text:p>
          </table:table-cell>
          <table:table-cell office:value-type="float" office:value="0.971111">
            <text:p>0.971111</text:p>
          </table:table-cell>
          <table:table-cell office:value-type="float" office:value="0.305629">
            <text:p>0.305629</text:p>
          </table:table-cell>
        </table:table-row>
        <table:table-row table:style-name="ro1">
          <table:table-cell office:value-type="string">
            <text:p>espaa</text:p>
          </table:table-cell>
          <table:table-cell office:value-type="float" office:value="0.963434">
            <text:p>0.963434</text:p>
          </table:table-cell>
          <table:table-cell office:value-type="float" office:value="0.30676">
            <text:p>0.30676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.968485">
            <text:p>0.968485</text:p>
          </table:table-cell>
          <table:table-cell office:value-type="float" office:value="0.307338">
            <text:p>0.30733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0.98404">
            <text:p>0.98404</text:p>
          </table:table-cell>
          <table:table-cell office:value-type="float" office:value="0.309578">
            <text:p>0.309578</text:p>
          </table:table-cell>
        </table:table-row>
        <table:table-row table:style-name="ro1">
          <table:table-cell office:value-type="string">
            <text:p>dictionary</text:p>
          </table:table-cell>
          <table:table-cell office:value-type="float" office:value="0.934949">
            <text:p>0.934949</text:p>
          </table:table-cell>
          <table:table-cell office:value-type="float" office:value="0.315783">
            <text:p>0.315783</text:p>
          </table:table-cell>
        </table:table-row>
        <table:table-row table:style-name="ro1">
          <table:table-cell office:value-type="string">
            <text:p>sewing</text:p>
          </table:table-cell>
          <table:table-cell office:value-type="float" office:value="0.902222">
            <text:p>0.902222</text:p>
          </table:table-cell>
          <table:table-cell office:value-type="float" office:value="0.315968">
            <text:p>0.315968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float" office:value="0.896364">
            <text:p>0.896364</text:p>
          </table:table-cell>
          <table:table-cell office:value-type="float" office:value="0.320548">
            <text:p>0.320548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float" office:value="0.94202">
            <text:p>0.94202</text:p>
          </table:table-cell>
          <table:table-cell office:value-type="float" office:value="0.324376">
            <text:p>0.324376</text:p>
          </table:table-cell>
        </table:table-row>
        <table:table-row table:style-name="ro1">
          <table:table-cell office:value-type="string">
            <text:p>gen</text:p>
          </table:table-cell>
          <table:table-cell office:value-type="float" office:value="0.898586">
            <text:p>0.898586</text:p>
          </table:table-cell>
          <table:table-cell office:value-type="float" office:value="0.326066">
            <text:p>0.326066</text:p>
          </table:table-cell>
        </table:table-row>
        <table:table-row table:style-name="ro1">
          <table:table-cell office:value-type="string">
            <text:p>asian</text:p>
          </table:table-cell>
          <table:table-cell office:value-type="float" office:value="0.898182">
            <text:p>0.898182</text:p>
          </table:table-cell>
          <table:table-cell office:value-type="float" office:value="0.331045">
            <text:p>0.331045</text:p>
          </table:table-cell>
        </table:table-row>
        <table:table-row table:style-name="ro1">
          <table:table-cell office:value-type="string">
            <text:p>crossover</text:p>
          </table:table-cell>
          <table:table-cell office:value-type="float" office:value="0.921212">
            <text:p>0.921212</text:p>
          </table:table-cell>
          <table:table-cell office:value-type="float" office:value="0.331421">
            <text:p>0.331421</text:p>
          </table:table-cell>
        </table:table-row>
        <table:table-row table:style-name="ro1">
          <table:table-cell office:value-type="string">
            <text:p>recipe</text:p>
          </table:table-cell>
          <table:table-cell office:value-type="float" office:value="0.899798">
            <text:p>0.899798</text:p>
          </table:table-cell>
          <table:table-cell office:value-type="float" office:value="0.34242">
            <text:p>0.34242</text:p>
          </table:table-cell>
        </table:table-row>
        <table:table-row table:style-name="ro1">
          <table:table-cell office:value-type="string">
            <text:p>brasil</text:p>
          </table:table-cell>
          <table:table-cell office:value-type="float" office:value="0.999596">
            <text:p>0.999596</text:p>
          </table:table-cell>
          <table:table-cell office:value-type="float" office:value="0.346435">
            <text:p>0.346435</text:p>
          </table:table-cell>
        </table:table-row>
        <table:table-row table:style-name="ro1">
          <table:table-cell office:value-type="string">
            <text:p>vegan</text:p>
          </table:table-cell>
          <table:table-cell office:value-type="float" office:value="0.924646">
            <text:p>0.924646</text:p>
          </table:table-cell>
          <table:table-cell office:value-type="float" office:value="0.352138">
            <text:p>0.352138</text:p>
          </table:table-cell>
        </table:table-row>
        <table:table-row table:style-name="ro1">
          <table:table-cell office:value-type="string">
            <text:p>cooking</text:p>
          </table:table-cell>
          <table:table-cell office:value-type="float" office:value="0.954141">
            <text:p>0.954141</text:p>
          </table:table-cell>
          <table:table-cell office:value-type="float" office:value="0.359">
            <text:p>0.359</text:p>
          </table:table-cell>
        </table:table-row>
        <table:table-row table:style-name="ro1">
          <table:table-cell office:value-type="string">
            <text:p>plants</text:p>
          </table:table-cell>
          <table:table-cell office:value-type="float" office:value="0.98404">
            <text:p>0.98404</text:p>
          </table:table-cell>
          <table:table-cell office:value-type="float" office:value="0.364461">
            <text:p>0.364461</text:p>
          </table:table-cell>
        </table:table-row>
        <table:table-row table:style-name="ro1">
          <table:table-cell office:value-type="string">
            <text:p>stevedanny</text:p>
          </table:table-cell>
          <table:table-cell office:value-type="float" office:value="0.932525">
            <text:p>0.932525</text:p>
          </table:table-cell>
          <table:table-cell office:value-type="float" office:value="0.366109">
            <text:p>0.366109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float" office:value="0.950909">
            <text:p>0.950909</text:p>
          </table:table-cell>
          <table:table-cell office:value-type="float" office:value="0.367249">
            <text:p>0.367249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float" office:value="0.98404">
            <text:p>0.98404</text:p>
          </table:table-cell>
          <table:table-cell office:value-type="float" office:value="0.373559">
            <text:p>0.373559</text:p>
          </table:table-cell>
        </table:table-row>
        <table:table-row table:style-name="ro1">
          <table:table-cell office:value-type="string">
            <text:p>gardening</text:p>
          </table:table-cell>
          <table:table-cell office:value-type="float" office:value="0.983636">
            <text:p>0.983636</text:p>
          </table:table-cell>
          <table:table-cell office:value-type="float" office:value="0.374859">
            <text:p>0.374859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float" office:value="0.955152">
            <text:p>0.955152</text:p>
          </table:table-cell>
          <table:table-cell office:value-type="float" office:value="0.374937">
            <text:p>0.374937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float" office:value="0.886667">
            <text:p>0.886667</text:p>
          </table:table-cell>
          <table:table-cell office:value-type="float" office:value="0.377357">
            <text:p>0.377357</text:p>
          </table:table-cell>
        </table:table-row>
        <table:table-row table:style-name="ro1">
          <table:table-cell office:value-type="string">
            <text:p>church</text:p>
          </table:table-cell>
          <table:table-cell office:value-type="float" office:value="0.966667">
            <text:p>0.966667</text:p>
          </table:table-cell>
          <table:table-cell office:value-type="float" office:value="0.378224">
            <text:p>0.378224</text:p>
          </table:table-cell>
        </table:table-row>
        <table:table-row table:style-name="ro1">
          <table:table-cell office:value-type="string">
            <text:p>supernatural</text:p>
          </table:table-cell>
          <table:table-cell office:value-type="float" office:value="0.867475">
            <text:p>0.867475</text:p>
          </table:table-cell>
          <table:table-cell office:value-type="float" office:value="0.378612">
            <text:p>0.378612</text:p>
          </table:table-cell>
        </table:table-row>
        <table:table-row table:style-name="ro1">
          <table:table-cell office:value-type="string">
            <text:p>baking</text:p>
          </table:table-cell>
          <table:table-cell office:value-type="float" office:value="0.888485">
            <text:p>0.888485</text:p>
          </table:table-cell>
          <table:table-cell office:value-type="float" office:value="0.381121">
            <text:p>0.381121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float" office:value="0.985455">
            <text:p>0.985455</text:p>
          </table:table-cell>
          <table:table-cell office:value-type="float" office:value="0.382885">
            <text:p>0.382885</text:p>
          </table:table-cell>
        </table:table-row>
        <table:table-row table:style-name="ro1">
          <table:table-cell office:value-type="string">
            <text:p>schmoop</text:p>
          </table:table-cell>
          <table:table-cell office:value-type="float" office:value="0.926667">
            <text:p>0.926667</text:p>
          </table:table-cell>
          <table:table-cell office:value-type="float" office:value="0.38658">
            <text:p>0.38658</text:p>
          </table:table-cell>
        </table:table-row>
        <table:table-row table:style-name="ro1">
          <table:table-cell office:value-type="string">
            <text:p>sherlockjohn</text:p>
          </table:table-cell>
          <table:table-cell office:value-type="float" office:value="0.911111">
            <text:p>0.911111</text:p>
          </table:table-cell>
          <table:table-cell office:value-type="float" office:value="0.387363">
            <text:p>0.387363</text:p>
          </table:table-cell>
        </table:table-row>
        <table:table-row table:style-name="ro1">
          <table:table-cell office:value-type="string">
            <text:p>doctorwho</text:p>
          </table:table-cell>
          <table:table-cell office:value-type="float" office:value="0.939596">
            <text:p>0.939596</text:p>
          </table:table-cell>
          <table:table-cell office:value-type="float" office:value="0.389487">
            <text:p>0.389487</text:p>
          </table:table-cell>
        </table:table-row>
        <table:table-row table:style-name="ro1">
          <table:table-cell office:value-type="string">
            <text:p>cars</text:p>
          </table:table-cell>
          <table:table-cell office:value-type="float" office:value="0.990303">
            <text:p>0.990303</text:p>
          </table:table-cell>
          <table:table-cell office:value-type="float" office:value="0.38983">
            <text:p>0.38983</text:p>
          </table:table-cell>
        </table:table-row>
        <table:table-row table:style-name="ro1">
          <table:table-cell office:value-type="string">
            <text:p>nutrition</text:p>
          </table:table-cell>
          <table:table-cell office:value-type="float" office:value="0.974747">
            <text:p>0.974747</text:p>
          </table:table-cell>
          <table:table-cell office:value-type="float" office:value="0.39008">
            <text:p>0.39008</text:p>
          </table:table-cell>
        </table:table-row>
        <table:table-row table:style-name="ro1">
          <table:table-cell office:value-type="string">
            <text:p>sherlock</text:p>
          </table:table-cell>
          <table:table-cell office:value-type="float" office:value="0.911313">
            <text:p>0.911313</text:p>
          </table:table-cell>
          <table:table-cell office:value-type="float" office:value="0.39023">
            <text:p>0.39023</text:p>
          </table:table-cell>
        </table:table-row>
        <table:table-row table:style-name="ro1">
          <table:table-cell office:value-type="string">
            <text:p>fandomsherlock</text:p>
          </table:table-cell>
          <table:table-cell office:value-type="float" office:value="0.913333">
            <text:p>0.913333</text:p>
          </table:table-cell>
          <table:table-cell office:value-type="float" office:value="0.391357">
            <text:p>0.391357</text:p>
          </table:table-cell>
        </table:table-row>
        <table:table-row table:style-name="ro1">
          <table:table-cell office:value-type="string">
            <text:p>diet</text:p>
          </table:table-cell>
          <table:table-cell office:value-type="float" office:value="0.964848">
            <text:p>0.964848</text:p>
          </table:table-cell>
          <table:table-cell office:value-type="float" office:value="0.392864">
            <text:p>0.392864</text:p>
          </table:table-cell>
        </table:table-row>
        <table:table-row table:style-name="ro1">
          <table:table-cell office:value-type="string">
            <text:p>bible</text:p>
          </table:table-cell>
          <table:table-cell office:value-type="float" office:value="0.974545">
            <text:p>0.974545</text:p>
          </table:table-cell>
          <table:table-cell office:value-type="float" office:value="0.395645">
            <text:p>0.395645</text:p>
          </table:table-cell>
        </table:table-row>
        <table:table-row table:style-name="ro1">
          <table:table-cell office:value-type="string">
            <text:p>christian</text:p>
          </table:table-cell>
          <table:table-cell office:value-type="float" office:value="0.98202">
            <text:p>0.98202</text:p>
          </table:table-cell>
          <table:table-cell office:value-type="float" office:value="0.397812">
            <text:p>0.397812</text:p>
          </table:table-cell>
        </table:table-row>
        <table:table-row table:style-name="ro1">
          <table:table-cell office:value-type="string">
            <text:p>healthcare</text:p>
          </table:table-cell>
          <table:table-cell office:value-type="float" office:value="1">
            <text:p>1</text:p>
          </table:table-cell>
          <table:table-cell office:value-type="float" office:value="0.405305">
            <text:p>0.405305</text:p>
          </table:table-cell>
        </table:table-row>
        <table:table-row table:style-name="ro1">
          <table:table-cell office:value-type="string">
            <text:p>christianity</text:p>
          </table:table-cell>
          <table:table-cell office:value-type="float" office:value="0.985657">
            <text:p>0.985657</text:p>
          </table:table-cell>
          <table:table-cell office:value-type="float" office:value="0.410206">
            <text:p>0.410206</text:p>
          </table:table-cell>
        </table:table-row>
        <table:table-row table:style-name="ro1">
          <table:table-cell office:value-type="string">
            <text:p>cheese</text:p>
          </table:table-cell>
          <table:table-cell office:value-type="float" office:value="0.922222">
            <text:p>0.922222</text:p>
          </table:table-cell>
          <table:table-cell office:value-type="float" office:value="0.411747">
            <text:p>0.411747</text:p>
          </table:table-cell>
        </table:table-row>
        <table:table-row table:style-name="ro1">
          <table:table-cell office:value-type="string">
            <text:p>medicine</text:p>
          </table:table-cell>
          <table:table-cell office:value-type="float" office:value="0.995556">
            <text:p>0.995556</text:p>
          </table:table-cell>
          <table:table-cell office:value-type="float" office:value="0.416137">
            <text:p>0.416137</text:p>
          </table:table-cell>
        </table:table-row>
        <table:table-row table:style-name="ro1">
          <table:table-cell office:value-type="string">
            <text:p>cookies</text:p>
          </table:table-cell>
          <table:table-cell office:value-type="float" office:value="0.969899">
            <text:p>0.969899</text:p>
          </table:table-cell>
          <table:table-cell office:value-type="float" office:value="0.420908">
            <text:p>0.420908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float" office:value="0.998384">
            <text:p>0.998384</text:p>
          </table:table-cell>
          <table:table-cell office:value-type="float" office:value="0.425201">
            <text:p>0.425201</text:p>
          </table:table-cell>
        </table:table-row>
        <table:table-row table:style-name="ro1">
          <table:table-cell office:value-type="string">
            <text:p>fandomsupernatural</text:p>
          </table:table-cell>
          <table:table-cell office:value-type="float" office:value="0.931515">
            <text:p>0.931515</text:p>
          </table:table-cell>
          <table:table-cell office:value-type="float" office:value="0.427121">
            <text:p>0.427121</text:p>
          </table:table-cell>
        </table:table-row>
        <table:table-row table:style-name="ro1">
          <table:table-cell office:value-type="string">
            <text:p>kink</text:p>
          </table:table-cell>
          <table:table-cell office:value-type="float" office:value="0.968889">
            <text:p>0.968889</text:p>
          </table:table-cell>
          <table:table-cell office:value-type="float" office:value="0.432046">
            <text:p>0.432046</text:p>
          </table:table-cell>
        </table:table-row>
        <table:table-row table:style-name="ro1">
          <table:table-cell office:value-type="string">
            <text:p>pwp</text:p>
          </table:table-cell>
          <table:table-cell office:value-type="float" office:value="0.959798">
            <text:p>0.959798</text:p>
          </table:table-cell>
          <table:table-cell office:value-type="float" office:value="0.43976">
            <text:p>0.43976</text:p>
          </table:table-cell>
        </table:table-row>
        <table:table-row table:style-name="ro1">
          <table:table-cell office:value-type="string">
            <text:p>deancastiel</text:p>
          </table:table-cell>
          <table:table-cell office:value-type="float" office:value="0.968283">
            <text:p>0.968283</text:p>
          </table:table-cell>
          <table:table-cell office:value-type="float" office:value="0.43989">
            <text:p>0.43989</text:p>
          </table:table-cell>
        </table:table-row>
        <table:table-row table:style-name="ro1">
          <table:table-cell office:value-type="string">
            <text:p>mexican</text:p>
          </table:table-cell>
          <table:table-cell office:value-type="float" office:value="0.985051">
            <text:p>0.985051</text:p>
          </table:table-cell>
          <table:table-cell office:value-type="float" office:value="0.445658">
            <text:p>0.445658</text:p>
          </table:table-cell>
        </table:table-row>
        <table:table-row table:style-name="ro1">
          <table:table-cell office:value-type="string">
            <text:p>bandslash</text:p>
          </table:table-cell>
          <table:table-cell office:value-type="float" office:value="0.833535">
            <text:p>0.833535</text:p>
          </table:table-cell>
          <table:table-cell office:value-type="float" office:value="0.452625">
            <text:p>0.452625</text:p>
          </table:table-cell>
        </table:table-row>
        <table:table-row table:style-name="ro1">
          <table:table-cell office:value-type="string">
            <text:p>inception</text:p>
          </table:table-cell>
          <table:table-cell office:value-type="float" office:value="0.95899">
            <text:p>0.95899</text:p>
          </table:table-cell>
          <table:table-cell office:value-type="float" office:value="0.46144">
            <text:p>0.46144</text:p>
          </table:table-cell>
        </table:table-row>
        <table:table-row table:style-name="ro1">
          <table:table-cell office:value-type="string">
            <text:p>fandominception</text:p>
          </table:table-cell>
          <table:table-cell office:value-type="float" office:value="0.95798">
            <text:p>0.95798</text:p>
          </table:table-cell>
          <table:table-cell office:value-type="float" office:value="0.46156">
            <text:p>0.46156</text:p>
          </table:table-cell>
        </table:table-row>
        <table:table-row table:style-name="ro1">
          <table:table-cell office:value-type="string">
            <text:p>arthureames</text:p>
          </table:table-cell>
          <table:table-cell office:value-type="float" office:value="0.961818">
            <text:p>0.961818</text:p>
          </table:table-cell>
          <table:table-cell office:value-type="float" office:value="0.462317">
            <text:p>0.462317</text:p>
          </table:table-cell>
        </table:table-row>
        <table:table-row table:style-name="ro1">
          <table:table-cell office:value-type="string">
            <text:p>pairingarthureames</text:p>
          </table:table-cell>
          <table:table-cell office:value-type="float" office:value="0.960404">
            <text:p>0.960404</text:p>
          </table:table-cell>
          <table:table-cell office:value-type="float" office:value="0.465991">
            <text:p>0.465991</text:p>
          </table:table-cell>
        </table:table-row>
        <table:table-row table:style-name="ro1">
          <table:table-cell office:value-type="string">
            <text:p>bandom</text:p>
          </table:table-cell>
          <table:table-cell office:value-type="float" office:value="0.867677">
            <text:p>0.867677</text:p>
          </table:table-cell>
          <table:table-cell office:value-type="float" office:value="0.47071">
            <text:p>0.47071</text:p>
          </table:table-cell>
        </table:table-row>
        <table:table-row table:style-name="ro1">
          <table:table-cell office:value-type="string">
            <text:p>fob</text:p>
          </table:table-cell>
          <table:table-cell office:value-type="float" office:value="0.907071">
            <text:p>0.907071</text:p>
          </table:table-cell>
          <table:table-cell office:value-type="float" office:value="0.4728">
            <text:p>0.4728</text:p>
          </table:table-cell>
        </table:table-row>
        <table:table-row table:style-name="ro1">
          <table:table-cell office:value-type="string">
            <text:p>wincest</text:p>
          </table:table-cell>
          <table:table-cell office:value-type="float" office:value="0.973131">
            <text:p>0.973131</text:p>
          </table:table-cell>
          <table:table-cell office:value-type="float" office:value="0.478028">
            <text:p>0.478028</text:p>
          </table:table-cell>
        </table:table-row>
        <table:table-row table:style-name="ro1">
          <table:table-cell office:value-type="string">
            <text:p>dinner</text:p>
          </table:table-cell>
          <table:table-cell office:value-type="float" office:value="0.989495">
            <text:p>0.989495</text:p>
          </table:table-cell>
          <table:table-cell office:value-type="float" office:value="0.484862">
            <text:p>0.484862</text:p>
          </table:table-cell>
        </table:table-row>
        <table:table-row table:style-name="ro1">
          <table:table-cell office:value-type="string">
            <text:p>samdean</text:p>
          </table:table-cell>
          <table:table-cell office:value-type="float" office:value="0.981818">
            <text:p>0.981818</text:p>
          </table:table-cell>
          <table:table-cell office:value-type="float" office:value="0.488924">
            <text:p>0.488924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float" office:value="0.98303">
            <text:p>0.98303</text:p>
          </table:table-cell>
          <table:table-cell office:value-type="float" office:value="0.499997">
            <text:p>0.499997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0.980202">
            <text:p>0.980202</text:p>
          </table:table-cell>
          <table:table-cell office:value-type="float" office:value="0.500322">
            <text:p>0.500322</text:p>
          </table:table-cell>
        </table:table-row>
        <table:table-row table:style-name="ro1">
          <table:table-cell office:value-type="string">
            <text:p>bread</text:p>
          </table:table-cell>
          <table:table-cell office:value-type="float" office:value="0.989899">
            <text:p>0.989899</text:p>
          </table:table-cell>
          <table:table-cell office:value-type="float" office:value="0.500591">
            <text:p>0.500591</text:p>
          </table:table-cell>
        </table:table-row>
        <table:table-row table:style-name="ro1">
          <table:table-cell office:value-type="string">
            <text:p>mckaysheppard</text:p>
          </table:table-cell>
          <table:table-cell office:value-type="float" office:value="0.977576">
            <text:p>0.977576</text:p>
          </table:table-cell>
          <table:table-cell office:value-type="float" office:value="0.500626">
            <text:p>0.500626</text:p>
          </table:table-cell>
        </table:table-row>
        <table:table-row table:style-name="ro1">
          <table:table-cell office:value-type="string">
            <text:p>breakfast</text:p>
          </table:table-cell>
          <table:table-cell office:value-type="float" office:value="0.992727">
            <text:p>0.992727</text:p>
          </table:table-cell>
          <table:table-cell office:value-type="float" office:value="0.516936">
            <text:p>0.516936</text:p>
          </table:table-cell>
        </table:table-row>
        <table:table-row table:style-name="ro1">
          <table:table-cell office:value-type="string">
            <text:p>sga</text:p>
          </table:table-cell>
          <table:table-cell office:value-type="float" office:value="0.984444">
            <text:p>0.984444</text:p>
          </table:table-cell>
          <table:table-cell office:value-type="float" office:value="0.518541">
            <text:p>0.518541</text:p>
          </table:table-cell>
        </table:table-row>
        <table:table-row table:style-name="ro1">
          <table:table-cell office:value-type="string">
            <text:p>harrypotter</text:p>
          </table:table-cell>
          <table:table-cell office:value-type="float" office:value="0.982828">
            <text:p>0.982828</text:p>
          </table:table-cell>
          <table:table-cell office:value-type="float" office:value="0.520604">
            <text:p>0.520604</text:p>
          </table:table-cell>
        </table:table-row>
        <table:table-row table:style-name="ro1">
          <table:table-cell office:value-type="string">
            <text:p>chocolate</text:p>
          </table:table-cell>
          <table:table-cell office:value-type="float" office:value="0.994747">
            <text:p>0.994747</text:p>
          </table:table-cell>
          <table:table-cell office:value-type="float" office:value="0.526108">
            <text:p>0.526108</text:p>
          </table:table-cell>
        </table:table-row>
        <table:table-row table:style-name="ro1">
          <table:table-cell office:value-type="string">
            <text:p>cupcakes</text:p>
          </table:table-cell>
          <table:table-cell office:value-type="float" office:value="0.992323">
            <text:p>0.992323</text:p>
          </table:table-cell>
          <table:table-cell office:value-type="float" office:value="0.527219">
            <text:p>0.527219</text:p>
          </table:table-cell>
        </table:table-row>
        <table:table-row table:style-name="ro1">
          <table:table-cell office:value-type="string">
            <text:p>vegetarian</text:p>
          </table:table-cell>
          <table:table-cell office:value-type="float" office:value="0.988081">
            <text:p>0.988081</text:p>
          </table:table-cell>
          <table:table-cell office:value-type="float" office:value="0.527603">
            <text:p>0.527603</text:p>
          </table:table-cell>
        </table:table-row>
        <table:table-row table:style-name="ro1">
          <table:table-cell office:value-type="string">
            <text:p>mcr</text:p>
          </table:table-cell>
          <table:table-cell office:value-type="float" office:value="0.984444">
            <text:p>0.984444</text:p>
          </table:table-cell>
          <table:table-cell office:value-type="float" office:value="0.530231">
            <text:p>0.530231</text:p>
          </table:table-cell>
        </table:table-row>
        <table:table-row table:style-name="ro1">
          <table:table-cell office:value-type="string">
            <text:p>pasta</text:p>
          </table:table-cell>
          <table:table-cell office:value-type="float" office:value="0.993333">
            <text:p>0.993333</text:p>
          </table:table-cell>
          <table:table-cell office:value-type="float" office:value="0.531274">
            <text:p>0.531274</text:p>
          </table:table-cell>
        </table:table-row>
        <table:table-row table:style-name="ro1">
          <table:table-cell office:value-type="string">
            <text:p>harrydraco</text:p>
          </table:table-cell>
          <table:table-cell office:value-type="float" office:value="0.986465">
            <text:p>0.986465</text:p>
          </table:table-cell>
          <table:table-cell office:value-type="float" office:value="0.538835">
            <text:p>0.538835</text:p>
          </table:table-cell>
        </table:table-row>
        <table:table-row table:style-name="ro1">
          <table:table-cell office:value-type="string">
            <text:p>educacion</text:p>
          </table:table-cell>
          <table:table-cell office:value-type="float" office:value="1">
            <text:p>1</text:p>
          </table:table-cell>
          <table:table-cell office:value-type="float" office:value="0.549117">
            <text:p>0.549117</text:p>
          </table:table-cell>
        </table:table-row>
        <table:table-row table:style-name="ro1">
          <table:table-cell office:value-type="string">
            <text:p>rps</text:p>
          </table:table-cell>
          <table:table-cell office:value-type="float" office:value="0.994949">
            <text:p>0.994949</text:p>
          </table:table-cell>
          <table:table-cell office:value-type="float" office:value="0.55091">
            <text:p>0.55091</text:p>
          </table:table-cell>
        </table:table-row>
        <table:table-row table:style-name="ro1">
          <table:table-cell office:value-type="string">
            <text:p>dessert</text:p>
          </table:table-cell>
          <table:table-cell office:value-type="float" office:value="0.995152">
            <text:p>0.995152</text:p>
          </table:table-cell>
          <table:table-cell office:value-type="float" office:value="0.553664">
            <text:p>0.553664</text:p>
          </table:table-cell>
        </table:table-row>
        <table:table-row table:style-name="ro1">
          <table:table-cell office:value-type="string">
            <text:p>tic</text:p>
          </table:table-cell>
          <table:table-cell office:value-type="float" office:value="1">
            <text:p>1</text:p>
          </table:table-cell>
          <table:table-cell office:value-type="float" office:value="0.553799">
            <text:p>0.553799</text:p>
          </table:table-cell>
        </table:table-row>
        <table:table-row table:style-name="ro1">
          <table:table-cell office:value-type="string">
            <text:p>glee</text:p>
          </table:table-cell>
          <table:table-cell office:value-type="float" office:value="0.991111">
            <text:p>0.991111</text:p>
          </table:table-cell>
          <table:table-cell office:value-type="float" office:value="0.559204">
            <text:p>0.559204</text:p>
          </table:table-cell>
        </table:table-row>
        <table:table-row table:style-name="ro1">
          <table:table-cell office:value-type="string">
            <text:p>brendonryan</text:p>
          </table:table-cell>
          <table:table-cell office:value-type="float" office:value="0.986869">
            <text:p>0.986869</text:p>
          </table:table-cell>
          <table:table-cell office:value-type="float" office:value="0.559456">
            <text:p>0.559456</text:p>
          </table:table-cell>
        </table:table-row>
        <table:table-row table:style-name="ro1">
          <table:table-cell office:value-type="string">
            <text:p>educacin</text:p>
          </table:table-cell>
          <table:table-cell office:value-type="float" office:value="1">
            <text:p>1</text:p>
          </table:table-cell>
          <table:table-cell office:value-type="float" office:value="0.559502">
            <text:p>0.559502</text:p>
          </table:table-cell>
        </table:table-row>
        <table:table-row table:style-name="ro1">
          <table:table-cell office:value-type="string">
            <text:p>kurtblaine</text:p>
          </table:table-cell>
          <table:table-cell office:value-type="float" office:value="0.993535">
            <text:p>0.993535</text:p>
          </table:table-cell>
          <table:table-cell office:value-type="float" office:value="0.559944">
            <text:p>0.559944</text:p>
          </table:table-cell>
        </table:table-row>
        <table:table-row table:style-name="ro1">
          <table:table-cell office:value-type="string">
            <text:p>fandomglee</text:p>
          </table:table-cell>
          <table:table-cell office:value-type="float" office:value="0.991919">
            <text:p>0.991919</text:p>
          </table:table-cell>
          <table:table-cell office:value-type="float" office:value="0.560221">
            <text:p>0.560221</text:p>
          </table:table-cell>
        </table:table-row>
        <table:table-row table:style-name="ro1">
          <table:table-cell office:value-type="string">
            <text:p>recursos</text:p>
          </table:table-cell>
          <table:table-cell office:value-type="float" office:value="1">
            <text:p>1</text:p>
          </table:table-cell>
          <table:table-cell office:value-type="float" office:value="0.5666">
            <text:p>0.5666</text:p>
          </table:table-cell>
        </table:table-row>
        <table:table-row table:style-name="ro1">
          <table:table-cell office:value-type="string">
            <text:p>soup</text:p>
          </table:table-cell>
          <table:table-cell office:value-type="float" office:value="0.997374">
            <text:p>0.997374</text:p>
          </table:table-cell>
          <table:table-cell office:value-type="float" office:value="0.569544">
            <text:p>0.569544</text:p>
          </table:table-cell>
        </table:table-row>
        <table:table-row table:style-name="ro1">
          <table:table-cell office:value-type="string">
            <text:p>kirkspock</text:p>
          </table:table-cell>
          <table:table-cell office:value-type="float" office:value="0.995354">
            <text:p>0.995354</text:p>
          </table:table-cell>
          <table:table-cell office:value-type="float" office:value="0.581055">
            <text:p>0.581055</text:p>
          </table:table-cell>
        </table:table-row>
        <table:table-row table:style-name="ro1">
          <table:table-cell office:value-type="string">
            <text:p>arthurmerlin</text:p>
          </table:table-cell>
          <table:table-cell office:value-type="float" office:value="0.989899">
            <text:p>0.989899</text:p>
          </table:table-cell>
          <table:table-cell office:value-type="float" office:value="0.584128">
            <text:p>0.584128</text:p>
          </table:table-cell>
        </table:table-row>
        <table:table-row table:style-name="ro1">
          <table:table-cell office:value-type="string">
            <text:p>patd</text:p>
          </table:table-cell>
          <table:table-cell office:value-type="float" office:value="0.991717">
            <text:p>0.991717</text:p>
          </table:table-cell>
          <table:table-cell office:value-type="float" office:value="0.584902">
            <text:p>0.584902</text:p>
          </table:table-cell>
        </table:table-row>
        <table:table-row table:style-name="ro1">
          <table:table-cell office:value-type="string">
            <text:p>fandommerlin</text:p>
          </table:table-cell>
          <table:table-cell office:value-type="float" office:value="0.990101">
            <text:p>0.990101</text:p>
          </table:table-cell>
          <table:table-cell office:value-type="float" office:value="0.585399">
            <text:p>0.585399</text:p>
          </table:table-cell>
        </table:table-row>
        <table:table-row table:style-name="ro1">
          <table:table-cell office:value-type="string">
            <text:p>merlinarthur</text:p>
          </table:table-cell>
          <table:table-cell office:value-type="float" office:value="0.990505">
            <text:p>0.990505</text:p>
          </table:table-cell>
          <table:table-cell office:value-type="float" office:value="0.585506">
            <text:p>0.585506</text:p>
          </table:table-cell>
        </table:table-row>
        <table:table-row table:style-name="ro1">
          <table:table-cell office:value-type="string">
            <text:p>merlin</text:p>
          </table:table-cell>
          <table:table-cell office:value-type="float" office:value="0.991111">
            <text:p>0.991111</text:p>
          </table:table-cell>
          <table:table-cell office:value-type="float" office:value="0.586222">
            <text:p>0.586222</text:p>
          </table:table-cell>
        </table:table-row>
        <table:table-row table:style-name="ro1">
          <table:table-cell office:value-type="string">
            <text:p>startrek</text:p>
          </table:table-cell>
          <table:table-cell office:value-type="float" office:value="0.997778">
            <text:p>0.997778</text:p>
          </table:table-cell>
          <table:table-cell office:value-type="float" office:value="0.587535">
            <text:p>0.587535</text:p>
          </table:table-cell>
        </table:table-row>
        <table:table-row table:style-name="ro1">
          <table:table-cell office:value-type="string">
            <text:p>jaredjensen</text:p>
          </table:table-cell>
          <table:table-cell office:value-type="float" office:value="0.996162">
            <text:p>0.996162</text:p>
          </table:table-cell>
          <table:table-cell office:value-type="float" office:value="0.609547">
            <text:p>0.609547</text:p>
          </table:table-cell>
        </table:table-row>
        <table:table-row table:style-name="ro1">
          <table:table-cell office:value-type="string">
            <text:p>salad</text:p>
          </table:table-cell>
          <table:table-cell office:value-type="float" office:value="0.999798">
            <text:p>0.999798</text:p>
          </table:table-cell>
          <table:table-cell office:value-type="float" office:value="0.63035">
            <text:p>0.63035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C10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10/31/2011</text:date>, <text:time>12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sic </meta:initial-creator>
    <meta:creation-date>2011-10-31T09:52:32</meta:creation-date>
    <dc:date>2011-10-31T12:43:13</dc:date>
    <dc:creator>basic </dc:creator>
    <meta:editing-duration>PT2H35M31S</meta:editing-duration>
    <meta:editing-cycles>2</meta:editing-cycles>
    <meta:generator>LibreOffice/3.3$Linux LibreOffice_project/330m19$Build-401</meta:generator>
    <meta:document-statistic meta:table-count="2" meta:cell-count="2946" meta:object-count="0"/>
  </office:meta>
</office:document-meta>
</file>